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17cm"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17cm"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17cm"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17cm"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17cm"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17cm"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17cm"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17cm"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17cm"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17cm"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17cm"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17cm"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17cm"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17cm"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17cm"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17cm"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17cm"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17cm"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17cm"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17cm"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17cm"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17cm"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17cm"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17cm"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17cm"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17cm"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17cm"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17cm"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17cm"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17cm"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17cm"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17cm"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17cm"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17cm"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17cm"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17cm"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17cm"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17cm"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17cm"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17cm"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17cm"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17cm"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17cm" style:rel-column-width="65535*"/>
    </style:style>
    <style:style style:name="表119.A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17cm" style:rel-column-width="65535*"/>
    </style:style>
    <style:style style:name="表120.A1" style:family="table-cell">
      <style:table-cell-properties fo:padding="0.097cm" fo:border="0.002cm solid #000000"/>
    </style:style>
    <style:style style:name="表1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17cm" style:rel-column-width="65535*"/>
    </style:style>
    <style:style style:name="表121.A1" style:family="table-cell">
      <style:table-cell-properties fo:padding="0.097cm" fo:border="0.002cm solid #000000"/>
    </style:style>
    <style:style style:name="表1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17cm" style:rel-column-width="65535*"/>
    </style:style>
    <style:style style:name="表122.A1" style:family="table-cell">
      <style:table-cell-properties fo:padding="0.097cm" fo:border="0.002cm solid #000000"/>
    </style:style>
    <style:style style:name="表1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17cm" style:rel-column-width="65535*"/>
    </style:style>
    <style:style style:name="表123.A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17cm" style:rel-column-width="65535*"/>
    </style:style>
    <style:style style:name="表124.A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17cm" style:rel-column-width="65535*"/>
    </style:style>
    <style:style style:name="表125.A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17cm" style:rel-column-width="65535*"/>
    </style:style>
    <style:style style:name="表126.A1" style:family="table-cell">
      <style:table-cell-properties fo:padding="0.097cm" fo:border="0.002cm solid #000000"/>
    </style:style>
    <style:style style:name="表1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17cm" style:rel-column-width="65535*"/>
    </style:style>
    <style:style style:name="表127.A1" style:family="table-cell">
      <style:table-cell-properties fo:padding="0.097cm" fo:border="0.002cm solid #000000"/>
    </style:style>
    <style:style style:name="表1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17cm" style:rel-column-width="65535*"/>
    </style:style>
    <style:style style:name="表128.A1" style:family="table-cell">
      <style:table-cell-properties fo:padding="0.097cm" fo:border="0.002cm solid #000000"/>
    </style:style>
    <style:style style:name="表1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17cm" style:rel-column-width="65535*"/>
    </style:style>
    <style:style style:name="表129.A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17cm" style:rel-column-width="65535*"/>
    </style:style>
    <style:style style:name="表130.A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17cm" style:rel-column-width="65535*"/>
    </style:style>
    <style:style style:name="表131.A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17cm" style:rel-column-width="65535*"/>
    </style:style>
    <style:style style:name="表132.A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17cm" style:rel-column-width="65535*"/>
    </style:style>
    <style:style style:name="表133.A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17cm" style:rel-column-width="65535*"/>
    </style:style>
    <style:style style:name="表134.A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17cm" style:rel-column-width="65535*"/>
    </style:style>
    <style:style style:name="表135.A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6" style:family="table">
      <style:table-properties style:width="17cm" table:align="margins" style:writing-mode="lr-tb"/>
    </style:style>
    <style:style style:name="表136.A" style:family="table-column">
      <style:table-column-properties style:column-width="17cm" style:rel-column-width="65535*"/>
    </style:style>
    <style:style style:name="表136.A1" style:family="table-cell">
      <style:table-cell-properties fo:padding="0.097cm" fo:border="0.002cm solid #000000"/>
    </style:style>
    <style:style style:name="表1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7" style:family="table">
      <style:table-properties style:width="17cm" table:align="margins" style:writing-mode="lr-tb"/>
    </style:style>
    <style:style style:name="表137.A" style:family="table-column">
      <style:table-column-properties style:column-width="17cm" style:rel-column-width="65535*"/>
    </style:style>
    <style:style style:name="表137.A1" style:family="table-cell">
      <style:table-cell-properties fo:padding="0.097cm" fo:border="0.002cm solid #000000"/>
    </style:style>
    <style:style style:name="表1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8" style:family="table">
      <style:table-properties style:width="17cm" table:align="margins" style:writing-mode="lr-tb"/>
    </style:style>
    <style:style style:name="表138.A" style:family="table-column">
      <style:table-column-properties style:column-width="17cm" style:rel-column-width="65535*"/>
    </style:style>
    <style:style style:name="表138.A1" style:family="table-cell">
      <style:table-cell-properties fo:padding="0.097cm" fo:border="0.002cm solid #000000"/>
    </style:style>
    <style:style style:name="表1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9" style:family="table">
      <style:table-properties style:width="17cm" table:align="margins" style:writing-mode="lr-tb"/>
    </style:style>
    <style:style style:name="表139.A" style:family="table-column">
      <style:table-column-properties style:column-width="17cm" style:rel-column-width="65535*"/>
    </style:style>
    <style:style style:name="表139.A1" style:family="table-cell">
      <style:table-cell-properties fo:padding="0.097cm" fo:border="0.002cm solid #000000"/>
    </style:style>
    <style:style style:name="表1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0" style:family="table">
      <style:table-properties style:width="17cm" table:align="margins" style:writing-mode="lr-tb"/>
    </style:style>
    <style:style style:name="表140.A" style:family="table-column">
      <style:table-column-properties style:column-width="17cm" style:rel-column-width="65535*"/>
    </style:style>
    <style:style style:name="表140.A1" style:family="table-cell">
      <style:table-cell-properties fo:padding="0.097cm" fo:border="0.002cm solid #000000"/>
    </style:style>
    <style:style style:name="表1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1" style:family="table">
      <style:table-properties style:width="17cm" table:align="margins" style:writing-mode="lr-tb"/>
    </style:style>
    <style:style style:name="表141.A" style:family="table-column">
      <style:table-column-properties style:column-width="17cm" style:rel-column-width="65535*"/>
    </style:style>
    <style:style style:name="表141.A1" style:family="table-cell">
      <style:table-cell-properties fo:padding="0.097cm" fo:border="0.002cm solid #000000"/>
    </style:style>
    <style:style style:name="表1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2" style:family="table">
      <style:table-properties style:width="17cm" table:align="margins" style:writing-mode="lr-tb"/>
    </style:style>
    <style:style style:name="表142.A" style:family="table-column">
      <style:table-column-properties style:column-width="17cm" style:rel-column-width="65535*"/>
    </style:style>
    <style:style style:name="表142.A1" style:family="table-cell">
      <style:table-cell-properties fo:padding="0.097cm" fo:border="0.002cm solid #000000"/>
    </style:style>
    <style:style style:name="表1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3" style:family="table">
      <style:table-properties style:width="17cm" table:align="margins" style:writing-mode="lr-tb"/>
    </style:style>
    <style:style style:name="表143.A" style:family="table-column">
      <style:table-column-properties style:column-width="17cm" style:rel-column-width="65535*"/>
    </style:style>
    <style:style style:name="表143.A1" style:family="table-cell">
      <style:table-cell-properties fo:padding="0.097cm" fo:border="0.002cm solid #000000"/>
    </style:style>
    <style:style style:name="表1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4" style:family="table">
      <style:table-properties style:width="17cm" table:align="margins" style:writing-mode="lr-tb"/>
    </style:style>
    <style:style style:name="表144.A" style:family="table-column">
      <style:table-column-properties style:column-width="17cm" style:rel-column-width="65535*"/>
    </style:style>
    <style:style style:name="表144.A1" style:family="table-cell">
      <style:table-cell-properties fo:padding="0.097cm" fo:border="0.002cm solid #000000"/>
    </style:style>
    <style:style style:name="表1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2" style:family="table">
      <style:table-properties style:width="17cm" table:align="margins" style:writing-mode="lr-tb"/>
    </style:style>
    <style:style style:name="表152.A" style:family="table-column">
      <style:table-column-properties style:column-width="17cm" style:rel-column-width="65535*"/>
    </style:style>
    <style:style style:name="表152.A1" style:family="table-cell">
      <style:table-cell-properties fo:padding="0.097cm" fo:border="0.002cm solid #000000"/>
    </style:style>
    <style:style style:name="表1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3" style:family="table">
      <style:table-properties style:width="17cm" table:align="margins" style:writing-mode="lr-tb"/>
    </style:style>
    <style:style style:name="表153.A" style:family="table-column">
      <style:table-column-properties style:column-width="17cm" style:rel-column-width="65535*"/>
    </style:style>
    <style:style style:name="表153.A1" style:family="table-cell">
      <style:table-cell-properties fo:padding="0.097cm" fo:border="0.002cm solid #000000"/>
    </style:style>
    <style:style style:name="表1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4" style:family="table">
      <style:table-properties style:width="17cm" table:align="margins" style:writing-mode="lr-tb"/>
    </style:style>
    <style:style style:name="表154.A" style:family="table-column">
      <style:table-column-properties style:column-width="17cm" style:rel-column-width="65535*"/>
    </style:style>
    <style:style style:name="表154.A1" style:family="table-cell">
      <style:table-cell-properties fo:padding="0.097cm" fo:border="0.002cm solid #000000"/>
    </style:style>
    <style:style style:name="表1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5" style:family="table">
      <style:table-properties style:width="17cm" table:align="margins" style:writing-mode="lr-tb"/>
    </style:style>
    <style:style style:name="表155.A" style:family="table-column">
      <style:table-column-properties style:column-width="17cm" style:rel-column-width="65535*"/>
    </style:style>
    <style:style style:name="表155.A1" style:family="table-cell">
      <style:table-cell-properties fo:padding="0.097cm" fo:border="0.002cm solid #000000"/>
    </style:style>
    <style:style style:name="表1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9" style:family="table">
      <style:table-properties style:width="17cm" table:align="margins" style:writing-mode="lr-tb"/>
    </style:style>
    <style:style style:name="表149.A" style:family="table-column">
      <style:table-column-properties style:column-width="17cm" style:rel-column-width="65535*"/>
    </style:style>
    <style:style style:name="表149.A1" style:family="table-cell">
      <style:table-cell-properties fo:padding="0.097cm" fo:border="0.002cm solid #000000"/>
    </style:style>
    <style:style style:name="表1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0" style:family="table">
      <style:table-properties style:width="17cm" table:align="margins" style:writing-mode="lr-tb"/>
    </style:style>
    <style:style style:name="表150.A" style:family="table-column">
      <style:table-column-properties style:column-width="17cm" style:rel-column-width="65535*"/>
    </style:style>
    <style:style style:name="表150.A1" style:family="table-cell">
      <style:table-cell-properties fo:padding="0.097cm" fo:border="0.002cm solid #000000"/>
    </style:style>
    <style:style style:name="表1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1" style:family="table">
      <style:table-properties style:width="17cm" table:align="margins" style:writing-mode="lr-tb"/>
    </style:style>
    <style:style style:name="表151.A" style:family="table-column">
      <style:table-column-properties style:column-width="17cm" style:rel-column-width="65535*"/>
    </style:style>
    <style:style style:name="表151.A1" style:family="table-cell">
      <style:table-cell-properties fo:padding="0.097cm" fo:border="0.002cm solid #000000"/>
    </style:style>
    <style:style style:name="表1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5" style:family="table">
      <style:table-properties style:width="17cm" table:align="margins" style:writing-mode="lr-tb"/>
    </style:style>
    <style:style style:name="表145.A" style:family="table-column">
      <style:table-column-properties style:column-width="17cm" style:rel-column-width="65535*"/>
    </style:style>
    <style:style style:name="表145.A1" style:family="table-cell">
      <style:table-cell-properties fo:padding="0.097cm" fo:border="0.002cm solid #000000"/>
    </style:style>
    <style:style style:name="表1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6" style:family="table">
      <style:table-properties style:width="17cm" table:align="margins" style:writing-mode="lr-tb"/>
    </style:style>
    <style:style style:name="表146.A" style:family="table-column">
      <style:table-column-properties style:column-width="17cm" style:rel-column-width="65535*"/>
    </style:style>
    <style:style style:name="表146.A1" style:family="table-cell">
      <style:table-cell-properties fo:padding="0.097cm" fo:border="0.002cm solid #000000"/>
    </style:style>
    <style:style style:name="表1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7" style:family="table">
      <style:table-properties style:width="17cm" table:align="margins" style:writing-mode="lr-tb"/>
    </style:style>
    <style:style style:name="表147.A" style:family="table-column">
      <style:table-column-properties style:column-width="17cm" style:rel-column-width="65535*"/>
    </style:style>
    <style:style style:name="表147.A1" style:family="table-cell">
      <style:table-cell-properties fo:padding="0.097cm" fo:border="0.002cm solid #000000"/>
    </style:style>
    <style:style style:name="表1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8" style:family="table">
      <style:table-properties style:width="17cm" table:align="margins" style:writing-mode="lr-tb"/>
    </style:style>
    <style:style style:name="表148.A" style:family="table-column">
      <style:table-column-properties style:column-width="17cm" style:rel-column-width="65535*"/>
    </style:style>
    <style:style style:name="表148.A1" style:family="table-cell">
      <style:table-cell-properties fo:padding="0.097cm" fo:border="0.002cm solid #000000"/>
    </style:style>
    <style:style style:name="表1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6" style:family="table">
      <style:table-properties style:width="17cm" table:align="margins" style:writing-mode="lr-tb"/>
    </style:style>
    <style:style style:name="表156.A" style:family="table-column">
      <style:table-column-properties style:column-width="17cm" style:rel-column-width="65535*"/>
    </style:style>
    <style:style style:name="表156.A1" style:family="table-cell">
      <style:table-cell-properties fo:padding="0.097cm" fo:border="0.002cm solid #000000"/>
    </style:style>
    <style:style style:name="表1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7" style:family="table">
      <style:table-properties style:width="17cm" table:align="margins" style:writing-mode="lr-tb"/>
    </style:style>
    <style:style style:name="表157.A" style:family="table-column">
      <style:table-column-properties style:column-width="17cm" style:rel-column-width="65535*"/>
    </style:style>
    <style:style style:name="表157.A1" style:family="table-cell">
      <style:table-cell-properties fo:padding="0.097cm" fo:border="0.002cm solid #000000"/>
    </style:style>
    <style:style style:name="表1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8" style:family="table">
      <style:table-properties style:width="17cm" table:align="margins" style:writing-mode="lr-tb"/>
    </style:style>
    <style:style style:name="表158.A" style:family="table-column">
      <style:table-column-properties style:column-width="17cm" style:rel-column-width="65535*"/>
    </style:style>
    <style:style style:name="表158.A1" style:family="table-cell">
      <style:table-cell-properties fo:padding="0.097cm" fo:border="0.002cm solid #000000"/>
    </style:style>
    <style:style style:name="表1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9" style:family="table">
      <style:table-properties style:width="17cm" table:align="margins" style:writing-mode="lr-tb"/>
    </style:style>
    <style:style style:name="表159.A" style:family="table-column">
      <style:table-column-properties style:column-width="17cm" style:rel-column-width="65535*"/>
    </style:style>
    <style:style style:name="表159.A1" style:family="table-cell">
      <style:table-cell-properties fo:padding="0.097cm" fo:border="0.002cm solid #000000"/>
    </style:style>
    <style:style style:name="表1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0" style:family="table">
      <style:table-properties style:width="17cm" table:align="margins" style:writing-mode="lr-tb"/>
    </style:style>
    <style:style style:name="表160.A" style:family="table-column">
      <style:table-column-properties style:column-width="17cm" style:rel-column-width="65535*"/>
    </style:style>
    <style:style style:name="表160.A1" style:family="table-cell">
      <style:table-cell-properties fo:padding="0.097cm" fo:border="0.002cm solid #000000"/>
    </style:style>
    <style:style style:name="表1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1" style:family="table">
      <style:table-properties style:width="17cm" table:align="margins" style:writing-mode="lr-tb"/>
    </style:style>
    <style:style style:name="表161.A" style:family="table-column">
      <style:table-column-properties style:column-width="17cm" style:rel-column-width="65535*"/>
    </style:style>
    <style:style style:name="表161.A1" style:family="table-cell">
      <style:table-cell-properties fo:padding="0.097cm" fo:border="0.002cm solid #000000"/>
    </style:style>
    <style:style style:name="表1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2" style:family="table">
      <style:table-properties style:width="17cm" table:align="margins" style:writing-mode="lr-tb"/>
    </style:style>
    <style:style style:name="表162.A" style:family="table-column">
      <style:table-column-properties style:column-width="17cm" style:rel-column-width="65535*"/>
    </style:style>
    <style:style style:name="表162.A1" style:family="table-cell">
      <style:table-cell-properties fo:padding="0.097cm" fo:border="0.002cm solid #000000"/>
    </style:style>
    <style:style style:name="表1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3" style:family="table">
      <style:table-properties style:width="17cm" table:align="margins" style:writing-mode="lr-tb"/>
    </style:style>
    <style:style style:name="表163.A" style:family="table-column">
      <style:table-column-properties style:column-width="17cm" style:rel-column-width="65535*"/>
    </style:style>
    <style:style style:name="表163.A1" style:family="table-cell">
      <style:table-cell-properties fo:padding="0.097cm" fo:border="0.002cm solid #000000"/>
    </style:style>
    <style:style style:name="表1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4" style:family="table">
      <style:table-properties style:width="17cm" table:align="margins" style:writing-mode="lr-tb"/>
    </style:style>
    <style:style style:name="表164.A" style:family="table-column">
      <style:table-column-properties style:column-width="17cm" style:rel-column-width="65535*"/>
    </style:style>
    <style:style style:name="表164.A1" style:family="table-cell">
      <style:table-cell-properties fo:padding="0.097cm" fo:border="0.002cm solid #000000"/>
    </style:style>
    <style:style style:name="表1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5" style:family="table">
      <style:table-properties style:width="17cm" table:align="margins" style:writing-mode="lr-tb"/>
    </style:style>
    <style:style style:name="表165.A" style:family="table-column">
      <style:table-column-properties style:column-width="17cm" style:rel-column-width="65535*"/>
    </style:style>
    <style:style style:name="表165.A1" style:family="table-cell">
      <style:table-cell-properties fo:padding="0.097cm" fo:border="0.002cm solid #000000"/>
    </style:style>
    <style:style style:name="表1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6" style:family="table">
      <style:table-properties style:width="17cm" table:align="margins" style:writing-mode="lr-tb"/>
    </style:style>
    <style:style style:name="表166.A" style:family="table-column">
      <style:table-column-properties style:column-width="17cm" style:rel-column-width="65535*"/>
    </style:style>
    <style:style style:name="表166.A1" style:family="table-cell">
      <style:table-cell-properties fo:padding="0.097cm" fo:border="0.002cm solid #000000"/>
    </style:style>
    <style:style style:name="表1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7" style:family="table">
      <style:table-properties style:width="17cm" table:align="margins" style:writing-mode="lr-tb"/>
    </style:style>
    <style:style style:name="表167.A" style:family="table-column">
      <style:table-column-properties style:column-width="17cm" style:rel-column-width="65535*"/>
    </style:style>
    <style:style style:name="表167.A1" style:family="table-cell">
      <style:table-cell-properties fo:padding="0.097cm" fo:border="0.002cm solid #000000"/>
    </style:style>
    <style:style style:name="表1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8" style:family="table">
      <style:table-properties style:width="17cm" table:align="margins" style:writing-mode="lr-tb"/>
    </style:style>
    <style:style style:name="表168.A" style:family="table-column">
      <style:table-column-properties style:column-width="17cm" style:rel-column-width="65535*"/>
    </style:style>
    <style:style style:name="表168.A1" style:family="table-cell">
      <style:table-cell-properties fo:padding="0.097cm" fo:border="0.002cm solid #000000"/>
    </style:style>
    <style:style style:name="表1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9" style:family="table">
      <style:table-properties style:width="17cm" table:align="margins" style:writing-mode="lr-tb"/>
    </style:style>
    <style:style style:name="表169.A" style:family="table-column">
      <style:table-column-properties style:column-width="17cm" style:rel-column-width="65535*"/>
    </style:style>
    <style:style style:name="表169.A1" style:family="table-cell">
      <style:table-cell-properties fo:padding="0.097cm" fo:border="0.002cm solid #000000"/>
    </style:style>
    <style:style style:name="表1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0" style:family="table">
      <style:table-properties style:width="17cm" table:align="margins" style:writing-mode="lr-tb"/>
    </style:style>
    <style:style style:name="表170.A" style:family="table-column">
      <style:table-column-properties style:column-width="17cm" style:rel-column-width="65535*"/>
    </style:style>
    <style:style style:name="表170.A1" style:family="table-cell">
      <style:table-cell-properties fo:padding="0.097cm" fo:border="0.002cm solid #000000"/>
    </style:style>
    <style:style style:name="表1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1" style:family="table">
      <style:table-properties style:width="17cm" table:align="margins" style:writing-mode="lr-tb"/>
    </style:style>
    <style:style style:name="表171.A" style:family="table-column">
      <style:table-column-properties style:column-width="17cm" style:rel-column-width="65535*"/>
    </style:style>
    <style:style style:name="表171.A1" style:family="table-cell">
      <style:table-cell-properties fo:padding="0.097cm" fo:border="0.002cm solid #000000"/>
    </style:style>
    <style:style style:name="表1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2" style:family="table">
      <style:table-properties style:width="17cm" table:align="margins" style:writing-mode="lr-tb"/>
    </style:style>
    <style:style style:name="表172.A" style:family="table-column">
      <style:table-column-properties style:column-width="17cm" style:rel-column-width="65535*"/>
    </style:style>
    <style:style style:name="表172.A1" style:family="table-cell">
      <style:table-cell-properties fo:padding="0.097cm" fo:border="0.002cm solid #000000"/>
    </style:style>
    <style:style style:name="表1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3" style:family="table">
      <style:table-properties style:width="17cm" table:align="margins" style:writing-mode="lr-tb"/>
    </style:style>
    <style:style style:name="表173.A" style:family="table-column">
      <style:table-column-properties style:column-width="17cm" style:rel-column-width="65535*"/>
    </style:style>
    <style:style style:name="表173.A1" style:family="table-cell">
      <style:table-cell-properties fo:padding="0.097cm" fo:border="0.002cm solid #000000"/>
    </style:style>
    <style:style style:name="表1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4" style:family="table">
      <style:table-properties style:width="17cm" table:align="margins" style:writing-mode="lr-tb"/>
    </style:style>
    <style:style style:name="表174.A" style:family="table-column">
      <style:table-column-properties style:column-width="17cm" style:rel-column-width="65535*"/>
    </style:style>
    <style:style style:name="表174.A1" style:family="table-cell">
      <style:table-cell-properties fo:padding="0.097cm" fo:border="0.002cm solid #000000"/>
    </style:style>
    <style:style style:name="表1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5" style:family="table">
      <style:table-properties style:width="17cm" table:align="margins" style:writing-mode="lr-tb"/>
    </style:style>
    <style:style style:name="表175.A" style:family="table-column">
      <style:table-column-properties style:column-width="17cm" style:rel-column-width="65535*"/>
    </style:style>
    <style:style style:name="表175.A1" style:family="table-cell">
      <style:table-cell-properties fo:padding="0.097cm" fo:border="0.002cm solid #000000"/>
    </style:style>
    <style:style style:name="表1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6" style:family="table">
      <style:table-properties style:width="17cm" table:align="margins" style:writing-mode="lr-tb"/>
    </style:style>
    <style:style style:name="表176.A" style:family="table-column">
      <style:table-column-properties style:column-width="17cm" style:rel-column-width="65535*"/>
    </style:style>
    <style:style style:name="表176.A1" style:family="table-cell">
      <style:table-cell-properties fo:padding="0.097cm" fo:border="0.002cm solid #000000"/>
    </style:style>
    <style:style style:name="表1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7" style:family="table">
      <style:table-properties style:width="17cm" table:align="margins" style:writing-mode="lr-tb"/>
    </style:style>
    <style:style style:name="表177.A" style:family="table-column">
      <style:table-column-properties style:column-width="17cm" style:rel-column-width="65535*"/>
    </style:style>
    <style:style style:name="表177.A1" style:family="table-cell">
      <style:table-cell-properties fo:padding="0.097cm" fo:border="0.002cm solid #000000"/>
    </style:style>
    <style:style style:name="表1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8" style:family="table">
      <style:table-properties style:width="17cm" table:align="margins" style:writing-mode="lr-tb"/>
    </style:style>
    <style:style style:name="表178.A" style:family="table-column">
      <style:table-column-properties style:column-width="17cm" style:rel-column-width="65535*"/>
    </style:style>
    <style:style style:name="表178.A1" style:family="table-cell">
      <style:table-cell-properties fo:padding="0.097cm" fo:border="0.002cm solid #000000"/>
    </style:style>
    <style:style style:name="表1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9" style:family="table">
      <style:table-properties style:width="17cm" table:align="margins" style:writing-mode="lr-tb"/>
    </style:style>
    <style:style style:name="表179.A" style:family="table-column">
      <style:table-column-properties style:column-width="17cm" style:rel-column-width="65535*"/>
    </style:style>
    <style:style style:name="表179.A1" style:family="table-cell">
      <style:table-cell-properties fo:padding="0.097cm" fo:border="0.002cm solid #000000"/>
    </style:style>
    <style:style style:name="表1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0" style:family="table">
      <style:table-properties style:width="17cm" table:align="margins" style:writing-mode="lr-tb"/>
    </style:style>
    <style:style style:name="表180.A" style:family="table-column">
      <style:table-column-properties style:column-width="17cm" style:rel-column-width="65535*"/>
    </style:style>
    <style:style style:name="表180.A1" style:family="table-cell">
      <style:table-cell-properties fo:padding="0.097cm" fo:border="0.002cm solid #000000"/>
    </style:style>
    <style:style style:name="表1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1" style:family="table">
      <style:table-properties style:width="17cm" table:align="margins" style:writing-mode="lr-tb"/>
    </style:style>
    <style:style style:name="表181.A" style:family="table-column">
      <style:table-column-properties style:column-width="17cm" style:rel-column-width="65535*"/>
    </style:style>
    <style:style style:name="表181.A1" style:family="table-cell">
      <style:table-cell-properties fo:padding="0.097cm" fo:border="0.002cm solid #000000"/>
    </style:style>
    <style:style style:name="表1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2" style:family="table">
      <style:table-properties style:width="17cm" table:align="margins" style:writing-mode="lr-tb"/>
    </style:style>
    <style:style style:name="表182.A" style:family="table-column">
      <style:table-column-properties style:column-width="17cm" style:rel-column-width="65535*"/>
    </style:style>
    <style:style style:name="表182.A1" style:family="table-cell">
      <style:table-cell-properties fo:padding="0.097cm" fo:border="0.002cm solid #000000"/>
    </style:style>
    <style:style style:name="表1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3" style:family="table">
      <style:table-properties style:width="17cm" table:align="margins" style:writing-mode="lr-tb"/>
    </style:style>
    <style:style style:name="表183.A" style:family="table-column">
      <style:table-column-properties style:column-width="17cm" style:rel-column-width="65535*"/>
    </style:style>
    <style:style style:name="表183.A1" style:family="table-cell">
      <style:table-cell-properties fo:padding="0.097cm" fo:border="0.002cm solid #000000"/>
    </style:style>
    <style:style style:name="表1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4" style:family="table">
      <style:table-properties style:width="17cm" table:align="margins" style:writing-mode="lr-tb"/>
    </style:style>
    <style:style style:name="表184.A" style:family="table-column">
      <style:table-column-properties style:column-width="17cm" style:rel-column-width="65535*"/>
    </style:style>
    <style:style style:name="表184.A1" style:family="table-cell">
      <style:table-cell-properties fo:padding="0.097cm" fo:border="0.002cm solid #000000"/>
    </style:style>
    <style:style style:name="表1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5" style:family="table">
      <style:table-properties style:width="17cm" table:align="margins" style:writing-mode="lr-tb"/>
    </style:style>
    <style:style style:name="表185.A" style:family="table-column">
      <style:table-column-properties style:column-width="17cm" style:rel-column-width="65535*"/>
    </style:style>
    <style:style style:name="表185.A1" style:family="table-cell">
      <style:table-cell-properties fo:padding="0.097cm" fo:border="0.002cm solid #000000"/>
    </style:style>
    <style:style style:name="表1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6" style:family="table">
      <style:table-properties style:width="17cm" table:align="margins" style:writing-mode="lr-tb"/>
    </style:style>
    <style:style style:name="表186.A" style:family="table-column">
      <style:table-column-properties style:column-width="17cm" style:rel-column-width="65535*"/>
    </style:style>
    <style:style style:name="表186.A1" style:family="table-cell">
      <style:table-cell-properties fo:padding="0.097cm" fo:border="0.002cm solid #000000"/>
    </style:style>
    <style:style style:name="表1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8" style:family="table">
      <style:table-properties style:width="17cm" table:align="margins" style:writing-mode="lr-tb"/>
    </style:style>
    <style:style style:name="表188.A" style:family="table-column">
      <style:table-column-properties style:column-width="17cm" style:rel-column-width="65535*"/>
    </style:style>
    <style:style style:name="表188.A1" style:family="table-cell">
      <style:table-cell-properties fo:padding="0.097cm" fo:border="0.002cm solid #000000"/>
    </style:style>
    <style:style style:name="表1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9" style:family="table">
      <style:table-properties style:width="17cm" table:align="margins" style:writing-mode="lr-tb"/>
    </style:style>
    <style:style style:name="表189.A" style:family="table-column">
      <style:table-column-properties style:column-width="17cm" style:rel-column-width="65535*"/>
    </style:style>
    <style:style style:name="表189.A1" style:family="table-cell">
      <style:table-cell-properties fo:padding="0.097cm" fo:border="0.002cm solid #000000"/>
    </style:style>
    <style:style style:name="表1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0" style:family="table">
      <style:table-properties style:width="17cm" table:align="margins" style:writing-mode="lr-tb"/>
    </style:style>
    <style:style style:name="表190.A" style:family="table-column">
      <style:table-column-properties style:column-width="17cm" style:rel-column-width="65535*"/>
    </style:style>
    <style:style style:name="表190.A1" style:family="table-cell">
      <style:table-cell-properties fo:padding="0.097cm" fo:border="0.002cm solid #000000"/>
    </style:style>
    <style:style style:name="表1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1" style:family="table">
      <style:table-properties style:width="17cm" table:align="margins" style:writing-mode="lr-tb"/>
    </style:style>
    <style:style style:name="表191.A" style:family="table-column">
      <style:table-column-properties style:column-width="17cm" style:rel-column-width="65535*"/>
    </style:style>
    <style:style style:name="表191.A1" style:family="table-cell">
      <style:table-cell-properties fo:padding="0.097cm" fo:border="0.002cm solid #000000"/>
    </style:style>
    <style:style style:name="表1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2" style:family="table">
      <style:table-properties style:width="17cm" table:align="margins" style:writing-mode="lr-tb"/>
    </style:style>
    <style:style style:name="表192.A" style:family="table-column">
      <style:table-column-properties style:column-width="17cm" style:rel-column-width="65535*"/>
    </style:style>
    <style:style style:name="表192.A1" style:family="table-cell">
      <style:table-cell-properties fo:padding="0.097cm" fo:border="0.002cm solid #000000"/>
    </style:style>
    <style:style style:name="表1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3" style:family="table">
      <style:table-properties style:width="17cm" table:align="margins" style:writing-mode="lr-tb"/>
    </style:style>
    <style:style style:name="表193.A" style:family="table-column">
      <style:table-column-properties style:column-width="17cm" style:rel-column-width="65535*"/>
    </style:style>
    <style:style style:name="表193.A1" style:family="table-cell">
      <style:table-cell-properties fo:padding="0.097cm" fo:border="0.002cm solid #000000"/>
    </style:style>
    <style:style style:name="表1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4" style:family="table">
      <style:table-properties style:width="17cm" table:align="margins" style:writing-mode="lr-tb"/>
    </style:style>
    <style:style style:name="表194.A" style:family="table-column">
      <style:table-column-properties style:column-width="17cm" style:rel-column-width="65535*"/>
    </style:style>
    <style:style style:name="表194.A1" style:family="table-cell">
      <style:table-cell-properties fo:padding="0.097cm" fo:border="0.002cm solid #000000"/>
    </style:style>
    <style:style style:name="表1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5" style:family="table">
      <style:table-properties style:width="17cm" table:align="margins" style:writing-mode="lr-tb"/>
    </style:style>
    <style:style style:name="表195.A" style:family="table-column">
      <style:table-column-properties style:column-width="17cm" style:rel-column-width="65535*"/>
    </style:style>
    <style:style style:name="表195.A1" style:family="table-cell">
      <style:table-cell-properties fo:padding="0.097cm" fo:border="0.002cm solid #000000"/>
    </style:style>
    <style:style style:name="表1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6" style:family="table">
      <style:table-properties style:width="17cm" table:align="margins" style:writing-mode="lr-tb"/>
    </style:style>
    <style:style style:name="表196.A" style:family="table-column">
      <style:table-column-properties style:column-width="17cm" style:rel-column-width="65535*"/>
    </style:style>
    <style:style style:name="表196.A1" style:family="table-cell">
      <style:table-cell-properties fo:padding="0.097cm" fo:border="0.002cm solid #000000"/>
    </style:style>
    <style:style style:name="表1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7" style:family="table">
      <style:table-properties style:width="17cm" table:align="margins" style:writing-mode="lr-tb"/>
    </style:style>
    <style:style style:name="表197.A" style:family="table-column">
      <style:table-column-properties style:column-width="17cm" style:rel-column-width="65535*"/>
    </style:style>
    <style:style style:name="表197.A1" style:family="table-cell">
      <style:table-cell-properties fo:padding="0.097cm" fo:border="0.002cm solid #000000"/>
    </style:style>
    <style:style style:name="表1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8" style:family="table">
      <style:table-properties style:width="17cm" table:align="margins" style:writing-mode="lr-tb"/>
    </style:style>
    <style:style style:name="表198.A" style:family="table-column">
      <style:table-column-properties style:column-width="17cm" style:rel-column-width="65535*"/>
    </style:style>
    <style:style style:name="表198.A1" style:family="table-cell">
      <style:table-cell-properties fo:padding="0.097cm" fo:border="0.002cm solid #000000"/>
    </style:style>
    <style:style style:name="表1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9" style:family="table">
      <style:table-properties style:width="17cm" table:align="margins" style:writing-mode="lr-tb"/>
    </style:style>
    <style:style style:name="表199.A" style:family="table-column">
      <style:table-column-properties style:column-width="17cm" style:rel-column-width="65535*"/>
    </style:style>
    <style:style style:name="表199.A1" style:family="table-cell">
      <style:table-cell-properties fo:padding="0.097cm" fo:border="0.002cm solid #000000"/>
    </style:style>
    <style:style style:name="表1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0" style:family="table">
      <style:table-properties style:width="17cm" table:align="margins" style:writing-mode="lr-tb"/>
    </style:style>
    <style:style style:name="表200.A" style:family="table-column">
      <style:table-column-properties style:column-width="17cm" style:rel-column-width="65535*"/>
    </style:style>
    <style:style style:name="表200.A1" style:family="table-cell">
      <style:table-cell-properties fo:padding="0.097cm" fo:border="0.002cm solid #000000"/>
    </style:style>
    <style:style style:name="表2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1" style:family="table">
      <style:table-properties style:width="17cm" table:align="margins" style:writing-mode="lr-tb"/>
    </style:style>
    <style:style style:name="表201.A" style:family="table-column">
      <style:table-column-properties style:column-width="17cm" style:rel-column-width="65535*"/>
    </style:style>
    <style:style style:name="表201.A1" style:family="table-cell">
      <style:table-cell-properties fo:padding="0.097cm" fo:border="0.002cm solid #000000"/>
    </style:style>
    <style:style style:name="表2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2" style:family="table">
      <style:table-properties style:width="17cm" table:align="margins" style:writing-mode="lr-tb"/>
    </style:style>
    <style:style style:name="表202.A" style:family="table-column">
      <style:table-column-properties style:column-width="17cm" style:rel-column-width="65535*"/>
    </style:style>
    <style:style style:name="表202.A1" style:family="table-cell">
      <style:table-cell-properties fo:padding="0.097cm" fo:border="0.002cm solid #000000"/>
    </style:style>
    <style:style style:name="表2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3" style:family="table">
      <style:table-properties style:width="17cm" table:align="margins" style:writing-mode="lr-tb"/>
    </style:style>
    <style:style style:name="表203.A" style:family="table-column">
      <style:table-column-properties style:column-width="17cm" style:rel-column-width="65535*"/>
    </style:style>
    <style:style style:name="表203.A1" style:family="table-cell">
      <style:table-cell-properties fo:padding="0.097cm" fo:border="0.002cm solid #000000"/>
    </style:style>
    <style:style style:name="表2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4" style:family="table">
      <style:table-properties style:width="17cm" table:align="margins" style:writing-mode="lr-tb"/>
    </style:style>
    <style:style style:name="表204.A" style:family="table-column">
      <style:table-column-properties style:column-width="17cm" style:rel-column-width="65535*"/>
    </style:style>
    <style:style style:name="表204.A1" style:family="table-cell">
      <style:table-cell-properties fo:padding="0.097cm" fo:border="0.002cm solid #000000"/>
    </style:style>
    <style:style style:name="表2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5" style:family="table">
      <style:table-properties style:width="17cm" table:align="margins" style:writing-mode="lr-tb"/>
    </style:style>
    <style:style style:name="表205.A" style:family="table-column">
      <style:table-column-properties style:column-width="17cm" style:rel-column-width="65535*"/>
    </style:style>
    <style:style style:name="表205.A1" style:family="table-cell">
      <style:table-cell-properties fo:padding="0.097cm" fo:border="0.002cm solid #000000"/>
    </style:style>
    <style:style style:name="表2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6" style:family="table">
      <style:table-properties style:width="17cm" table:align="margins" style:writing-mode="lr-tb"/>
    </style:style>
    <style:style style:name="表206.A" style:family="table-column">
      <style:table-column-properties style:column-width="17cm" style:rel-column-width="65535*"/>
    </style:style>
    <style:style style:name="表206.A1" style:family="table-cell">
      <style:table-cell-properties fo:padding="0.097cm" fo:border="0.002cm solid #000000"/>
    </style:style>
    <style:style style:name="表2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7" style:family="table">
      <style:table-properties style:width="17cm" table:align="margins" style:writing-mode="lr-tb"/>
    </style:style>
    <style:style style:name="表207.A" style:family="table-column">
      <style:table-column-properties style:column-width="17cm" style:rel-column-width="65535*"/>
    </style:style>
    <style:style style:name="表207.A1" style:family="table-cell">
      <style:table-cell-properties fo:padding="0.097cm" fo:border="0.002cm solid #000000"/>
    </style:style>
    <style:style style:name="表2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8" style:family="table">
      <style:table-properties style:width="17cm" table:align="margins" style:writing-mode="lr-tb"/>
    </style:style>
    <style:style style:name="表208.A" style:family="table-column">
      <style:table-column-properties style:column-width="17cm" style:rel-column-width="65535*"/>
    </style:style>
    <style:style style:name="表208.A1" style:family="table-cell">
      <style:table-cell-properties fo:padding="0.097cm" fo:border="0.002cm solid #000000"/>
    </style:style>
    <style:style style:name="表2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9" style:family="table">
      <style:table-properties style:width="17cm" table:align="margins" style:writing-mode="lr-tb"/>
    </style:style>
    <style:style style:name="表209.A" style:family="table-column">
      <style:table-column-properties style:column-width="17cm" style:rel-column-width="65535*"/>
    </style:style>
    <style:style style:name="表209.A1" style:family="table-cell">
      <style:table-cell-properties fo:padding="0.097cm" fo:border="0.002cm solid #000000"/>
    </style:style>
    <style:style style:name="表2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0" style:family="table">
      <style:table-properties style:width="17cm" table:align="margins" style:writing-mode="lr-tb"/>
    </style:style>
    <style:style style:name="表210.A" style:family="table-column">
      <style:table-column-properties style:column-width="17cm" style:rel-column-width="65535*"/>
    </style:style>
    <style:style style:name="表210.A1" style:family="table-cell">
      <style:table-cell-properties fo:padding="0.097cm" fo:border="0.002cm solid #000000"/>
    </style:style>
    <style:style style:name="表2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1" style:family="table">
      <style:table-properties style:width="17cm" table:align="margins" style:writing-mode="lr-tb"/>
    </style:style>
    <style:style style:name="表211.A" style:family="table-column">
      <style:table-column-properties style:column-width="17cm" style:rel-column-width="65535*"/>
    </style:style>
    <style:style style:name="表211.A1" style:family="table-cell">
      <style:table-cell-properties fo:padding="0.097cm" fo:border="0.002cm solid #000000"/>
    </style:style>
    <style:style style:name="表2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2" style:family="table">
      <style:table-properties style:width="17cm" table:align="margins" style:writing-mode="lr-tb"/>
    </style:style>
    <style:style style:name="表212.A" style:family="table-column">
      <style:table-column-properties style:column-width="17cm" style:rel-column-width="65535*"/>
    </style:style>
    <style:style style:name="表212.A1" style:family="table-cell">
      <style:table-cell-properties fo:padding="0.097cm" fo:border="0.002cm solid #000000"/>
    </style:style>
    <style:style style:name="表2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3" style:family="table">
      <style:table-properties style:width="17cm" table:align="margins" style:writing-mode="lr-tb"/>
    </style:style>
    <style:style style:name="表213.A" style:family="table-column">
      <style:table-column-properties style:column-width="17cm" style:rel-column-width="65535*"/>
    </style:style>
    <style:style style:name="表213.A1" style:family="table-cell">
      <style:table-cell-properties fo:padding="0.097cm" fo:border="0.002cm solid #000000"/>
    </style:style>
    <style:style style:name="表2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4" style:family="table">
      <style:table-properties style:width="17cm" table:align="margins" style:writing-mode="lr-tb"/>
    </style:style>
    <style:style style:name="表214.A" style:family="table-column">
      <style:table-column-properties style:column-width="17cm" style:rel-column-width="65535*"/>
    </style:style>
    <style:style style:name="表214.A1" style:family="table-cell">
      <style:table-cell-properties fo:padding="0.097cm" fo:border="0.002cm solid #000000"/>
    </style:style>
    <style:style style:name="表2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5" style:family="table">
      <style:table-properties style:width="17cm" table:align="margins" style:writing-mode="lr-tb"/>
    </style:style>
    <style:style style:name="表215.A" style:family="table-column">
      <style:table-column-properties style:column-width="17cm" style:rel-column-width="65535*"/>
    </style:style>
    <style:style style:name="表215.A1" style:family="table-cell">
      <style:table-cell-properties fo:padding="0.097cm" fo:border="0.002cm solid #000000"/>
    </style:style>
    <style:style style:name="表2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6" style:family="table">
      <style:table-properties style:width="17cm" table:align="margins" style:writing-mode="lr-tb"/>
    </style:style>
    <style:style style:name="表216.A" style:family="table-column">
      <style:table-column-properties style:column-width="17cm" style:rel-column-width="65535*"/>
    </style:style>
    <style:style style:name="表216.A1" style:family="table-cell">
      <style:table-cell-properties fo:padding="0.097cm" fo:border="0.002cm solid #000000"/>
    </style:style>
    <style:style style:name="表2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7" style:family="table">
      <style:table-properties style:width="17cm" table:align="margins" style:writing-mode="lr-tb"/>
    </style:style>
    <style:style style:name="表217.A" style:family="table-column">
      <style:table-column-properties style:column-width="17cm" style:rel-column-width="65535*"/>
    </style:style>
    <style:style style:name="表217.A1" style:family="table-cell">
      <style:table-cell-properties fo:padding="0.097cm" fo:border="0.002cm solid #000000"/>
    </style:style>
    <style:style style:name="表2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8" style:family="table">
      <style:table-properties style:width="17cm" table:align="margins" style:writing-mode="lr-tb"/>
    </style:style>
    <style:style style:name="表218.A" style:family="table-column">
      <style:table-column-properties style:column-width="17cm" style:rel-column-width="65535*"/>
    </style:style>
    <style:style style:name="表218.A1" style:family="table-cell">
      <style:table-cell-properties fo:padding="0.097cm" fo:border="0.002cm solid #000000"/>
    </style:style>
    <style:style style:name="表2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9" style:family="table">
      <style:table-properties style:width="17cm" table:align="margins" style:writing-mode="lr-tb"/>
    </style:style>
    <style:style style:name="表219.A" style:family="table-column">
      <style:table-column-properties style:column-width="17cm" style:rel-column-width="65535*"/>
    </style:style>
    <style:style style:name="表219.A1" style:family="table-cell">
      <style:table-cell-properties fo:padding="0.097cm" fo:border="0.002cm solid #000000"/>
    </style:style>
    <style:style style:name="表2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0" style:family="table">
      <style:table-properties style:width="17cm" table:align="margins" style:writing-mode="lr-tb"/>
    </style:style>
    <style:style style:name="表220.A" style:family="table-column">
      <style:table-column-properties style:column-width="17cm" style:rel-column-width="65535*"/>
    </style:style>
    <style:style style:name="表220.A1" style:family="table-cell">
      <style:table-cell-properties fo:padding="0.097cm" fo:border="0.002cm solid #000000"/>
    </style:style>
    <style:style style:name="表2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1" style:family="table">
      <style:table-properties style:width="17cm" table:align="margins" style:writing-mode="lr-tb"/>
    </style:style>
    <style:style style:name="表221.A" style:family="table-column">
      <style:table-column-properties style:column-width="17cm" style:rel-column-width="65535*"/>
    </style:style>
    <style:style style:name="表221.A1" style:family="table-cell">
      <style:table-cell-properties fo:padding="0.097cm" fo:border="0.002cm solid #000000"/>
    </style:style>
    <style:style style:name="表2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2" style:family="table">
      <style:table-properties style:width="17cm" table:align="margins" style:writing-mode="lr-tb"/>
    </style:style>
    <style:style style:name="表222.A" style:family="table-column">
      <style:table-column-properties style:column-width="17cm" style:rel-column-width="65535*"/>
    </style:style>
    <style:style style:name="表222.A1" style:family="table-cell">
      <style:table-cell-properties fo:padding="0.097cm" fo:border="0.002cm solid #000000"/>
    </style:style>
    <style:style style:name="表2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3" style:family="table">
      <style:table-properties style:width="17cm" table:align="margins" style:writing-mode="lr-tb"/>
    </style:style>
    <style:style style:name="表223.A" style:family="table-column">
      <style:table-column-properties style:column-width="17cm" style:rel-column-width="65535*"/>
    </style:style>
    <style:style style:name="表223.A1" style:family="table-cell">
      <style:table-cell-properties fo:padding="0.097cm" fo:border="0.002cm solid #000000"/>
    </style:style>
    <style:style style:name="表2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4" style:family="table">
      <style:table-properties style:width="17cm" table:align="margins" style:writing-mode="lr-tb"/>
    </style:style>
    <style:style style:name="表224.A" style:family="table-column">
      <style:table-column-properties style:column-width="17cm" style:rel-column-width="65535*"/>
    </style:style>
    <style:style style:name="表224.A1" style:family="table-cell">
      <style:table-cell-properties fo:padding="0.097cm" fo:border="0.002cm solid #000000"/>
    </style:style>
    <style:style style:name="表2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5" style:family="table">
      <style:table-properties style:width="17cm" table:align="margins" style:writing-mode="lr-tb"/>
    </style:style>
    <style:style style:name="表225.A" style:family="table-column">
      <style:table-column-properties style:column-width="17cm" style:rel-column-width="65535*"/>
    </style:style>
    <style:style style:name="表225.A1" style:family="table-cell">
      <style:table-cell-properties fo:padding="0.097cm" fo:border="0.002cm solid #000000"/>
    </style:style>
    <style:style style:name="表2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6" style:family="table">
      <style:table-properties style:width="17cm" table:align="margins" style:writing-mode="lr-tb"/>
    </style:style>
    <style:style style:name="表226.A" style:family="table-column">
      <style:table-column-properties style:column-width="17cm" style:rel-column-width="65535*"/>
    </style:style>
    <style:style style:name="表226.A1" style:family="table-cell">
      <style:table-cell-properties fo:padding="0.097cm" fo:border="0.002cm solid #000000"/>
    </style:style>
    <style:style style:name="表2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7" style:family="table">
      <style:table-properties style:width="17cm" table:align="margins" style:writing-mode="lr-tb"/>
    </style:style>
    <style:style style:name="表227.A" style:family="table-column">
      <style:table-column-properties style:column-width="17cm" style:rel-column-width="65535*"/>
    </style:style>
    <style:style style:name="表227.A1" style:family="table-cell">
      <style:table-cell-properties fo:padding="0.097cm" fo:border="0.002cm solid #000000"/>
    </style:style>
    <style:style style:name="表2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8" style:family="table">
      <style:table-properties style:width="17cm" table:align="margins" style:writing-mode="lr-tb"/>
    </style:style>
    <style:style style:name="表228.A" style:family="table-column">
      <style:table-column-properties style:column-width="17cm" style:rel-column-width="65535*"/>
    </style:style>
    <style:style style:name="表228.A1" style:family="table-cell">
      <style:table-cell-properties fo:padding="0.097cm" fo:border="0.002cm solid #000000"/>
    </style:style>
    <style:style style:name="表2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9" style:family="table">
      <style:table-properties style:width="17cm" table:align="margins" style:writing-mode="lr-tb"/>
    </style:style>
    <style:style style:name="表229.A" style:family="table-column">
      <style:table-column-properties style:column-width="17cm" style:rel-column-width="65535*"/>
    </style:style>
    <style:style style:name="表229.A1" style:family="table-cell">
      <style:table-cell-properties fo:padding="0.097cm" fo:border="0.002cm solid #000000"/>
    </style:style>
    <style:style style:name="表2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0" style:family="table">
      <style:table-properties style:width="17cm" table:align="margins" style:writing-mode="lr-tb"/>
    </style:style>
    <style:style style:name="表230.A" style:family="table-column">
      <style:table-column-properties style:column-width="17cm" style:rel-column-width="65535*"/>
    </style:style>
    <style:style style:name="表230.A1" style:family="table-cell">
      <style:table-cell-properties fo:padding="0.097cm" fo:border="0.002cm solid #000000"/>
    </style:style>
    <style:style style:name="表2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1" style:family="table">
      <style:table-properties style:width="17cm" table:align="margins" style:writing-mode="lr-tb"/>
    </style:style>
    <style:style style:name="表231.A" style:family="table-column">
      <style:table-column-properties style:column-width="17cm" style:rel-column-width="65535*"/>
    </style:style>
    <style:style style:name="表231.A1" style:family="table-cell">
      <style:table-cell-properties fo:padding="0.097cm" fo:border="0.002cm solid #000000"/>
    </style:style>
    <style:style style:name="表2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2" style:family="table">
      <style:table-properties style:width="17cm" table:align="margins" style:writing-mode="lr-tb"/>
    </style:style>
    <style:style style:name="表232.A" style:family="table-column">
      <style:table-column-properties style:column-width="17cm" style:rel-column-width="65535*"/>
    </style:style>
    <style:style style:name="表232.A1" style:family="table-cell">
      <style:table-cell-properties fo:padding="0.097cm" fo:border="0.002cm solid #000000"/>
    </style:style>
    <style:style style:name="表2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3" style:family="table">
      <style:table-properties style:width="17cm" table:align="margins" style:writing-mode="lr-tb"/>
    </style:style>
    <style:style style:name="表233.A" style:family="table-column">
      <style:table-column-properties style:column-width="17cm" style:rel-column-width="65535*"/>
    </style:style>
    <style:style style:name="表233.A1" style:family="table-cell">
      <style:table-cell-properties fo:padding="0.097cm" fo:border="0.002cm solid #000000"/>
    </style:style>
    <style:style style:name="表2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4" style:family="table">
      <style:table-properties style:width="17cm" table:align="margins" style:writing-mode="lr-tb"/>
    </style:style>
    <style:style style:name="表234.A" style:family="table-column">
      <style:table-column-properties style:column-width="17cm" style:rel-column-width="65535*"/>
    </style:style>
    <style:style style:name="表234.A1" style:family="table-cell">
      <style:table-cell-properties fo:padding="0.097cm" fo:border="0.002cm solid #000000"/>
    </style:style>
    <style:style style:name="表2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5" style:family="table">
      <style:table-properties style:width="17cm" table:align="margins" style:writing-mode="lr-tb"/>
    </style:style>
    <style:style style:name="表235.A" style:family="table-column">
      <style:table-column-properties style:column-width="17cm" style:rel-column-width="65535*"/>
    </style:style>
    <style:style style:name="表235.A1" style:family="table-cell">
      <style:table-cell-properties fo:padding="0.097cm" fo:border="0.002cm solid #000000"/>
    </style:style>
    <style:style style:name="表2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7" style:family="table">
      <style:table-properties style:width="17cm" table:align="margins" style:writing-mode="lr-tb"/>
    </style:style>
    <style:style style:name="表237.A" style:family="table-column">
      <style:table-column-properties style:column-width="17cm" style:rel-column-width="65535*"/>
    </style:style>
    <style:style style:name="表237.A1" style:family="table-cell">
      <style:table-cell-properties fo:padding="0.097cm" fo:border="0.002cm solid #000000"/>
    </style:style>
    <style:style style:name="表2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8" style:family="table">
      <style:table-properties style:width="17cm" table:align="margins" style:writing-mode="lr-tb"/>
    </style:style>
    <style:style style:name="表238.A" style:family="table-column">
      <style:table-column-properties style:column-width="17cm" style:rel-column-width="65535*"/>
    </style:style>
    <style:style style:name="表238.A1" style:family="table-cell">
      <style:table-cell-properties fo:padding="0.097cm" fo:border="0.002cm solid #000000"/>
    </style:style>
    <style:style style:name="表2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9" style:family="table">
      <style:table-properties style:width="17cm" table:align="margins" style:writing-mode="lr-tb"/>
    </style:style>
    <style:style style:name="表239.A" style:family="table-column">
      <style:table-column-properties style:column-width="17cm" style:rel-column-width="65535*"/>
    </style:style>
    <style:style style:name="表239.A1" style:family="table-cell">
      <style:table-cell-properties fo:padding="0.097cm" fo:border="0.002cm solid #000000"/>
    </style:style>
    <style:style style:name="表2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0" style:family="table">
      <style:table-properties style:width="17cm" table:align="margins" style:writing-mode="lr-tb"/>
    </style:style>
    <style:style style:name="表240.A" style:family="table-column">
      <style:table-column-properties style:column-width="17cm" style:rel-column-width="65535*"/>
    </style:style>
    <style:style style:name="表240.A1" style:family="table-cell">
      <style:table-cell-properties fo:padding="0.097cm" fo:border="0.002cm solid #000000"/>
    </style:style>
    <style:style style:name="表2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1" style:family="table">
      <style:table-properties style:width="17cm" table:align="margins" style:writing-mode="lr-tb"/>
    </style:style>
    <style:style style:name="表241.A" style:family="table-column">
      <style:table-column-properties style:column-width="17cm" style:rel-column-width="65535*"/>
    </style:style>
    <style:style style:name="表241.A1" style:family="table-cell">
      <style:table-cell-properties fo:padding="0.097cm" fo:border="0.002cm solid #000000"/>
    </style:style>
    <style:style style:name="表2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2" style:family="table">
      <style:table-properties style:width="17cm" table:align="margins" style:writing-mode="lr-tb"/>
    </style:style>
    <style:style style:name="表242.A" style:family="table-column">
      <style:table-column-properties style:column-width="17cm" style:rel-column-width="65535*"/>
    </style:style>
    <style:style style:name="表242.A1" style:family="table-cell">
      <style:table-cell-properties fo:padding="0.097cm" fo:border="0.002cm solid #000000"/>
    </style:style>
    <style:style style:name="表2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3" style:family="table">
      <style:table-properties style:width="17cm" table:align="margins" style:writing-mode="lr-tb"/>
    </style:style>
    <style:style style:name="表243.A" style:family="table-column">
      <style:table-column-properties style:column-width="17cm" style:rel-column-width="65535*"/>
    </style:style>
    <style:style style:name="表243.A1" style:family="table-cell">
      <style:table-cell-properties fo:padding="0.097cm" fo:border="0.002cm solid #000000"/>
    </style:style>
    <style:style style:name="表2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4" style:family="table">
      <style:table-properties style:width="17cm" table:align="margins" style:writing-mode="lr-tb"/>
    </style:style>
    <style:style style:name="表244.A" style:family="table-column">
      <style:table-column-properties style:column-width="17cm" style:rel-column-width="65535*"/>
    </style:style>
    <style:style style:name="表244.A1" style:family="table-cell">
      <style:table-cell-properties fo:padding="0.097cm" fo:border="0.002cm solid #000000"/>
    </style:style>
    <style:style style:name="表2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5" style:family="table">
      <style:table-properties style:width="17cm" table:align="margins" style:writing-mode="lr-tb"/>
    </style:style>
    <style:style style:name="表245.A" style:family="table-column">
      <style:table-column-properties style:column-width="17cm" style:rel-column-width="65535*"/>
    </style:style>
    <style:style style:name="表245.A1" style:family="table-cell">
      <style:table-cell-properties fo:padding="0.097cm" fo:border="0.002cm solid #000000"/>
    </style:style>
    <style:style style:name="表2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6" style:family="table">
      <style:table-properties style:width="17cm" table:align="margins" style:writing-mode="lr-tb"/>
    </style:style>
    <style:style style:name="表246.A" style:family="table-column">
      <style:table-column-properties style:column-width="17cm" style:rel-column-width="65535*"/>
    </style:style>
    <style:style style:name="表246.A1" style:family="table-cell">
      <style:table-cell-properties fo:padding="0.097cm" fo:border="0.002cm solid #000000"/>
    </style:style>
    <style:style style:name="表2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7" style:family="table">
      <style:table-properties style:width="17cm" table:align="margins" style:writing-mode="lr-tb"/>
    </style:style>
    <style:style style:name="表247.A" style:family="table-column">
      <style:table-column-properties style:column-width="17cm" style:rel-column-width="65535*"/>
    </style:style>
    <style:style style:name="表247.A1" style:family="table-cell">
      <style:table-cell-properties fo:padding="0.097cm" fo:border="0.002cm solid #000000"/>
    </style:style>
    <style:style style:name="表2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8" style:family="table">
      <style:table-properties style:width="17cm" table:align="margins" style:writing-mode="lr-tb"/>
    </style:style>
    <style:style style:name="表248.A" style:family="table-column">
      <style:table-column-properties style:column-width="17cm" style:rel-column-width="65535*"/>
    </style:style>
    <style:style style:name="表248.A1" style:family="table-cell">
      <style:table-cell-properties fo:padding="0.097cm" fo:border="0.002cm solid #000000"/>
    </style:style>
    <style:style style:name="表2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9" style:family="table">
      <style:table-properties style:width="17cm" table:align="margins" style:writing-mode="lr-tb"/>
    </style:style>
    <style:style style:name="表249.A" style:family="table-column">
      <style:table-column-properties style:column-width="17cm" style:rel-column-width="65535*"/>
    </style:style>
    <style:style style:name="表249.A1" style:family="table-cell">
      <style:table-cell-properties fo:padding="0.097cm" fo:border="0.002cm solid #000000"/>
    </style:style>
    <style:style style:name="表2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0" style:family="table">
      <style:table-properties style:width="17cm" table:align="margins" style:writing-mode="lr-tb"/>
    </style:style>
    <style:style style:name="表250.A" style:family="table-column">
      <style:table-column-properties style:column-width="17cm" style:rel-column-width="65535*"/>
    </style:style>
    <style:style style:name="表250.A1" style:family="table-cell">
      <style:table-cell-properties fo:padding="0.097cm" fo:border="0.002cm solid #000000"/>
    </style:style>
    <style:style style:name="表2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1" style:family="table">
      <style:table-properties style:width="17cm" table:align="margins" style:writing-mode="lr-tb"/>
    </style:style>
    <style:style style:name="表251.A" style:family="table-column">
      <style:table-column-properties style:column-width="17cm" style:rel-column-width="65535*"/>
    </style:style>
    <style:style style:name="表251.A1" style:family="table-cell">
      <style:table-cell-properties fo:padding="0.097cm" fo:border="0.002cm solid #000000"/>
    </style:style>
    <style:style style:name="表2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2" style:family="table">
      <style:table-properties style:width="17cm" table:align="margins" style:writing-mode="lr-tb"/>
    </style:style>
    <style:style style:name="表252.A" style:family="table-column">
      <style:table-column-properties style:column-width="17cm" style:rel-column-width="65535*"/>
    </style:style>
    <style:style style:name="表252.A1" style:family="table-cell">
      <style:table-cell-properties fo:padding="0.097cm" fo:border="0.002cm solid #000000"/>
    </style:style>
    <style:style style:name="表2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3" style:family="table">
      <style:table-properties style:width="17cm" table:align="margins" style:writing-mode="lr-tb"/>
    </style:style>
    <style:style style:name="表253.A" style:family="table-column">
      <style:table-column-properties style:column-width="17cm" style:rel-column-width="65535*"/>
    </style:style>
    <style:style style:name="表253.A1" style:family="table-cell">
      <style:table-cell-properties fo:padding="0.097cm" fo:border="0.002cm solid #000000"/>
    </style:style>
    <style:style style:name="表2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4" style:family="table">
      <style:table-properties style:width="17cm" table:align="margins" style:writing-mode="lr-tb"/>
    </style:style>
    <style:style style:name="表254.A" style:family="table-column">
      <style:table-column-properties style:column-width="17cm" style:rel-column-width="65535*"/>
    </style:style>
    <style:style style:name="表254.A1" style:family="table-cell">
      <style:table-cell-properties fo:padding="0.097cm" fo:border="0.002cm solid #000000"/>
    </style:style>
    <style:style style:name="表2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5" style:family="table">
      <style:table-properties style:width="17cm" table:align="margins" style:writing-mode="lr-tb"/>
    </style:style>
    <style:style style:name="表255.A" style:family="table-column">
      <style:table-column-properties style:column-width="17cm" style:rel-column-width="65535*"/>
    </style:style>
    <style:style style:name="表255.A1" style:family="table-cell">
      <style:table-cell-properties fo:padding="0.097cm" fo:border="0.002cm solid #000000"/>
    </style:style>
    <style:style style:name="表2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6" style:family="table">
      <style:table-properties style:width="17cm" table:align="margins" style:writing-mode="lr-tb"/>
    </style:style>
    <style:style style:name="表256.A" style:family="table-column">
      <style:table-column-properties style:column-width="17cm" style:rel-column-width="65535*"/>
    </style:style>
    <style:style style:name="表256.A1" style:family="table-cell">
      <style:table-cell-properties fo:padding="0.097cm" fo:border="0.002cm solid #000000"/>
    </style:style>
    <style:style style:name="表2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7" style:family="table">
      <style:table-properties style:width="17cm" table:align="margins" style:writing-mode="lr-tb"/>
    </style:style>
    <style:style style:name="表257.A" style:family="table-column">
      <style:table-column-properties style:column-width="17cm" style:rel-column-width="65535*"/>
    </style:style>
    <style:style style:name="表257.A1" style:family="table-cell">
      <style:table-cell-properties fo:padding="0.097cm" fo:border="0.002cm solid #000000"/>
    </style:style>
    <style:style style:name="表2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8" style:family="table">
      <style:table-properties style:width="17cm" table:align="margins" style:writing-mode="lr-tb"/>
    </style:style>
    <style:style style:name="表258.A" style:family="table-column">
      <style:table-column-properties style:column-width="17cm" style:rel-column-width="65535*"/>
    </style:style>
    <style:style style:name="表258.A1" style:family="table-cell">
      <style:table-cell-properties fo:padding="0.097cm" fo:border="0.002cm solid #000000"/>
    </style:style>
    <style:style style:name="表2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9" style:family="table">
      <style:table-properties style:width="17cm" table:align="margins" style:writing-mode="lr-tb"/>
    </style:style>
    <style:style style:name="表259.A" style:family="table-column">
      <style:table-column-properties style:column-width="17cm" style:rel-column-width="65535*"/>
    </style:style>
    <style:style style:name="表259.A1" style:family="table-cell">
      <style:table-cell-properties fo:padding="0.097cm" fo:border="0.002cm solid #000000"/>
    </style:style>
    <style:style style:name="表2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0" style:family="table">
      <style:table-properties style:width="17cm" table:align="margins" style:writing-mode="lr-tb"/>
    </style:style>
    <style:style style:name="表260.A" style:family="table-column">
      <style:table-column-properties style:column-width="17cm" style:rel-column-width="65535*"/>
    </style:style>
    <style:style style:name="表260.A1" style:family="table-cell">
      <style:table-cell-properties fo:padding="0.097cm" fo:border="0.002cm solid #000000"/>
    </style:style>
    <style:style style:name="表2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1" style:family="table">
      <style:table-properties style:width="17cm" table:align="margins" style:writing-mode="lr-tb"/>
    </style:style>
    <style:style style:name="表261.A" style:family="table-column">
      <style:table-column-properties style:column-width="17cm" style:rel-column-width="65535*"/>
    </style:style>
    <style:style style:name="表261.A1" style:family="table-cell">
      <style:table-cell-properties fo:padding="0.097cm" fo:border="0.002cm solid #000000"/>
    </style:style>
    <style:style style:name="表2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2" style:family="table">
      <style:table-properties style:width="17cm" table:align="margins" style:writing-mode="lr-tb"/>
    </style:style>
    <style:style style:name="表262.A" style:family="table-column">
      <style:table-column-properties style:column-width="17cm" style:rel-column-width="65535*"/>
    </style:style>
    <style:style style:name="表262.A1" style:family="table-cell">
      <style:table-cell-properties fo:padding="0.097cm" fo:border="0.002cm solid #000000"/>
    </style:style>
    <style:style style:name="表2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3" style:family="table">
      <style:table-properties style:width="17cm" table:align="margins" style:writing-mode="lr-tb"/>
    </style:style>
    <style:style style:name="表263.A" style:family="table-column">
      <style:table-column-properties style:column-width="17cm" style:rel-column-width="65535*"/>
    </style:style>
    <style:style style:name="表263.A1" style:family="table-cell">
      <style:table-cell-properties fo:padding="0.097cm" fo:border="0.002cm solid #000000"/>
    </style:style>
    <style:style style:name="表2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4" style:family="table">
      <style:table-properties style:width="17cm" table:align="margins" style:writing-mode="lr-tb"/>
    </style:style>
    <style:style style:name="表264.A" style:family="table-column">
      <style:table-column-properties style:column-width="17cm" style:rel-column-width="65535*"/>
    </style:style>
    <style:style style:name="表264.A1" style:family="table-cell">
      <style:table-cell-properties fo:padding="0.097cm" fo:border="0.002cm solid #000000"/>
    </style:style>
    <style:style style:name="表2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5" style:family="table">
      <style:table-properties style:width="17cm" table:align="margins" style:writing-mode="lr-tb"/>
    </style:style>
    <style:style style:name="表265.A" style:family="table-column">
      <style:table-column-properties style:column-width="17cm" style:rel-column-width="65535*"/>
    </style:style>
    <style:style style:name="表265.A1" style:family="table-cell">
      <style:table-cell-properties fo:padding="0.097cm" fo:border="0.002cm solid #000000"/>
    </style:style>
    <style:style style:name="表2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6" style:family="table">
      <style:table-properties style:width="17cm" table:align="margins" style:writing-mode="lr-tb"/>
    </style:style>
    <style:style style:name="表266.A" style:family="table-column">
      <style:table-column-properties style:column-width="17cm" style:rel-column-width="65535*"/>
    </style:style>
    <style:style style:name="表266.A1" style:family="table-cell">
      <style:table-cell-properties fo:padding="0.097cm" fo:border="0.002cm solid #000000"/>
    </style:style>
    <style:style style:name="表2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7" style:family="table">
      <style:table-properties style:width="17cm" table:align="margins" style:writing-mode="lr-tb"/>
    </style:style>
    <style:style style:name="表267.A" style:family="table-column">
      <style:table-column-properties style:column-width="17cm" style:rel-column-width="65535*"/>
    </style:style>
    <style:style style:name="表267.A1" style:family="table-cell">
      <style:table-cell-properties fo:padding="0.097cm" fo:border="0.002cm solid #000000"/>
    </style:style>
    <style:style style:name="表2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8" style:family="table">
      <style:table-properties style:width="17cm" table:align="margins" style:writing-mode="lr-tb"/>
    </style:style>
    <style:style style:name="表268.A" style:family="table-column">
      <style:table-column-properties style:column-width="17cm" style:rel-column-width="65535*"/>
    </style:style>
    <style:style style:name="表268.A1" style:family="table-cell">
      <style:table-cell-properties fo:padding="0.097cm" fo:border="0.002cm solid #000000"/>
    </style:style>
    <style:style style:name="表2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9" style:family="table">
      <style:table-properties style:width="17cm" table:align="margins" style:writing-mode="lr-tb"/>
    </style:style>
    <style:style style:name="表269.A" style:family="table-column">
      <style:table-column-properties style:column-width="17cm" style:rel-column-width="65535*"/>
    </style:style>
    <style:style style:name="表269.A1" style:family="table-cell">
      <style:table-cell-properties fo:padding="0.097cm" fo:border="0.002cm solid #000000"/>
    </style:style>
    <style:style style:name="表2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0" style:family="table">
      <style:table-properties style:width="17cm" table:align="margins" style:writing-mode="lr-tb"/>
    </style:style>
    <style:style style:name="表270.A" style:family="table-column">
      <style:table-column-properties style:column-width="17cm" style:rel-column-width="65535*"/>
    </style:style>
    <style:style style:name="表270.A1" style:family="table-cell">
      <style:table-cell-properties fo:padding="0.097cm" fo:border="0.002cm solid #000000"/>
    </style:style>
    <style:style style:name="表2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1" style:family="table">
      <style:table-properties style:width="17cm" table:align="margins" style:writing-mode="lr-tb"/>
    </style:style>
    <style:style style:name="表271.A" style:family="table-column">
      <style:table-column-properties style:column-width="17cm" style:rel-column-width="65535*"/>
    </style:style>
    <style:style style:name="表271.A1" style:family="table-cell">
      <style:table-cell-properties fo:padding="0.097cm" fo:border="0.002cm solid #000000"/>
    </style:style>
    <style:style style:name="表2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2" style:family="table">
      <style:table-properties style:width="17cm" table:align="margins" style:writing-mode="lr-tb"/>
    </style:style>
    <style:style style:name="表272.A" style:family="table-column">
      <style:table-column-properties style:column-width="17cm" style:rel-column-width="65535*"/>
    </style:style>
    <style:style style:name="表272.A1" style:family="table-cell">
      <style:table-cell-properties fo:padding="0.097cm" fo:border="0.002cm solid #000000"/>
    </style:style>
    <style:style style:name="表2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3" style:family="table">
      <style:table-properties style:width="17cm" table:align="margins" style:writing-mode="lr-tb"/>
    </style:style>
    <style:style style:name="表273.A" style:family="table-column">
      <style:table-column-properties style:column-width="17cm" style:rel-column-width="65535*"/>
    </style:style>
    <style:style style:name="表273.A1" style:family="table-cell">
      <style:table-cell-properties fo:padding="0.097cm" fo:border="0.002cm solid #000000"/>
    </style:style>
    <style:style style:name="表2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4" style:family="table">
      <style:table-properties style:width="17cm" table:align="margins" style:writing-mode="lr-tb"/>
    </style:style>
    <style:style style:name="表274.A" style:family="table-column">
      <style:table-column-properties style:column-width="17cm" style:rel-column-width="65535*"/>
    </style:style>
    <style:style style:name="表274.A1" style:family="table-cell">
      <style:table-cell-properties fo:padding="0.097cm" fo:border="0.002cm solid #000000"/>
    </style:style>
    <style:style style:name="表2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5" style:family="table">
      <style:table-properties style:width="17cm" table:align="margins" style:writing-mode="lr-tb"/>
    </style:style>
    <style:style style:name="表275.A" style:family="table-column">
      <style:table-column-properties style:column-width="17cm" style:rel-column-width="65535*"/>
    </style:style>
    <style:style style:name="表275.A1" style:family="table-cell">
      <style:table-cell-properties fo:padding="0.097cm" fo:border="0.002cm solid #000000"/>
    </style:style>
    <style:style style:name="表2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9" style:family="table">
      <style:table-properties style:width="17cm" table:align="margins" style:writing-mode="lr-tb"/>
    </style:style>
    <style:style style:name="表279.A" style:family="table-column">
      <style:table-column-properties style:column-width="17cm" style:rel-column-width="65535*"/>
    </style:style>
    <style:style style:name="表279.A1" style:family="table-cell">
      <style:table-cell-properties fo:padding="0.097cm" fo:border="0.002cm solid #000000"/>
    </style:style>
    <style:style style:name="表2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0" style:family="table">
      <style:table-properties style:width="17cm" table:align="margins" style:writing-mode="lr-tb"/>
    </style:style>
    <style:style style:name="表280.A" style:family="table-column">
      <style:table-column-properties style:column-width="17cm" style:rel-column-width="65535*"/>
    </style:style>
    <style:style style:name="表280.A1" style:family="table-cell">
      <style:table-cell-properties fo:padding="0.097cm" fo:border="0.002cm solid #000000"/>
    </style:style>
    <style:style style:name="表2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1" style:family="table">
      <style:table-properties style:width="17cm" table:align="margins" style:writing-mode="lr-tb"/>
    </style:style>
    <style:style style:name="表281.A" style:family="table-column">
      <style:table-column-properties style:column-width="17cm" style:rel-column-width="65535*"/>
    </style:style>
    <style:style style:name="表281.A1" style:family="table-cell">
      <style:table-cell-properties fo:padding="0.097cm" fo:border="0.002cm solid #000000"/>
    </style:style>
    <style:style style:name="表2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2" style:family="table">
      <style:table-properties style:width="17cm" table:align="margins" style:writing-mode="lr-tb"/>
    </style:style>
    <style:style style:name="表282.A" style:family="table-column">
      <style:table-column-properties style:column-width="17cm" style:rel-column-width="65535*"/>
    </style:style>
    <style:style style:name="表282.A1" style:family="table-cell">
      <style:table-cell-properties fo:padding="0.097cm" fo:border="0.002cm solid #000000"/>
    </style:style>
    <style:style style:name="表2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3" style:family="table">
      <style:table-properties style:width="17cm" table:align="margins" style:writing-mode="lr-tb"/>
    </style:style>
    <style:style style:name="表283.A" style:family="table-column">
      <style:table-column-properties style:column-width="17cm" style:rel-column-width="65535*"/>
    </style:style>
    <style:style style:name="表283.A1" style:family="table-cell">
      <style:table-cell-properties fo:padding="0.097cm" fo:border="0.002cm solid #000000"/>
    </style:style>
    <style:style style:name="表2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7" style:family="table">
      <style:table-properties style:width="17cm" table:align="margins" style:writing-mode="lr-tb"/>
    </style:style>
    <style:style style:name="表187.A" style:family="table-column">
      <style:table-column-properties style:column-width="17cm" style:rel-column-width="65535*"/>
    </style:style>
    <style:style style:name="表187.A1" style:family="table-cell">
      <style:table-cell-properties fo:padding="0.097cm" fo:border="0.002cm solid #000000"/>
    </style:style>
    <style:style style:name="表1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7" style:family="table">
      <style:table-properties style:width="17cm" table:align="margins" style:writing-mode="lr-tb"/>
    </style:style>
    <style:style style:name="表277.A" style:family="table-column">
      <style:table-column-properties style:column-width="17cm" style:rel-column-width="65535*"/>
    </style:style>
    <style:style style:name="表277.1" style:family="table-row">
      <style:table-row-properties style:min-row-height="1.787cm"/>
    </style:style>
    <style:style style:name="表277.A1" style:family="table-cell">
      <style:table-cell-properties fo:padding="0.097cm" fo:border="0.002cm solid #000000"/>
    </style:style>
    <style:style style:name="表2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8" style:family="table">
      <style:table-properties style:width="17cm" table:align="margins" style:writing-mode="lr-tb"/>
    </style:style>
    <style:style style:name="表278.A" style:family="table-column">
      <style:table-column-properties style:column-width="17cm" style:rel-column-width="65535*"/>
    </style:style>
    <style:style style:name="表278.A1" style:family="table-cell">
      <style:table-cell-properties fo:padding="0.097cm" fo:border="0.002cm solid #000000"/>
    </style:style>
    <style:style style:name="表2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4" style:family="table">
      <style:table-properties style:width="17cm" table:align="margins" style:writing-mode="lr-tb"/>
    </style:style>
    <style:style style:name="表284.A" style:family="table-column">
      <style:table-column-properties style:column-width="17cm" style:rel-column-width="65535*"/>
    </style:style>
    <style:style style:name="表284.A1" style:family="table-cell">
      <style:table-cell-properties fo:padding="0.097cm" fo:border="0.002cm solid #000000"/>
    </style:style>
    <style:style style:name="表2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5" style:family="table">
      <style:table-properties style:width="17cm" table:align="margins" style:writing-mode="lr-tb"/>
    </style:style>
    <style:style style:name="表285.A" style:family="table-column">
      <style:table-column-properties style:column-width="17cm" style:rel-column-width="65535*"/>
    </style:style>
    <style:style style:name="表285.A1" style:family="table-cell">
      <style:table-cell-properties fo:padding="0.097cm" fo:border="0.002cm solid #000000"/>
    </style:style>
    <style:style style:name="表2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6" style:family="table">
      <style:table-properties style:width="17cm" table:align="margins" style:writing-mode="lr-tb"/>
    </style:style>
    <style:style style:name="表286.A" style:family="table-column">
      <style:table-column-properties style:column-width="17cm" style:rel-column-width="65535*"/>
    </style:style>
    <style:style style:name="表286.A1" style:family="table-cell">
      <style:table-cell-properties fo:padding="0.097cm" fo:border="0.002cm solid #000000"/>
    </style:style>
    <style:style style:name="表2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7" style:family="table">
      <style:table-properties style:width="17cm" table:align="margins" style:writing-mode="lr-tb"/>
    </style:style>
    <style:style style:name="表287.A" style:family="table-column">
      <style:table-column-properties style:column-width="17cm" style:rel-column-width="65535*"/>
    </style:style>
    <style:style style:name="表287.A1" style:family="table-cell">
      <style:table-cell-properties fo:padding="0.097cm" fo:border="0.002cm solid #000000"/>
    </style:style>
    <style:style style:name="表2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8" style:family="table">
      <style:table-properties style:width="17cm" table:align="margins" style:writing-mode="lr-tb"/>
    </style:style>
    <style:style style:name="表288.A" style:family="table-column">
      <style:table-column-properties style:column-width="17cm" style:rel-column-width="65535*"/>
    </style:style>
    <style:style style:name="表288.A1" style:family="table-cell">
      <style:table-cell-properties fo:padding="0.097cm" fo:border="0.002cm solid #000000"/>
    </style:style>
    <style:style style:name="表2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9" style:family="table">
      <style:table-properties style:width="17cm" table:align="margins" style:writing-mode="lr-tb"/>
    </style:style>
    <style:style style:name="表289.A" style:family="table-column">
      <style:table-column-properties style:column-width="17cm" style:rel-column-width="65535*"/>
    </style:style>
    <style:style style:name="表289.A1" style:family="table-cell">
      <style:table-cell-properties fo:padding="0.097cm" fo:border="0.002cm solid #000000"/>
    </style:style>
    <style:style style:name="表2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1" style:family="paragraph" style:parent-style-name="Text_20_body">
      <style:paragraph-properties fo:margin-top="0cm" fo:margin-bottom="0cm" fo:line-height="138%" style:writing-mode="lr-tb"/>
    </style:style>
    <style:style style:name="P2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3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>
      <style:text-properties style:font-name="Arial1" fo:font-size="14pt"/>
    </style:style>
    <style:style style:name="P25" style:family="paragraph" style:parent-style-name="Table_20_Contents"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end" style:justify-single-word="false"/>
    </style:style>
    <style:style style:name="P27" style:family="paragraph" style:parent-style-name="Text_20_body">
      <style:text-properties fo:font-size="15pt" style:font-size-asian="15pt" style:font-size-complex="15pt"/>
    </style:style>
    <style:style style:name="P28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1" style:family="paragraph" style:parent-style-name="Standard">
      <style:text-properties style:font-name="Arial" fo:font-size="16pt" style:font-size-asian="16pt" style:font-size-complex="16pt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cfe2f3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13" style:family="text"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language-asian="ja" style:country-asian="JP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/>
    </style:style>
    <style:style style:name="T18" style:family="text">
      <style:text-properties style:language-asian="ja" style:country-asian="JP"/>
    </style:style>
    <style:style style:name="T19" style:family="text">
      <style:text-properties style:text-position="super 58%" fo:background-color="transparent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97279564838974896" text:style-name="L1">
        <text:list-item>
          <text:p text:style-name="P32"><text:a xlink:type="simple" xlink:href="https://www.chabad.org/library/bible_cdo/aid/16190" text:style-name="Internet_20_link" text:visited-style-name="Visited_20_Internet_20_Link">https://www.chabad.org/library/bible_cdo/aid/16190</text:a></text:p>
        </text:list-item>
        <text:list-item>
          <text:p text:style-name="P32"/>
        </text:list-item>
      </text:list>
      <text:p text:style-name="P31"/>
      <text:p text:style-name="P8"><text:bookmark text:name="docs-internal-guid-d95e519e-7fff-fa3d-a91d-50c30501e51f"/><text:span text:style-name="T9">[next] </text:span><text:span text:style-name="T10">1:25</text:span><text:span text:style-name="T13"> </text:span></text:p>
      <text:p text:style-name="P9"/>
      <text:p text:style-name="P9"/>
      <text:p text:style-name="P11">------------------------------------------------------------</text:p>
      <text:p text:style-name="P11">[20190813_090522]</text:p>
      <text:p text:style-name="Text_20_body"/>
      <text:p text:style-name="P21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12">וְאָשִׁיבָה יָדִי עָלַיִ</text:span><office:annotation office:name="__Annotation__126_1433602639"><dc:creator>iwabuchi ken</dc:creator><dc:date>2019-08-13T09:16:10.70</dc:date><text:p text:style-name="P44"><text:span text:style-name="T20">'x' consonant</text:span></text:p></office:annotation><text:span text:style-name="T12">**</text:span><office:annotation-end office:name="__Annotation__126_1433602639"/><text:span text:style-name="T12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22">Ka:l-b'diyla:yix : All of your alloys / I will turn off / Siyga:yix : Your refuse / Kabor : in purity / w'Etsrof : fuse / Upon thee / My hand / I will turn</text:p>
          </table:table-cell>
        </table:table-row>
      </table:table>
      <text:p text:style-name="P15"/>
      <text:p text:style-name="P1"><text:bookmark text:name="docs-internal-guid-827c8ee8-7fff-4f88-fc89-57c418ed4201"/>וְאָשִׁיבָה יָדִי עָלַיִ וְאֶצְרֹף כַּבֹּר סִיגָיִ וְאָסִירָה כָּל־</text:p>
      <text:p text:style-name="P1">abc</text:p>
      <text:p text:style-name="P7"><text:span text:style-name="T6">בְּדִילָיִ</text:span><text:span text:style-name="T4"> </text:span></text:p>
      <text:p text:style-name="P12"/>
      <text:p text:style-name="P20"><text:span text:style-name="T4">[next] </text:span><text:span text:style-name="T5">1:26</text:span><text:span text:style-name="T11"> </text:span></text:p>
      <text:p text:style-name="P26"/>
      <text:p text:style-name="P12">[/  20190813_092250]</text:p>
      <text:p text:style-name="P16"/>
      <text:p text:style-name="P9"/>
      <text:p text:style-name="P11">------------------------------------------------------------</text:p>
      <text:p text:style-name="P11">[20190814_133537]</text:p>
      <text:p text:style-name="Text_20_body"/>
      <text:p text:style-name="P20"><text:soft-page-break/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able:table-row>
          <table:table-cell table:style-name="表2.A1" office:value-type="string">
            <text:p text:style-name="P28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22">As if at the beginning / yo<text:span text:style-name="T14">A`</text:span><text:span text:style-name="T16">tsayix : </text:span>Your advisers / As if at first / Your judges / return</text:p>
          </table:table-cell>
        </table:table-row>
      </table:table>
      <text:p text:style-name="P12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12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22">Nee`ma:na: : trust / city / Tsedeq : The right / city / La:x : to you / Yiqa:re: : Call out to / After just</text:p>
          </table:table-cell>
        </table:table-row>
      </table:table>
      <text:p text:style-name="P2"/>
      <text:p text:style-name="P12"/>
      <text:p text:style-name="P20"><text:span text:style-name="T4">[next] </text:span><text:span text:style-name="T5">1:27</text:span><text:span text:style-name="T11"> “</text:span><text:span text:style-name="T4">XXX”</text:span></text:p>
      <text:p text:style-name="Text_20_body"/>
      <text:p text:style-name="P12">[/  20190814_141341]</text:p>
      <text:p text:style-name="P16"/>
      <text:p text:style-name="P9"/>
      <text:p text:style-name="P11">------------------------------------------------------------</text:p>
      <text:p text:style-name="P11">[20190815_093125]</text:p>
      <text:p text:style-name="Text_20_body"/>
      <text:p text:style-name="P20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12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22">With rightness / Her returers / sever / B'mishpa:t^ : with judgement / scion</text:p>
          </table:table-cell>
        </table:table-row>
      </table:table>
      <text:p text:style-name="P12"/>
      <text:p text:style-name="P12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12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22"><text:span text:style-name="T16">consumed / </text:span><text:span text:style-name="T14">O</text:span>zve:y : loosen / Yachda:w : unitedly / guilty-ers / break-away-ers / fracture</text:p>
          </table:table-cell>
        </table:table-row>
      </table:table>
      <text:p text:style-name="P2"><text:soft-page-break/></text:p>
      <text:p text:style-name="P2">1:29</text:p>
      <table:table table:name="表8" table:style-name="表8">
        <table:table-column table:style-name="表8.A"/>
        <table:table-row>
          <table:table-cell table:style-name="表8.A1" office:value-type="string">
            <text:p text:style-name="P28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22"><text:s/>/ delight / a`sher : which / From oak / Be ashamed / for</text:p>
          </table:table-cell>
        </table:table-row>
      </table:table>
      <text:p text:style-name="P12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12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22">select / which / From the garden / Be ashamed</text:p>
          </table:table-cell>
        </table:table-row>
      </table:table>
      <text:p text:style-name="P2"/>
      <text:p text:style-name="P12"/>
      <text:p text:style-name="P20"><text:span text:style-name="T4">[next] </text:span><text:span text:style-name="T5">1:30</text:span><text:span text:style-name="T11"> “כִּי</text:span><text:span text:style-name="T4">”</text:span></text:p>
      <text:p text:style-name="Text_20_body"/>
      <text:p text:style-name="P12">[/  20190815_095128]</text:p>
      <text:p text:style-name="P12"/>
      <text:p text:style-name="P10"/>
      <text:p text:style-name="P11">------------------------------------------------------------</text:p>
      <text:p text:style-name="P11">[20190817_111012]</text:p>
      <text:p text:style-name="Text_20_body">20190818_072335</text:p>
      <text:p text:style-name="Text_20_body"/>
      <text:p text:style-name="P20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9">כִּי תִהְיוּ כְּאֵלָה נֹבֶלֶת <text:span text:style-name="T17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22">In it / e:yn : not exist / water / a`sher : which / u:'x'gana: : And as if garden / 5 Leaf of it / wilt / K'E:la: : As if oak / become / *</text:p>
          </table:table-cell>
        </table:table-row>
      </table:table>
      <text:p text:style-name="P12"/>
      <table:table table:name="表11" table:style-name="表11">
        <table:table-column table:style-name="表11.A"/>
        <table:table-row>
          <table:table-cell table:style-name="表11.A1" office:value-type="string">
            <text:p text:style-name="P29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22"><text:s/>l'niytso:ts : In spark / u'foa`lo: : work of it / li'n'oreth : In tow / he'cha:son : the <text:soft-page-break/>strong / become</text:p>
            <text:p text:style-name="P22"/>
          </table:table-cell>
        </table:table-row>
      </table:table>
      <text:p text:style-name="P2"/>
      <table:table table:name="表12" table:style-name="表12">
        <table:table-column table:style-name="表12.A"/>
        <table:table-row>
          <table:table-cell table:style-name="表12.A1" office:value-type="string">
            <text:p text:style-name="P29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22">m'xabe : extinguish / E:yn : not exist / Yachda:w : unitedly / Two of them / Consumed by fire</text:p>
          </table:table-cell>
        </table:table-row>
      </table:table>
      <text:p text:style-name="P12"/>
      <table:table table:name="表13" table:style-name="表13">
        <table:table-column table:style-name="表13.A"/>
        <table:table-row>
          <table:table-cell table:style-name="表13.A1" office:value-type="string">
            <text:p text:style-name="P29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22">Wi'y'ru:sha:la:im / Al-y'hu:da: : upon Jeduah / Ben-A:mo:ts : son of Amots / y'sha”ya:hu: : isajah / cha:za: : gaze / which / word</text:p>
          </table:table-cell>
        </table:table-row>
      </table:table>
      <text:p text:style-name="P2"/>
      <text:p text:style-name="P2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9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22"><text:s/>/ yih'ye : come to pass / Be erect / A day / The end / Come to pass</text:p>
          </table:table-cell>
        </table:table-row>
      </table:table>
      <text:p text:style-name="P12"/>
      <table:table table:name="表17" table:style-name="表17">
        <table:table-column table:style-name="表17.A"/>
        <table:table-row>
          <table:table-cell table:style-name="表17.A1" office:value-type="string">
            <text:p text:style-name="P29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22"><text:s/>/ mountains / b'rosh : At head / y'h'wa: / be:yth : house / har : mountain</text:p>
          </table:table-cell>
        </table:table-row>
      </table:table>
      <text:p text:style-name="P2"/>
      <table:table table:name="表18" table:style-name="表18">
        <table:table-column table:style-name="表18.A"/>
        <table:table-row>
          <table:table-cell table:style-name="表18.A1" office:value-type="string">
            <text:p text:style-name="P29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22">ka:l-hago:yim : all foreign nation / E:la:yw : unto it / sparkle / Mig'va:<text:span text:style-name="T14">O</text:span>:th : From hillock / W'lisa: : lift</text:p>
          </table:table-cell>
        </table:table-row>
      </table:table>
      <text:p text:style-name="P12"/>
      <text:p text:style-name="P20"><text:span text:style-name="T4">[next] </text:span><text:span text:style-name="T5">2:3</text:span><text:span text:style-name="T11"> “</text:span><text:span text:style-name="T4">”</text:span></text:p>
      <text:p text:style-name="Text_20_body"/>
      <text:p text:style-name="P12">[/  20190818_075608]</text:p>
      <text:p text:style-name="P16"/>
      <text:p text:style-name="P10"><text:soft-page-break/></text:p>
      <text:p text:style-name="P11">------------------------------------------------------------</text:p>
      <text:p text:style-name="P11">[XXXX]</text:p>
      <text:p text:style-name="Text_20_body"/>
      <text:p text:style-name="P20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9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22">El-har : towards mountain / ascend / to walk(?) / say / rabiym : abundant / people / walk</text:p>
          </table:table-cell>
        </table:table-row>
      </table:table>
      <text:p text:style-name="P12"/>
      <table:table table:name="表15" table:style-name="表15">
        <table:table-column table:style-name="表15.A"/>
        <table:table-row>
          <table:table-cell table:style-name="表15.A1" office:value-type="string">
            <text:p text:style-name="P29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22">mi'd'ra:xa:yw : from his road / w'yore:nu: : teach us / ya<text:span text:style-name="T14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9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22">te:tse: : go(3S) / mi'tsiyo:n : from scion / b'Orchotha:yw : in his road / ne:l'xa: : walk(1P)</text:p>
          </table:table-cell>
        </table:table-row>
      </table:table>
      <text:p text:style-name="P12"/>
      <table:table table:name="表20" table:style-name="表20">
        <table:table-column table:style-name="表20.A"/>
        <table:table-row>
          <table:table-cell table:style-name="表20.A1" office:value-type="string">
            <text:p text:style-name="P29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22">from jerusalem / * / u:'d'va:r : and word / tho:ra: : statute</text:p>
          </table:table-cell>
        </table:table-row>
      </table:table>
      <text:p text:style-name="P2"/>
      <text:p text:style-name="P20"><text:span text:style-name="T4">[next] </text:span><text:span text:style-name="T5">2:4</text:span><text:span text:style-name="T11"> “</text:span><text:span text:style-name="T4">XXX”</text:span></text:p>
      <text:p text:style-name="Text_20_body"/>
      <text:p text:style-name="P12">[/  20190826_110856]</text:p>
      <text:p text:style-name="P16"/>
      <text:p text:style-name="P10"/>
      <text:p text:style-name="P11"><text:soft-page-break/>------------------------------------------------------------</text:p>
      <text:p text:style-name="P11">[20190827_151938]</text:p>
      <text:p text:style-name="Text_20_body"/>
      <text:p text:style-name="P20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9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22">l'Amiym : towards people / ho:xiy:ach : justify / go:yim : nations / be:yn : among / sha:fa:t^ : judge</text:p>
          </table:table-cell>
        </table:table-row>
      </table:table>
      <text:p text:style-name="P12"/>
      <table:table table:name="表22" table:style-name="表22">
        <table:table-column table:style-name="表22.A"/>
        <table:table-row>
          <table:table-cell table:style-name="表22.A1" office:value-type="string">
            <text:p text:style-name="P29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22">l'itiyim : into hoe / charvo:tha:m : their sword / xit'thu: : strike / rabiym : abundant</text:p>
          </table:table-cell>
        </table:table-row>
      </table:table>
      <text:p text:style-name="P2"/>
      <table:table table:name="表23" table:style-name="表23">
        <table:table-column table:style-name="表23.A"/>
        <table:table-row>
          <table:table-cell table:style-name="表23.A1" office:value-type="string">
            <text:p text:style-name="P29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22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9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22">lo'yilmdu: : not teach / cherev : knife / El-go:y : towards nation / go:y : foreign nation</text:p>
          </table:table-cell>
        </table:table-row>
      </table:table>
      <text:p text:style-name="P12"/>
      <table:table table:name="表25" table:style-name="表25">
        <table:table-column table:style-name="表25.A"/>
        <table:table-row>
          <table:table-cell table:style-name="表25.A1" office:value-type="string">
            <text:p text:style-name="P29">עוֹד מִלְחָמָה פ</text:p>
          </table:table-cell>
        </table:table-row>
        <table:table-row>
          <table:table-cell table:style-name="表25.A2" office:value-type="string">
            <text:p text:style-name="P22">battle / <text:span text:style-name="T14">O</text:span>:d : again</text:p>
          </table:table-cell>
        </table:table-row>
      </table:table>
      <text:p text:style-name="P12"/>
      <text:p text:style-name="P20"><text:span text:style-name="T4">[next] 2</text:span><text:span text:style-name="T5">:5</text:span><text:span text:style-name="T11"> “</text:span><text:span text:style-name="T4">XXX”</text:span></text:p>
      <text:p text:style-name="Text_20_body"/>
      <text:p text:style-name="P12">[/  20190827_153408]</text:p>
      <text:p text:style-name="P16"/>
      <text:p text:style-name="P10"/>
      <text:p text:style-name="P11"><text:soft-page-break/>------------------------------------------------------------</text:p>
      <text:p text:style-name="P11">[XXXX]</text:p>
      <text:p text:style-name="Text_20_body"/>
      <text:p text:style-name="P20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9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22">Yahawe / in the light / and walk / walk / Jacob / house</text:p>
          </table:table-cell>
        </table:table-row>
      </table:table>
      <text:p text:style-name="P12"/>
      <table:table table:name="表29" table:style-name="表29">
        <table:table-column table:style-name="表29.A"/>
        <table:table-row>
          <table:table-cell table:style-name="表29.A1" office:value-type="string">
            <text:p text:style-name="P29">כִּי נָטַשְׁתָּה עַמְּ</text:p>
          </table:table-cell>
        </table:table-row>
        <table:table-row>
          <table:table-cell table:style-name="表29.A2" office:value-type="string">
            <text:p text:style-name="P22"><text:s/>/ am'xa: : thy people / na:t^ash'ta: : forsaken</text:p>
          </table:table-cell>
        </table:table-row>
      </table:table>
      <text:p text:style-name="P2"/>
      <table:table table:name="表30" table:style-name="表30">
        <table:table-column table:style-name="表30.A"/>
        <table:table-row>
          <table:table-cell table:style-name="表30.A1" office:value-type="string">
            <text:p text:style-name="P29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22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9">וּבְיַלְדֵי נָכְרִים יַשְׂפִּיקוּ</text:p>
          </table:table-cell>
        </table:table-row>
        <table:table-row>
          <table:table-cell table:style-name="表31.A2" office:value-type="string">
            <text:p text:style-name="P22">yas'piyqu: : clap / na:x'riym : strangers / u'v'yalde:y : and with offspring</text:p>
          </table:table-cell>
        </table:table-row>
      </table:table>
      <text:p text:style-name="P12"/>
      <text:p text:style-name="P20"><text:span text:style-name="T4">[next] </text:span><text:span text:style-name="T5">2:7</text:span><text:span text:style-name="T11"> “</text:span><text:span text:style-name="T4">XXX”</text:span></text:p>
      <text:p text:style-name="Text_20_body"/>
      <text:p text:style-name="P12">[/  20190829_092619]</text:p>
      <text:p text:style-name="P16"/>
      <text:p text:style-name="P10"/>
      <text:p text:style-name="P11">------------------------------------------------------------</text:p>
      <text:p text:style-name="P11">[20190830_142135]</text:p>
      <text:p text:style-name="Text_20_body"/>
      <text:p text:style-name="P20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ext:soft-page-break/>
        <table:table-row>
          <table:table-cell table:style-name="表32.A1" office:value-type="string">
            <text:p text:style-name="P29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22">w'E:yn : not exist / wa'za:ha:v : gold / kesef : silver / Ar'tso: : their land / wa'tima:le: : fill</text:p>
          </table:table-cell>
        </table:table-row>
      </table:table>
      <text:p text:style-name="P12"/>
      <table:table table:name="表33" table:style-name="表33">
        <table:table-column table:style-name="表33.A"/>
        <table:table-row>
          <table:table-cell table:style-name="表33.A1" office:value-type="string">
            <text:p text:style-name="P29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22">Ar'tso: : their land / wa'tima:le: : fill / l'Ots'rotha:yw : their deposits / qe:tse: : extremity</text:p>
          </table:table-cell>
        </table:table-row>
      </table:table>
      <text:p text:style-name="P2"/>
      <table:table table:name="表34" table:style-name="表34">
        <table:table-column table:style-name="表34.A"/>
        <table:table-row>
          <table:table-cell table:style-name="表34.A1" office:value-type="string">
            <text:p text:style-name="P29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22">l'mar'k'votha:yw : their chariots / qe:tse: : extremity / w'E:yn : not exist / horses</text:p>
          </table:table-cell>
        </table:table-row>
      </table:table>
      <text:p text:style-name="P27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9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22">ya:da:yw : their hands / l'ma<text:span text:style-name="T14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22">E`ts'b'<text:span text:style-name="T14">O</text:span>tha:yw : their fingers / do,make / in that / yish'tacha`wu: : worship</text:p>
          </table:table-cell>
        </table:table-row>
      </table:table>
      <text:p text:style-name="P12"/>
      <text:p text:style-name="P20"><text:span text:style-name="T4">[next] </text:span><text:span text:style-name="T5">2:9</text:span><text:span text:style-name="T11"> “</text:span><text:span text:style-name="T4">XXX”</text:span></text:p>
      <text:p text:style-name="Text_20_body"/>
      <text:p text:style-name="P12">[/  20190830_144200]</text:p>
      <text:p text:style-name="P16"/>
      <text:p text:style-name="P10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XXX </text:span><text:span text:style-name="T2">2:9</text:span></text:p>
      <text:p text:style-name="Text_20_body"><text:soft-page-break/>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9">וַיִּשַּׁח אָדָם וַיִּשְׁפַּל־אִישׁ וְאַל־תִּשָּׂא לָהֶם</text:p>
          </table:table-cell>
        </table:table-row>
        <table:table-row>
          <table:table-cell table:style-name="表37.A2" office:value-type="string">
            <text:p text:style-name="P22">towards them / lift / not / man / sink / man / sink</text:p>
          </table:table-cell>
        </table:table-row>
      </table:table>
      <text:p text:style-name="P12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9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22"><text:s/>/ mi'p'ne:y~from the face / be<text:span text:style-name="T14">A</text:span>:fa:r ~ in the dust / w'hit^a:me:n : hide / vatsu:r : into the cliff / bo: : go</text:p>
          </table:table-cell>
        </table:table-row>
      </table:table>
      <text:p text:style-name="P2"/>
      <table:table table:name="表39" table:style-name="表39">
        <table:table-column table:style-name="表39.A"/>
        <table:table-row>
          <table:table-cell table:style-name="表39.A1" office:value-type="string">
            <text:p text:style-name="P29">פַּחַד יְהוָה וּמֵהֲדַר גְּאֹנוֹ</text:p>
          </table:table-cell>
        </table:table-row>
        <table:table-row>
          <table:table-cell table:style-name="表39.A2" office:value-type="string">
            <text:p text:style-name="P22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9">aaa</text:p>
          </table:table-cell>
        </table:table-row>
        <table:table-row>
          <table:table-cell table:style-name="表40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2:11</text:span><text:span text:style-name="T11"> “עֵינֵי</text:span><text:span text:style-name="T4">”</text:span></text:p>
      <text:p text:style-name="Text_20_body"/>
      <text:p text:style-name="P19">[/  XXX]</text:p>
      <text:p text:style-name="P16"/>
      <text:p text:style-name="P10"/>
      <text:p text:style-name="P11">------------------------------------------------------------</text:p>
      <text:p text:style-name="P18">[20190906_001844]</text:p>
      <text:p text:style-name="Text_20_body"/>
      <text:p text:style-name="P20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9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22">the He <text:s/>/ bayo:m : in that day / l'vado: : in its apart / YHWH / w'nis'gav : lofty / men / elevation / sink / depress / * / pride / eye</text:p>
          </table:table-cell>
        </table:table-row>
      </table:table>
      <text:p text:style-name="P12"><text:soft-page-break/>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9">כִּי יוֹם לַיהוָה צְבָאוֹת עַל כָּל־גֵּאֶה </text:p>
          </table:table-cell>
        </table:table-row>
        <table:table-row>
          <table:table-cell table:style-name="表42.A2" office:value-type="string">
            <text:p text:style-name="P22">ka:l-ge:E: : all lofty / above / ts'va:o:th : campaign / in YHWH / day / because</text:p>
          </table:table-cell>
        </table:table-row>
      </table:table>
      <text:p text:style-name="P2"/>
      <table:table table:name="表43" table:style-name="表43">
        <table:table-column table:style-name="表43.A"/>
        <table:table-row>
          <table:table-cell table:style-name="表43.A1" office:value-type="string">
            <text:p text:style-name="P29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22">and depress / all lifted / w'<text:span text:style-name="T14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9">aaa</text:p>
          </table:table-cell>
        </table:table-row>
        <table:table-row>
          <table:table-cell table:style-name="表44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2:13</text:span><text:span text:style-name="T11"> “וְעַל</text:span><text:span text:style-name="T4">”</text:span></text:p>
      <text:p text:style-name="Text_20_body"/>
      <text:p text:style-name="P19">[/  20190906_003236]</text:p>
      <text:p text:style-name="P16"/>
      <text:p text:style-name="P10"/>
      <text:p text:style-name="P11">------------------------------------------------------------</text:p>
      <text:p text:style-name="P18">[20190925_091447]</text:p>
      <text:p text:style-name="Text_20_body"/>
      <text:p text:style-name="P20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9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22">word / a`sher – which / come to pass / el-mixa: ~ towards Micha / </text:p>
          </table:table-cell>
        </table:table-row>
      </table:table>
      <text:p text:style-name="P12"/>
      <table:table table:name="表46" table:style-name="表46">
        <table:table-column table:style-name="表46.A"/>
        <table:table-row>
          <table:table-cell table:style-name="表46.A1" office:value-type="string">
            <text:p text:style-name="P29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22">ha'morash'tiy ~ the Morashitite / biyme:y ~ in the days / yo:tha:m ~ Jotham / </text:p>
          </table:table-cell>
        </table:table-row>
      </table:table>
      <text:p text:style-name="P2"/>
      <table:table table:name="表47" table:style-name="表47">
        <table:table-column table:style-name="表47.A"/>
        <table:table-row>
          <table:table-cell table:style-name="表47.A1" office:value-type="string">
            <text:p text:style-name="P29">אָחָז יְחִזְקִיָּה מַלְכֵי יְהוּדָה </text:p>
          </table:table-cell>
        </table:table-row>
        <text:soft-page-break/>
        <table:table-row>
          <table:table-cell table:style-name="表47.A2" office:value-type="string">
            <text:p text:style-name="P22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9">אֲשֶׁר־חָזָה עַל־שֹׁמְרוֹן וִירוּשָׁלִָם</text:p>
          </table:table-cell>
        </table:table-row>
        <table:table-row>
          <table:table-cell table:style-name="表48.A2" office:value-type="string">
            <text:p text:style-name="P22">which / cha:za: ~ gaze / <text:span text:style-name="T14">A</text:span>l ~ above / shom'ro-n / wi'yru:sha:la:im</text:p>
          </table:table-cell>
        </table:table-row>
      </table:table>
      <text:p text:style-name="P12"/>
      <text:p text:style-name="P12"/>
      <table:table table:name="表49" table:style-name="表49">
        <table:table-column table:style-name="表49.A"/>
        <table:table-row>
          <table:table-cell table:style-name="表49.A1" office:value-type="string">
            <text:p text:style-name="P29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22">shim'<text:span text:style-name="T14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9">אֶרֶץ וּמְלֹאָהּ וִיהִי אֲדֹנָי </text:p>
          </table:table-cell>
        </table:table-row>
        <table:table-row>
          <table:table-cell table:style-name="表49.A2" office:value-type="string">
            <text:p text:style-name="P22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9">יְהוִה בָּכֶם לְעֵד </text:p>
          </table:table-cell>
        </table:table-row>
        <table:table-row>
          <table:table-cell table:style-name="表49.A2" office:value-type="string">
            <text:p text:style-name="P22">y'hwi: ~ Yehovah / ba:xem ~ towards them / l'<text:span text:style-name="T14">E</text:span>:d ~ for witness </text:p>
          </table:table-cell>
        </table:table-row>
        <table:table-row>
          <table:table-cell table:style-name="表49.A2" office:value-type="string">
            <text:p text:style-name="P29">אֲדֹנָי מֵהֵיכַל קָדְשׁוֹ</text:p>
          </table:table-cell>
        </table:table-row>
        <table:table-row>
          <table:table-cell table:style-name="表49.A2" office:value-type="string">
            <text:p text:style-name="P22">a`dona:y / me:he:yxal ~ from temple / qa:d'sho: ~ his sacred place</text:p>
          </table:table-cell>
        </table:table-row>
      </table:table>
      <text:p text:style-name="P12"/>
      <text:p text:style-name="P12"/>
      <text:p text:style-name="P20"><text:span text:style-name="T4">[next] </text:span><text:span text:style-name="T5">1:3</text:span><text:span text:style-name="T11"> “</text:span><text:span text:style-name="T4">XXX”</text:span></text:p>
      <text:p text:style-name="Text_20_body"/>
      <text:p text:style-name="P19">[/  20190925_093935]</text:p>
      <text:p text:style-name="P16"/>
      <text:p text:style-name="P10"/>
      <text:p text:style-name="P11">------------------------------------------------------------</text:p>
      <text:p text:style-name="P18">[20190929_072543]</text:p>
      <text:p text:style-name="Text_20_body"/>
      <text:p text:style-name="P20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9"><text:s/>וְדָרַ כִּי־הִנֵּה יְהוָה יֹצֵא מִמְּקוֹמוֹ וְיָרַד </text:p>
            <text:p text:style-name="P29">עַל־*בָּמוֹתֵי [בָּמֳתֵי] אָרֶץ</text:p>
          </table:table-cell>
        </table:table-row>
        <table:table-row>
          <table:table-cell table:style-name="表4.A2" office:value-type="string">
            <text:p text:style-name="P22">for behold / yahwe / yotse: ~ go out / mi'm'qo:mo: ~ from its spot / w'ya:rad ~ and descend</text:p>
          </table:table-cell>
        </table:table-row>
        <table:table-row>
          <table:table-cell table:style-name="表4.A2" office:value-type="string">
            <text:p text:style-name="P29">וְדָרַדָּרַךְ </text:p>
            <text:p text:style-name="P29">עַל־*בָּמוֹתֵי [בָּמֳתֵי] אָרֶץ</text:p>
          </table:table-cell>
        </table:table-row>
        <table:table-row>
          <table:table-cell table:style-name="表4.A2" office:value-type="string">
            <text:p text:style-name="P22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9">וְנָמַסּוּ הֶהָרִים תַּחְתָּיו </text:p>
          </table:table-cell>
        </table:table-row>
        <table:table-row>
          <table:table-cell table:style-name="表4.A2" office:value-type="string">
            <text:p text:style-name="P22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9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22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9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22">mip'ne:y ~ from face / ha:E:sh ~ fire / k'mayim ~ when waters / muga:riym ~ flow / b'mo:ra:d ~ on dec<text:span text:style-name="T18">ent</text:span></text:p>
          </table:table-cell>
        </table:table-row>
      </table:table>
      <text:p text:style-name="P12"/>
      <text:p text:style-name="P20"><text:span text:style-name="T4">[next] </text:span><text:span text:style-name="T5">1:4</text:span><text:span text:style-name="T11"> “</text:span><text:span text:style-name="T4">XXX”</text:span></text:p>
      <text:p text:style-name="Text_20_body"/>
      <text:p text:style-name="P19">[/  20190929_074130]</text:p>
      <text:p text:style-name="P16"/>
      <text:p text:style-name="P10"/>
      <text:p text:style-name="P11">------------------------------------------------------------</text:p>
      <text:p text:style-name="P18">[20190930_095941]</text:p>
      <text:p text:style-name="Text_20_body"/>
      <text:p text:style-name="P20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9">וְנָמַסּוּ הֶהָרִים תַּחְתָּיו וְהָעֲמָקִים </text:p>
          </table:table-cell>
        </table:table-row>
        <text:soft-page-break/>
        <table:table-row>
          <table:table-cell table:style-name="表26.A2" office:value-type="string">
            <text:p text:style-name="P22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9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22">yith'baqa:U: ~ break / kado:nag ~ as if wax / mi'p'ne:y ~ from face / ha:E:sh ~ fire</text:p>
          </table:table-cell>
        </table:table-row>
        <table:table-row>
          <table:table-cell table:style-name="表26.A2" office:value-type="string">
            <text:p text:style-name="P29">כְּמַיִם מֻגָּרִים בְּמוֹרָד</text:p>
          </table:table-cell>
        </table:table-row>
        <table:table-row>
          <table:table-cell table:style-name="表26.A2" office:value-type="string">
            <text:p text:style-name="P22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9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22">b'fesha<office:annotation office:name="__Annotation__1042_1017729253"><dc:creator>iwabuchi ken</dc:creator><dc:date>2019-09-30T10:10:29.34</dc:date><text:p text:style-name="P45"><text:span text:style-name="T20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9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22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9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22">shom'ro:n / u'miy ~ and who? / ba:mo:th ~ elevation / y'hu:da: / ha`lo: ~ not / y'ru:sha:la:im</text:p>
          </table:table-cell>
        </table:table-row>
      </table:table>
      <text:p text:style-name="P12"/>
      <text:p text:style-name="P20"><text:span text:style-name="T4">[next] </text:span><text:span text:style-name="T5">1:6</text:span><text:span text:style-name="T11"> “</text:span><text:span text:style-name="T4">XXX”</text:span></text:p>
      <text:p text:style-name="Text_20_body"/>
      <text:p text:style-name="P19">[/  20190930_102046]</text:p>
      <text:p text:style-name="Text_20_body"/>
      <text:p text:style-name="P10"/>
      <text:p text:style-name="P11">------------------------------------------------------------</text:p>
      <text:p text:style-name="P18">[20191003_091831]</text:p>
      <text:p text:style-name="Text_20_body"/>
      <text:p text:style-name="P20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9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22">w'sam'tiy ~ and I will put / shom'ro:n / l'<text:span text:style-name="T14">I</text:span>y ~ to ruin / hasa:de: ~ field / garden <text:soft-page-break/>~ l'mat^a:<text:span text:style-name="T14">E</text:span>:y / vineyard ~ xa:rem</text:p>
          </table:table-cell>
        </table:table-row>
        <table:table-row>
          <table:table-cell table:style-name="表27.A2" office:value-type="string">
            <text:p text:style-name="P29">וְהִגַּרְתִּי לַגַּי אֲבָנֶיהָ </text:p>
          </table:table-cell>
        </table:table-row>
        <table:table-row>
          <table:table-cell table:style-name="表27.A2" office:value-type="string">
            <text:p text:style-name="P22">w'higartiy ~ I will pour / into gorge ~ lagay / stones thereof ~ a`va:neyha: / </text:p>
          </table:table-cell>
        </table:table-row>
        <table:table-row>
          <table:table-cell table:style-name="表27.A2" office:value-type="string">
            <text:p text:style-name="P29">וִיסֹדֶיהָ אֲגַלֶּה</text:p>
          </table:table-cell>
        </table:table-row>
        <table:table-row>
          <table:table-cell table:style-name="表27.A2" office:value-type="string">
            <text:p text:style-name="P22">wi'ysodeyha: ~ and foundation thereof / reveal ~ a`gale:</text:p>
          </table:table-cell>
        </table:table-row>
        <table:table-row>
          <table:table-cell table:style-name="表27.A2" office:value-type="string">
            <text:p text:style-name="P29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22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9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22">yisa:r'fu: ~ be on fire / va:E:sh ~ on fire / w'xa:l-<text:span text:style-name="T14">A</text:span>`tsabeyha: ~ and all images thereof</text:p>
          </table:table-cell>
        </table:table-row>
        <table:table-row>
          <table:table-cell table:style-name="表27.A2" office:value-type="string">
            <text:p text:style-name="P30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22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30">וְעַד־אֶתְנַן זוֹנָה יָשׁוּבוּ</text:p>
          </table:table-cell>
        </table:table-row>
        <table:table-row>
          <table:table-cell table:style-name="表27.A2" office:value-type="string">
            <text:p text:style-name="P22">w'Ad-Ethnan ~ and while gift / commit idolatry / ya:shu:vu: ~ return</text:p>
          </table:table-cell>
        </table:table-row>
      </table:table>
      <text:p text:style-name="P12"/>
      <text:p text:style-name="P20"><text:span text:style-name="T4">[next] </text:span><text:span text:style-name="T5">1:8</text:span><text:span text:style-name="T11"> “</text:span><text:span text:style-name="T4">XXX”</text:span></text:p>
      <text:p text:style-name="Text_20_body"/>
      <text:p text:style-name="P19">[/  20191003_094638]</text:p>
      <text:p text:style-name="Text_20_body"/>
      <text:p text:style-name="P10"/>
      <text:p text:style-name="P11">------------------------------------------------------------</text:p>
      <text:p text:style-name="P18">[20191006_065314]</text:p>
      <text:p text:style-name="Text_20_body"/>
      <text:p text:style-name="P20"><text:span text:style-name="T1">1. XXX </text:span><text:span text:style-name="T2">1:8</text:span></text:p>
      <text:p text:style-name="P13">1. </text:p>
      <table:table table:name="表56" table:style-name="表56">
        <table:table-column table:style-name="表56.A"/>
        <text:soft-page-break/>
        <table:table-row>
          <table:table-cell table:style-name="表56.A1" office:value-type="string">
            <text:p text:style-name="P29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22">Al-tsoth ~ above this / Es'p'da: ~ wail / w'E:yliyla: ~ and howl / E:yl'xa: ~ walk </text:p>
          </table:table-cell>
        </table:table-row>
      </table:table>
      <text:p text:style-name="P13">2. </text:p>
      <table:table table:name="表57" table:style-name="表57">
        <table:table-column table:style-name="表57.A"/>
        <table:table-row>
          <table:table-cell table:style-name="表57.A1" office:value-type="string">
            <text:p text:style-name="P29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22">shiylal ~ nude / w'<text:span text:style-name="T14">A</text:span>:ro:m ~ naked / E<text:span text:style-name="T14">E</text:span>`se ~ make / mis'pe:d ~ lamentation</text:p>
          </table:table-cell>
        </table:table-row>
      </table:table>
      <text:p text:style-name="P13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9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22">ka'taniym ~ as if sea serpent / w'E:vel ~ lam<text:span text:style-name="T18">entation / ki'vno:th ~ daughter / yaa`na: ~ owl</text:span></text:p>
          </table:table-cell>
        </table:table-row>
      </table:table>
      <text:p text:style-name="P13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9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22">kiy / a`nu:sha: ~ frail / mako:theyha: ~ her wound / kiy-va:A: ~ for it is come / <text:span text:style-name="T14">A</text:span>d-y'hu:da: ~ as far as jehudah</text:p>
          </table:table-cell>
        </table:table-row>
      </table:table>
      <text:p text:style-name="P13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9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22">na:ga<text:span text:style-name="T14">A0</text:span><text:span text:style-name="T16"> ~ arrive / </text:span><text:span text:style-name="T14">A</text:span><text:span text:style-name="T16">d-shaAr ~ as far as gate / </text:span><text:span text:style-name="T14">A</text:span><text:span text:style-name="T16">miy ~ my people / </text:span><text:span text:style-name="T14">A</text:span><text:span text:style-name="T16">d-y'ru:sha:la:im</text:span></text:p>
          </table:table-cell>
        </table:table-row>
      </table:table>
      <text:p text:style-name="P13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9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22">b'Gath ~ at Gath / Al-tagiydu: ~ manifest / ba:xo: ~ moan / Al-tiv'ku: ~ not weep</text:p>
          </table:table-cell>
        </table:table-row>
      </table:table>
      <text:p text:style-name="P13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9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22">b've:yth l'<text:span text:style-name="T14">A</text:span>f'ra: ~ in Beth-le-Aphrah / <text:span text:style-name="T14">A</text:span>:fa:r ~ dust / hith'pala:sh'tiy ~ you roll / </text:p>
          </table:table-cell>
        </table:table-row>
      </table:table>
      <text:p text:style-name="P12"/>
      <text:p text:style-name="P20"><text:span text:style-name="T4">[next] </text:span><text:span text:style-name="T5">1:11</text:span><text:span text:style-name="T11"> “</text:span><text:span text:style-name="T4">XXX”</text:span></text:p>
      <text:p text:style-name="Text_20_body"/>
      <text:p text:style-name="P19"><text:soft-page-break/>[/  20191006_085733]</text:p>
      <text:p text:style-name="Text_20_body"/>
      <text:p text:style-name="P10"/>
      <text:p text:style-name="P11">------------------------------------------------------------</text:p>
      <text:p text:style-name="P18">[20191009_155848]</text:p>
      <text:p text:style-name="Text_20_body"/>
      <text:p text:style-name="P20"><text:span text:style-name="T1">1. XXX </text:span><text:span text:style-name="T2">1:11</text:span></text:p>
      <text:p text:style-name="P13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9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22"><text:span text:style-name="T14">I</text:span>v'riy ~ tra / la:'xem ~ in it / yo:sheveth ~ dwell / sha:fiyr ~ Shaphir / <text:span text:style-name="T14">E</text:span>r'ya:-vosheth ~ nudity-shame</text:p>
          </table:table-cell>
        </table:table-row>
      </table:table>
      <text:p text:style-name="P13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9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22">lo: ~ not<text:span text:style-name="T18"> / ya:ts'A: ~ go out / yo:sheveth ~ dwell / tsaA`na:n ~ Zaanan / mis'pad ~ lament</text:span></text:p>
          </table:table-cell>
        </table:table-row>
      </table:table>
      <text:p text:style-name="P13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9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22">be:yth ha:E:tsel ~ Beth-ha-Etsel / yiqach ~ take / mi'kem ~ from it / <text:span text:style-name="T14">E</text:span>m'da:tho: ~ </text:p>
          </table:table-cell>
        </table:table-row>
      </table:table>
      <text:p text:style-name="P13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9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22">kiy-cha:la: ~ for – be worn / l't^o:v ~ for good / yo:sheveth ~ dwell / ma:ro:th ~ Mar<text:span text:style-name="T18">oth</text:span></text:p>
          </table:table-cell>
        </table:table-row>
      </table:table>
      <text:p text:style-name="P13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9">כִּי־יָרַד רָע מֵאֵת יְהוָה </text:p>
          </table:table-cell>
        </table:table-row>
        <table:table-row>
          <table:table-cell table:style-name="表67.A2" office:value-type="string">
            <text:p text:style-name="P22">kiy-ya:rad ~ for – descend / bad,evil ~ ra:<text:span text:style-name="T14">A</text:span>0 / me:E:th ~ from self / y'hwa: / </text:p>
          </table:table-cell>
        </table:table-row>
      </table:table>
      <text:p text:style-name="P13">6. </text:p>
      <table:table table:name="表68" table:style-name="表68">
        <table:table-column table:style-name="表68.A"/>
        <text:soft-page-break/>
        <table:table-row>
          <table:table-cell table:style-name="表68.A1" office:value-type="string">
            <text:p text:style-name="P29">לְשַׁעַר יְרוּשָׁלִָם</text:p>
          </table:table-cell>
        </table:table-row>
        <table:table-row>
          <table:table-cell table:style-name="表68.A2" office:value-type="string">
            <text:p text:style-name="P22">l'sha<text:span text:style-name="T14">A</text:span>r ~ gate / y'ru:sha:la:im</text:p>
          </table:table-cell>
        </table:table-row>
      </table:table>
      <text:p text:style-name="P13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9">aaa</text:p>
          </table:table-cell>
        </table:table-row>
        <table:table-row>
          <table:table-cell table:style-name="表69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1:13</text:span><text:span text:style-name="T11"> “</text:span><text:span text:style-name="T4">XXX”</text:span></text:p>
      <text:p text:style-name="Text_20_body"/>
      <text:p text:style-name="P19">[/  20191009_161857]</text:p>
      <text:p text:style-name="Text_20_body"/>
      <text:p text:style-name="P10"/>
      <text:p text:style-name="P11">------------------------------------------------------------</text:p>
      <text:p text:style-name="P18">[20191011_172434]</text:p>
      <text:p text:style-name="Text_20_body"/>
      <text:p text:style-name="P20"><text:span text:style-name="T1">1. XXX </text:span><text:span text:style-name="T2">1:13</text:span></text:p>
      <text:p text:style-name="P13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9">רְתֹם הַמֶּרְכָּבָה לָרֶכֶשׁ </text:p>
          </table:table-cell>
        </table:table-row>
        <table:table-row>
          <table:table-cell table:style-name="表70.A2" office:value-type="string">
            <text:p text:style-name="P22">r'tho:m ~ yoke up / ha'mer'ka:va: ~ chariot / la:'rexesh ~ to a relay of animals</text:p>
          </table:table-cell>
        </table:table-row>
      </table:table>
      <text:p text:style-name="P13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9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22">yo:sheveth ~ dwell / la:xiysh ~ Lakish / re:shiyth ~ first / chat^a:th ~ offender</text:p>
          </table:table-cell>
        </table:table-row>
      </table:table>
      <text:p text:style-name="P13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9"><text:s/>* הִיא לְבַת־צִיּוֹן </text:p>
          </table:table-cell>
        </table:table-row>
        <table:table-row>
          <table:table-cell table:style-name="表72.A2" office:value-type="string">
            <text:p text:style-name="P22">hiy ~ he(she) / l'va:th-tsiyo:n ~ to dauther of Zion</text:p>
          </table:table-cell>
        </table:table-row>
      </table:table>
      <text:p text:style-name="P13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9">נִמְצְאוּ פִּשְׁעֵי יִשְׂרָאֵל </text:p>
          </table:table-cell>
        </table:table-row>
        <text:soft-page-break/>
        <table:table-row>
          <table:table-cell table:style-name="表73.A2" office:value-type="string">
            <text:p text:style-name="P22">exist,find ~ nim'ts'u: / revolt ~ pish'<text:span text:style-name="T14">E</text:span>:y / </text:p>
          </table:table-cell>
        </table:table-row>
      </table:table>
      <text:p text:style-name="P13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9">לָכֵן תִּתְּנִי שִׁלּוּחִים עַל </text:p>
          </table:table-cell>
        </table:table-row>
        <table:table-row>
          <table:table-cell table:style-name="表74.A2" office:value-type="string">
            <text:p text:style-name="P22">la:'xe:n ~ for rightness / tit'niy ~ give / divorce ~ shilu:chiym / <text:span text:style-name="T14">A</text:span>l ~ above,upon</text:p>
          </table:table-cell>
        </table:table-row>
      </table:table>
      <text:p text:style-name="P13">6. </text:p>
      <table:table table:name="表75" table:style-name="表75">
        <table:table-column table:style-name="表75.A"/>
        <table:table-row>
          <table:table-cell table:style-name="表75.A1" office:value-type="string">
            <text:p text:style-name="P29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22">mo:resheth gath / ba:te:y ~ house / Ax'ziyb ~ Akzib / l'mal've:y ~ to king / yis'ra:E:l</text:p>
          </table:table-cell>
        </table:table-row>
      </table:table>
      <text:p text:style-name="P13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9">aaa</text:p>
          </table:table-cell>
        </table:table-row>
        <table:table-row>
          <table:table-cell table:style-name="表76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1:15</text:span><text:span text:style-name="T11"> “</text:span><text:span text:style-name="T4">XXX”</text:span></text:p>
      <text:p text:style-name="Text_20_body"/>
      <text:p text:style-name="P19">[/  20191011_174231]</text:p>
      <text:p text:style-name="Text_20_body"/>
      <text:p text:style-name="P10"/>
      <text:p text:style-name="P11">------------------------------------------------------------</text:p>
      <text:p text:style-name="P18">[20191012_192936]</text:p>
      <text:p text:style-name="Text_20_body"/>
      <text:p text:style-name="P20"><text:span text:style-name="T1">1. XXX </text:span><text:span text:style-name="T2">1:15</text:span></text:p>
      <text:p text:style-name="P13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9"><text:s/>*עֹד הַיֹּרֵשׁ אָבִי לָ</text:p>
          </table:table-cell>
        </table:table-row>
        <table:table-row>
          <table:table-cell table:style-name="表77.A2" office:value-type="string">
            <text:p text:style-name="P22"><text:span text:style-name="T14">O</text:span>d ~ again,more / ha'yore:sh ~ @ / A:viy ~ come,go / to thee ~ la:x / </text:p>
          </table:table-cell>
        </table:table-row>
      </table:table>
      <text:p text:style-name="P13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9">יוֹשֶׁבֶת מָרֵשָׁה עַד־עֲדֻלָּם </text:p>
          </table:table-cell>
        </table:table-row>
        <table:table-row>
          <table:table-cell table:style-name="表78.A2" office:value-type="string">
            <text:p text:style-name="P22">yo:sheveth ~ dwell / ma:re:sha: ~ Mar<text:span text:style-name="T18">esha / Ad-</text:span><text:span text:style-name="T15">A</text:span><text:span text:style-name="T18">`dula:m ~ as fa as Adulam</text:span></text:p>
          </table:table-cell>
        </table:table-row>
      </table:table>
      <text:p text:style-name="P13"><text:soft-page-break/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9">יָבוֹא כְּבוֹד יִשְׂרָאֵל</text:p>
          </table:table-cell>
        </table:table-row>
        <table:table-row>
          <table:table-cell table:style-name="表79.A2" office:value-type="string">
            <text:p text:style-name="P22">ya:vo: ~ come,go / splendor ~ k'vo: / yis'ra:e:l</text:p>
          </table:table-cell>
        </table:table-row>
      </table:table>
      <text:p text:style-name="P13">4. </text:p>
      <table:table table:name="表80" table:style-name="表80">
        <table:table-column table:style-name="表80.A"/>
        <table:table-row>
          <table:table-cell table:style-name="表80.A1" office:value-type="string">
            <text:p text:style-name="P29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22">qa:r'chiy ~ depilate / sha<text:span text:style-name="T18">ve hair ~ wa:'goziy / </text:span></text:p>
          </table:table-cell>
        </table:table-row>
      </table:table>
      <text:p text:style-name="P13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9"/>
          </table:table-cell>
        </table:table-row>
        <table:table-row>
          <table:table-cell table:style-name="表81.A2" office:value-type="string">
            <text:p text:style-name="P22"/>
          </table:table-cell>
        </table:table-row>
      </table:table>
      <text:p text:style-name="P13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9">aaa</text:p>
          </table:table-cell>
        </table:table-row>
        <table:table-row>
          <table:table-cell table:style-name="表82.A2" office:value-type="string">
            <text:p text:style-name="P22"/>
          </table:table-cell>
        </table:table-row>
      </table:table>
      <text:p text:style-name="P13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9"><text:s/>*כַּנֶּשֶׁר כִּי גָלוּ מִמֵּ</text:p>
          </table:table-cell>
        </table:table-row>
        <table:table-row>
          <table:table-cell table:style-name="表83.A2" office:value-type="string">
            <text:p text:style-name="P22"/>
          </table:table-cell>
        </table:table-row>
      </table:table>
      <text:p text:style-name="P12"/>
      <text:p text:style-name="P12">[next] continue</text:p>
      <text:p text:style-name="Text_20_body"/>
      <text:p text:style-name="P19">[/  20191012_194558]</text:p>
      <text:p text:style-name="Text_20_body"/>
      <text:p text:style-name="P10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XXX </text:span><text:span text:style-name="T2">1:16</text:span></text:p>
      <text:p text:style-name="P13">1. </text:p>
      <table:table table:name="表84" table:style-name="表84">
        <table:table-column table:style-name="表84.A"/>
        <text:soft-page-break/>
        <table:table-row>
          <table:table-cell table:style-name="表84.A1" office:value-type="string">
            <text:p text:style-name="P29">*עַל־בְּנֵי תַּעֲנוּגָיִ</text:p>
          </table:table-cell>
        </table:table-row>
        <table:table-row>
          <table:table-cell table:style-name="表84.A2" office:value-type="string">
            <text:p text:style-name="P22"><text:span text:style-name="T14">A</text:span>l-b'ne:y ~ above son / taA`nu:ga:yx ~ luxury / </text:p>
          </table:table-cell>
        </table:table-row>
      </table:table>
      <text:p text:style-name="P13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9">*הַרְחִבִי קָרְחָתֵ</text:p>
          </table:table-cell>
        </table:table-row>
        <table:table-row>
          <table:table-cell table:style-name="表85.A2" office:value-type="string">
            <text:p text:style-name="P22">har'chiviy ~ broaden / qa:r'cha:the:x ~ baldness / </text:p>
          </table:table-cell>
        </table:table-row>
      </table:table>
      <text:p text:style-name="P13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9">*כַּנֶּשֶׁר כִּי גָלוּ מִמֵּ</text:p>
          </table:table-cell>
        </table:table-row>
        <table:table-row>
          <table:table-cell table:style-name="表86.A2" office:value-type="string">
            <text:p text:style-name="P22">ka'nesher ~ like eagle / kiy ~ because / ga:lu: ~ exile / mime:x ~ from thee</text:p>
          </table:table-cell>
        </table:table-row>
      </table:table>
      <text:p text:style-name="P13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9">הוֹי חֹשְׁבֵי־אָוֶן וּפֹעֲלֵי </text:p>
          </table:table-cell>
        </table:table-row>
        <table:table-row>
          <table:table-cell table:style-name="表87.A2" office:value-type="string">
            <text:p text:style-name="P22">ho:y ~ oh! / fabricate ~ chosh've:y / A:wen ~ trouble,wickedness / practice ~ u:'fo<text:span text:style-name="T14">A</text:span>le:y</text:p>
          </table:table-cell>
        </table:table-row>
      </table:table>
      <text:p text:style-name="P13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9">רָע עַל־מִשְׁכְּבוֹתָם בְּאוֹר </text:p>
          </table:table-cell>
        </table:table-row>
        <table:table-row>
          <table:table-cell table:style-name="表88.A2" office:value-type="string">
            <text:p text:style-name="P22">ra:<text:span text:style-name="T14">A</text:span>0 ~ evil / <text:span text:style-name="T14">A</text:span>l-mish'k'vo:tha:m ~ above their beds / k'O:r ~ in illumination</text:p>
          </table:table-cell>
        </table:table-row>
      </table:table>
      <text:p text:style-name="P13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9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22">ha'boqer ~ dawn / ya<text:span text:style-name="T14">A</text:span>`su:'ha: ~ they do / kiy / yesh-l'E:l ~ is,are in strength / ya:da:'m ~ their hands</text:p>
          </table:table-cell>
        </table:table-row>
      </table:table>
      <text:p text:style-name="P13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9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22">w'cha:m'du ~ to delight in / sa:do:th ~ field / w'ga:za:lu: ~ rob,strip / u:va:tiym ~ house</text:p>
          </table:table-cell>
        </table:table-row>
      </table:table>
      <text:p text:style-name="P13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9">וְנָשָׂאוּ וְעָשְׁקוּ גֶּבֶר </text:p>
          </table:table-cell>
        </table:table-row>
        <table:table-row>
          <table:table-cell table:style-name="表91.A2" office:value-type="string">
            <text:p text:style-name="P22">w'na:sa:U: ~ to lift / w'<text:span text:style-name="T14">A</text:span>:sh'qu: ~ press upon,violate / warrior,person ~ gever</text:p>
          </table:table-cell>
        </table:table-row>
      </table:table>
      <text:p text:style-name="P13"><text:soft-page-break/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9">וּבֵיתוֹ וְאִישׁ וְנַחֲלָתוֹ פ</text:p>
          </table:table-cell>
        </table:table-row>
        <table:table-row>
          <table:table-cell table:style-name="表92.A2" office:value-type="string">
            <text:p text:style-name="P22">u:'ve:ytho: ~ his house / w'Yiysh ~ a man / w'nacha`la:tho ~ inherited estate</text:p>
          </table:table-cell>
        </table:table-row>
      </table:table>
      <text:p text:style-name="P13">1. </text:p>
      <table:table table:name="表93" table:style-name="表93">
        <table:table-column table:style-name="表93.A"/>
        <table:table-row>
          <table:table-cell table:style-name="表93.A1" office:value-type="string">
            <text:p text:style-name="P29">aaa</text:p>
          </table:table-cell>
        </table:table-row>
        <table:table-row>
          <table:table-cell table:style-name="表93.A2" office:value-type="string">
            <text:p text:style-name="P22"/>
          </table:table-cell>
        </table:table-row>
      </table:table>
      <text:p text:style-name="P13"/>
      <text:p text:style-name="P20"><text:span text:style-name="T4">[next] </text:span><text:span text:style-name="T5">2:3</text:span><text:span text:style-name="T11"> “</text:span><text:span text:style-name="T4">XXX”</text:span></text:p>
      <text:p text:style-name="Text_20_body"/>
      <text:p text:style-name="P19">[/  20191013_181122]</text:p>
      <text:p text:style-name="Text_20_body"/>
      <text:p text:style-name="P10"/>
      <text:p text:style-name="P11">------------------------------------------------------------</text:p>
      <text:p text:style-name="P18">[20191014_164320]</text:p>
      <text:p text:style-name="Text_20_body"/>
      <text:p text:style-name="P20"><text:span text:style-name="T1">1. XXX </text:span><text:span text:style-name="T2">2:3</text:span></text:p>
      <text:p text:style-name="P13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9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22">la:xe:n ~ in (so,just) / ko: ~ thu<text:span text:style-name="T18">s / A:mar ~ sayth / y'hwa: / hin'niy ~ lo! you / fabricate ~ choshe:v</text:span></text:p>
          </table:table-cell>
        </table:table-row>
      </table:table>
      <text:p text:style-name="P13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9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22"><text:span text:style-name="T14">A</text:span>l-ha'mish'pa:cha: ~ upon,against tribe,family / ha'zo:th ~ the this / ra:<text:span text:style-name="T14">A</text:span>: ~ bad,evil</text:p>
          </table:table-cell>
        </table:table-row>
      </table:table>
      <text:p text:style-name="P13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9">אֲשֶׁר לֹא־תָמִישׁוּ מִשָּׁם </text:p>
          </table:table-cell>
        </table:table-row>
        <table:table-row>
          <table:table-cell table:style-name="表96.A2" office:value-type="string">
            <text:p text:style-name="P22">Asher ~ who,which / lo-tha:miyshu: ~ withdraw / from there ~ mi'sha:m</text:p>
          </table:table-cell>
        </table:table-row>
      </table:table>
      <text:p text:style-name="P13"><text:soft-page-break/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9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22"><text:s/>your necks ~ tsau:rothe:y'xem / w'lo: and not<text:span text:style-name="T18"> / to walk ~ the:l'xu / proudly ~ ro:ma:</text:span></text:p>
          </table:table-cell>
        </table:table-row>
      </table:table>
      <text:p text:style-name="P13">5. </text:p>
      <table:table table:name="表98" table:style-name="表98">
        <table:table-column table:style-name="表98.A"/>
        <table:table-row>
          <table:table-cell table:style-name="表98.A1" office:value-type="string">
            <text:p text:style-name="P29">כִּי עֵת רָעָה הִיא</text:p>
          </table:table-cell>
        </table:table-row>
        <table:table-row>
          <table:table-cell table:style-name="表98.A2" office:value-type="string">
            <text:p text:style-name="P22">kiy / now ~ <text:span text:style-name="T14">E</text:span>:th / ra:<text:span text:style-name="T14">A</text:span>: ~ bad,evil / he,this,that ~ hiy</text:p>
          </table:table-cell>
        </table:table-row>
      </table:table>
      <text:p text:style-name="P13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9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22">in,towards a day ~ ba'yo:m / the he,she,it ~ ha'hu: / to lift ~ yisa: / against them ~ <text:span text:style-name="T14">A</text:span>`le:y'xem / simile ~ ma:sha:l</text:p>
          </table:table-cell>
        </table:table-row>
      </table:table>
      <text:p text:style-name="P13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9">וְנָהָה נְהִי נִהְיָה אָמַר </text:p>
          </table:table-cell>
        </table:table-row>
        <table:table-row>
          <table:table-cell table:style-name="表100.A2" office:value-type="string">
            <text:p text:style-name="P22">w'na:ha: ~ to groan / an elegy ~ n'hiy / become,come to pass ~ nih'ya: / to say ~ <text:span text:style-name="T14">A</text:span>:mar</text:p>
          </table:table-cell>
        </table:table-row>
      </table:table>
      <text:p text:style-name="P13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9">שָׁדוֹד נְשַׁדֻּנוּ חֵלֶק עַמִּי</text:p>
            <text:p text:style-name="P29"><text:s/></text:p>
          </table:table-cell>
        </table:table-row>
        <table:table-row>
          <table:table-cell table:style-name="表101.A2" office:value-type="string">
            <text:p text:style-name="P22">powerful, to ravage ~ sha:do:d / * / smoothness ~ che:leq / <text:span text:style-name="T14">A</text:span>miy ~ my people</text:p>
          </table:table-cell>
        </table:table-row>
      </table:table>
      <text:p text:style-name="P13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9"><text:s/>יָמִיר</text:p>
            <text:p text:style-name="P29">*אֵי </text:p>
            <text:p text:style-name="P4">יָמִישׁ לִי </text:p>
          </table:table-cell>
        </table:table-row>
        <table:table-row>
          <table:table-cell table:style-name="表102.A2" office:value-type="string">
            <text:p text:style-name="P22">ya:miyr ~ to alt<text:span text:style-name="T18">er, to dispose of / E:yx ~ how ? / to withdraw ~ ya:miysh / li'y ~ in,towards,for me</text:span></text:p>
          </table:table-cell>
        </table:table-row>
      </table:table>
      <text:p text:style-name="P13">1. </text:p>
      <table:table table:name="表103" table:style-name="表103">
        <table:table-column table:style-name="表103.A"/>
        <text:soft-page-break/>
        <table:table-row>
          <table:table-cell table:style-name="表103.A1" office:value-type="string">
            <text:p text:style-name="P4">לְשׁוֹבֵב שָׂדֵינוּ יְחַלֵּק</text:p>
          </table:table-cell>
        </table:table-row>
        <table:table-row>
          <table:table-cell table:style-name="表103.A2" office:value-type="string">
            <text:p text:style-name="P22">to apostate ~ l'sho:ve:v / out fields ~ sa:de:y'nu: / to sep<text:span text:style-name="T18">arate ~ y'chale:q</text:span></text:p>
          </table:table-cell>
        </table:table-row>
      </table:table>
      <text:p text:style-name="P13"/>
      <text:p text:style-name="P12"/>
      <text:p text:style-name="P12"/>
      <text:p text:style-name="P20"><text:span text:style-name="T4">[next] </text:span><text:span text:style-name="T5">2:5</text:span><text:span text:style-name="T11"> “</text:span><text:span text:style-name="T4">XXX”</text:span></text:p>
      <text:p text:style-name="Text_20_body"/>
      <text:p text:style-name="P19">[/  20191014_171406]</text:p>
      <text:p text:style-name="Text_20_body"/>
      <text:p text:style-name="P10"/>
      <text:p text:style-name="P11">------------------------------------------------------------</text:p>
      <text:p text:style-name="P18">[20191015_174334]</text:p>
      <text:p text:style-name="Text_20_body"/>
      <text:p text:style-name="P20"><text:span text:style-name="T1">1. XXX </text:span><text:span text:style-name="T2">2:5</text:span></text:p>
      <text:p text:style-name="P13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9">*לָכֵן לֹא־יִהְיֶה לְ</text:p>
            <text:p text:style-name="P29"/>
            <text:p text:style-name="P29"/>
          </table:table-cell>
        </table:table-row>
        <table:table-row>
          <table:table-cell table:style-name="表104.A2" office:value-type="string">
            <text:p text:style-name="P22">for rightly ~ la:xen / lo:-yih'ye: ~ not<text:span text:style-name="T18"> exist,come to pass / for thee ~ l'xa:</text:span></text:p>
          </table:table-cell>
        </table:table-row>
      </table:table>
      <text:p text:style-name="P13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9">*מַשְׁלִי</text:p>
            <text:p text:style-name="P29">חֶבֶל בְּגוֹרָל בִּקְהַל יְהוָה</text:p>
          </table:table-cell>
        </table:table-row>
        <table:table-row>
          <table:table-cell table:style-name="表105.A2" office:value-type="string">
            <text:p text:style-name="P22">to throw ~ mash'liyx / a rope ~ chevel / in,at a pebble ~ b'go:ra:l / in,at assemblage ~ biq'hal / y'hwa:</text:p>
          </table:table-cell>
        </table:table-row>
      </table:table>
      <text:p text:style-name="P13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9">אַל־תַּטִּפוּ יַטִּיפוּן </text:p>
          </table:table-cell>
        </table:table-row>
        <text:soft-page-break/>
        <table:table-row>
          <table:table-cell table:style-name="表106.A2" office:value-type="string">
            <text:p text:style-name="P22">not<text:span text:style-name="T18"> ~ Al / speak by inspiration ~ tat^ifu: / <text:s/>speak by inspiration + SUFFIX ~ yat^ifu:'n</text:span></text:p>
          </table:table-cell>
        </table:table-row>
      </table:table>
      <text:p text:style-name="P13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9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22">lo:-yat^ifu: ~ <text:span text:style-name="T18">not <text:s/>speak by inspiration / la:'E:le: ~ in these / lo: ~ not / to retreat ~ yisag / disgrace ~ k'limo:th</text:span></text:p>
          </table:table-cell>
        </table:table-row>
      </table:table>
      <text:p text:style-name="P13"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9">הֶאָמוּר בֵּית־יַעֲקֹב הֲקָצַר </text:p>
          </table:table-cell>
        </table:table-row>
        <table:table-row>
          <table:table-cell table:style-name="表108.A2" office:value-type="string">
            <text:p text:style-name="P22">the ' to say ~ he'A:mur / be:yth-ya<text:span text:style-name="T14">A</text:span>`qo:v ~ house of jacob / who,what to harvest ~ ha`'qa:tsar</text:p>
          </table:table-cell>
        </table:table-row>
      </table:table>
      <text:p text:style-name="P13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9">רוּחַ יְהוָה אִם־אֵלֶּה מַעֲלָלָיו </text:p>
            <text:p text:style-name="P29"/>
          </table:table-cell>
        </table:table-row>
        <table:table-row>
          <table:table-cell table:style-name="表109.A2" office:value-type="string">
            <text:p text:style-name="P22">spirit ~ ru:ach / y'hwa: / Im-E:le: ~ whether? these / his acts ~ ma<text:span text:style-name="T14">A</text:span>`la:la:y'n</text:p>
          </table:table-cell>
        </table:table-row>
      </table:table>
      <text:p text:style-name="P13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9">הֲלוֹא דְבָרַי יֵיטִיבוּ </text:p>
            <text:p text:style-name="P29"/>
          </table:table-cell>
        </table:table-row>
        <table:table-row>
          <table:table-cell table:style-name="表110.A2" office:value-type="string">
            <text:p text:style-name="P22">ha`'lo: ~ what,who not<text:span text:style-name="T18"> / my words ~ d'wa:ra'y / make well ~ ye:yt^iyvu:</text:span></text:p>
          </table:table-cell>
        </table:table-row>
      </table:table>
      <text:p text:style-name="P13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9">עִם הַיָּשָׁר</text:p>
            <text:p text:style-name="P29">*הוֹלֵ</text:p>
          </table:table-cell>
        </table:table-row>
        <table:table-row>
          <table:table-cell table:style-name="表111.A2" office:value-type="string">
            <text:p text:style-name="P22"><text:span text:style-name="T14">I</text:span>m ~ with / ha'ya:sha:r ~ straight / to walk ~ ho:le:x</text:p>
          </table:table-cell>
        </table:table-row>
      </table:table>
      <text:p text:style-name="P13"/>
      <text:p text:style-name="P20"><text:span text:style-name="T4">[next] </text:span><text:span text:style-name="T5">2:8</text:span><text:span text:style-name="T11"> “</text:span><text:span text:style-name="T4">XXX”</text:span></text:p>
      <text:p text:style-name="Text_20_body"/>
      <text:p text:style-name="P19">[/  20191015_180849]</text:p>
      <text:p text:style-name="Text_20_body"/>
      <text:p text:style-name="P10"><text:soft-page-break/></text:p>
      <text:p text:style-name="P11">------------------------------------------------------------</text:p>
      <text:p text:style-name="P18">[20191016_162709]</text:p>
      <text:p text:style-name="Text_20_body"/>
      <text:p text:style-name="P20"><text:span text:style-name="T1">1. XXX </text:span><text:span text:style-name="T2">2:8</text:span></text:p>
      <text:p text:style-name="P13">1. </text:p>
      <table:table table:name="表112" table:style-name="表112">
        <table:table-column table:style-name="表112.A"/>
        <table:table-row>
          <table:table-cell table:style-name="表112.A1" office:value-type="string">
            <text:p text:style-name="P29">וְאֶתְמוּל עַמִּי לְאוֹיֵב יְקוֹמֵם </text:p>
          </table:table-cell>
        </table:table-row>
        <table:table-row>
          <table:table-cell table:style-name="表112.A2" office:value-type="string">
            <text:p text:style-name="P22">heretofore ~ w'Eth'mu:l / my people ~ <text:span text:style-name="T14">A</text:span>mi'y / in adversary ~ l'O:ye:v / to rise ~ y'qo:me:m</text:p>
          </table:table-cell>
        </table:table-row>
      </table:table>
      <text:p text:style-name="P13">2. <text:tab/>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9">מִמּוּל שַׂלְמָה אֶדֶר תַּפְשִׁטוּן </text:p>
          </table:table-cell>
        </table:table-row>
        <table:table-row>
          <table:table-cell table:style-name="表113.A2" office:value-type="string">
            <text:p text:style-name="P22">mi'mu:l ~ from opposite / dress ~ sal'ma: / splendor,mantle ~ Eder / to strip,unclothe +SUFFIX ~ taf'shit^u:'n</text:p>
          </table:table-cell>
        </table:table-row>
      </table:table>
      <text:p text:style-name="P13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9">מֵעֹבְרִים בֶּטַח </text:p>
          </table:table-cell>
        </table:table-row>
        <table:table-row>
          <table:table-cell table:style-name="表114.A2" office:value-type="string">
            <text:p text:style-name="P22">me:'<text:span text:style-name="T14">O</text:span>v'riym ~ from to cross,transit / (a place of refuge),safety ~ bet^ach</text:p>
          </table:table-cell>
        </table:table-row>
      </table:table>
      <text:p text:style-name="P13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9">שׁוּבֵי מִלְחָמָה</text:p>
          </table:table-cell>
        </table:table-row>
        <table:table-row>
          <table:table-cell table:style-name="表115.A2" office:value-type="string">
            <text:p text:style-name="P22">to turn bac<text:span text:style-name="T18">k ; retreat ~ shu:ve:y / battle,war ~ mil'cha:ma:</text:span></text:p>
          </table:table-cell>
        </table:table-row>
      </table:table>
      <text:p text:style-name="P13">5. 2:9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9">נְשֵׁי עַמִּי תְּגָרְשׁוּן מִבֵּית </text:p>
          </table:table-cell>
        </table:table-row>
        <table:table-row>
          <table:table-cell table:style-name="表116.A2" office:value-type="string">
            <text:p text:style-name="P22">a woman ~ n'she:y / my people / to drive out +SUFFIX ~ t'ga:r'shu:'n / from house ~ mi'be:yth</text:p>
          </table:table-cell>
        </table:table-row>
      </table:table>
      <text:p text:style-name="P13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9">תַּעֲנֻגֶיהָ מֵעַל עֹלָלֶיהָ </text:p>
          </table:table-cell>
        </table:table-row>
        <table:table-row>
          <table:table-cell table:style-name="表117.A2" office:value-type="string">
            <text:p text:style-name="P22">their(?) luxury ~ ta<text:span text:style-name="T14">A</text:span>`nugey'ha: / from above ~ me:'<text:span text:style-name="T14">A</text:span>l / their children ~ <text:span text:style-name="T14">O</text:span>la:ley'ha:</text:p>
          </table:table-cell>
        </table:table-row>
      </table:table>
      <text:p text:style-name="P13"><text:soft-page-break/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9">תִּקְחוּ הֲדָרִי לְעוֹלָם</text:p>
          </table:table-cell>
        </table:table-row>
        <table:table-row>
          <table:table-cell table:style-name="表118.A2" office:value-type="string">
            <text:p text:style-name="P22">to take ~ tiq'chu: / my mag<text:span text:style-name="T18">nificence ~ ha`da:ri'y / for eternity ~ l'</text:span><text:span text:style-name="T15">O</text:span><text:span text:style-name="T18">:la:m</text:span></text:p>
          </table:table-cell>
        </table:table-row>
      </table:table>
      <text:p text:style-name="P12"/>
      <text:p text:style-name="P20"><text:span text:style-name="T4">[next] </text:span><text:span text:style-name="T5">2:10</text:span><text:span text:style-name="T11"> “</text:span><text:span text:style-name="T4">XXX”</text:span></text:p>
      <text:p text:style-name="Text_20_body"/>
      <text:p text:style-name="P19">[/  20191016_164725]</text:p>
      <text:p text:style-name="Text_20_body"/>
      <text:p text:style-name="P10"/>
      <text:p text:style-name="P11">------------------------------------------------------------</text:p>
      <text:p text:style-name="P18">[20191017_173422]</text:p>
      <text:p text:style-name="Text_20_body"/>
      <text:p text:style-name="P20"><text:span text:style-name="T1">1. XXX </text:span><text:span text:style-name="T2">2:10</text:span></text:p>
      <text:p text:style-name="P13">1. </text:p>
      <table:table table:name="表119" table:style-name="表119">
        <table:table-column table:style-name="表119.A"/>
        <table:table-row>
          <table:table-cell table:style-name="表119.A1" office:value-type="string">
            <text:p text:style-name="P29">קוּמוּ וּלְכוּ כִּי לֹא־זֹאת הַמְּנוּחָה </text:p>
          </table:table-cell>
        </table:table-row>
        <table:table-row>
          <table:table-cell table:style-name="表119.A2" office:value-type="string">
            <text:p text:style-name="P22">ku:mu ~ to rise / to walk ~ l'xu: / kiy / lo-zoth ~ not<text:span text:style-name="T18"> this / the peacefully ~ ha'm'nu:cha:</text:span></text:p>
          </table:table-cell>
        </table:table-row>
      </table:table>
      <text:p text:style-name="P13">2. </text:p>
      <table:table table:name="表120" table:style-name="表120">
        <table:table-column table:style-name="表120.A"/>
        <table:table-row>
          <table:table-cell table:style-name="表120.A1" office:value-type="string">
            <text:p text:style-name="P29">בַּעֲבוּר טָמְאָה תְּחַבֵּל </text:p>
          </table:table-cell>
        </table:table-row>
        <table:table-row>
          <table:table-cell table:style-name="表120.A2" office:value-type="string">
            <text:p text:style-name="P22">ba'<text:span text:style-name="T14">A</text:span>`vu:r ~ on account of / to be fou<text:span text:style-name="T18">l ~ t^a:m'A: / to destroy ~ t'xabe:l / </text:span></text:p>
          </table:table-cell>
        </table:table-row>
      </table:table>
      <text:p text:style-name="P13">3. </text:p>
      <table:table table:name="表121" table:style-name="表121">
        <table:table-column table:style-name="表121.A"/>
        <table:table-row>
          <table:table-cell table:style-name="表121.A1" office:value-type="string">
            <text:p text:style-name="P29">וְחֶבֶל נִמְרָץ</text:p>
          </table:table-cell>
        </table:table-row>
        <table:table-row>
          <table:table-cell table:style-name="表121.A2" office:value-type="string">
            <text:p text:style-name="P22">w'chevel ~ ruin / to irritate ~ nim'ra:ts</text:p>
          </table:table-cell>
        </table:table-row>
      </table:table>
      <text:p text:style-name="P13">4. 2:11</text:p>
      <table:table table:name="表122" table:style-name="表122">
        <table:table-column table:style-name="表122.A"/>
        <table:table-row>
          <table:table-cell table:style-name="表122.A1" office:value-type="string">
            <text:p text:style-name="P29">*לוּ־אִישׁ הֹלֵ</text:p>
            <text:p text:style-name="P29">רוּחַ וָשֶׁקֶר <text:s text:c="6"/></text:p>
            <text:p text:style-name="P29"><text:soft-page-break/></text:p>
          </table:table-cell>
        </table:table-row>
        <table:table-row>
          <table:table-cell table:style-name="表122.A2" office:value-type="string">
            <text:p text:style-name="P22">if a man ~ lu:-Iysh / to walk ~ hole:x / wind,spirit ~ ru:ach / untruth,a sham ~ wa:'sheqer</text:p>
          </table:table-cell>
        </table:table-row>
      </table:table>
      <text:p text:style-name="P13">5. </text:p>
      <table:table table:name="表123" table:style-name="表123">
        <table:table-column table:style-name="表123.A"/>
        <table:table-row>
          <table:table-cell table:style-name="表123.A1" office:value-type="string">
            <text:p text:style-name="P29">כִּזֵּב אַטִּף</text:p>
            <text:p text:style-name="P29">*לְ</text:p>
            <text:p text:style-name="P29">לַיַּיִן </text:p>
          </table:table-cell>
        </table:table-row>
        <table:table-row>
          <table:table-cell table:style-name="表123.A2" office:value-type="string">
            <text:p text:style-name="P22">to lie ~ kize:v / At^if ~ to speak / unto thee ~ l'xa: / to,for,in wine ~ la:'yayin</text:p>
          </table:table-cell>
        </table:table-row>
      </table:table>
      <text:p text:style-name="P13">6. </text:p>
      <table:table table:name="表124" table:style-name="表124">
        <table:table-column table:style-name="表124.A"/>
        <table:table-row>
          <table:table-cell table:style-name="表124.A1" office:value-type="string">
            <text:p text:style-name="P29">וְלַשֵּׁכָר וְהָיָה </text:p>
          </table:table-cell>
        </table:table-row>
        <table:table-row>
          <table:table-cell table:style-name="表124.A2" office:value-type="string">
            <text:p text:style-name="P22">and to,for,in liquor ~ w'la'she:xa:r / w'ha:ya: ~ come to pass,become</text:p>
          </table:table-cell>
        </table:table-row>
      </table:table>
      <text:p text:style-name="P13">7. </text:p>
      <table:table table:name="表125" table:style-name="表125">
        <table:table-column table:style-name="表125.A"/>
        <table:table-row>
          <table:table-cell table:style-name="表125.A1" office:value-type="string">
            <text:p text:style-name="P29">מַטִּיף הָעָם הַזֶּה</text:p>
          </table:table-cell>
        </table:table-row>
        <table:table-row>
          <table:table-cell table:style-name="表125.A2" office:value-type="string">
            <text:p text:style-name="P22">from,out of to speak ~ ma't^iyf / ha:'<text:span text:style-name="T14">A</text:span>:m ~ the people / the this ~ ha'ze:</text:p>
          </table:table-cell>
        </table:table-row>
      </table:table>
      <text:p text:style-name="P12"/>
      <text:p text:style-name="P20"><text:span text:style-name="T4">[next] </text:span><text:span text:style-name="T5">2:12</text:span><text:span text:style-name="T11"> “</text:span><text:span text:style-name="T4">XXX”</text:span></text:p>
      <text:p text:style-name="Text_20_body"/>
      <text:p text:style-name="P19">[/  20191017_175510]</text:p>
      <text:p text:style-name="Text_20_body"/>
      <text:p text:style-name="P10"/>
      <text:p text:style-name="P11">------------------------------------------------------------</text:p>
      <text:p text:style-name="P18">[20191021_233148]</text:p>
      <text:p text:style-name="Text_20_body"/>
      <text:p text:style-name="P20"><text:span text:style-name="T1">1. XXX </text:span><text:span text:style-name="T2">2:12</text:span></text:p>
      <text:p text:style-name="P13">1. </text:p>
      <table:table table:name="表126" table:style-name="表126">
        <table:table-column table:style-name="表126.A"/>
        <table:table-row>
          <table:table-cell table:style-name="表126.A1" office:value-type="string">
            <text:p text:style-name="P29">אָסֹף אֶאֱסֹף יַעֲקֹב</text:p>
            <text:p text:style-name="P29"><text:soft-page-break/>אֲקַבֵּץ </text:p>
          </table:table-cell>
        </table:table-row>
        <table:table-row>
          <table:table-cell table:style-name="表126.A2" office:value-type="string">
            <text:p text:style-name="P22">to gather ~ A:sof / * / ya<text:span text:style-name="T14">A</text:span>`qo:v / all of the<text:span text:style-name="T18">e ~ kula:x / a`qabe:ts ~ to collect</text:span></text:p>
          </table:table-cell>
        </table:table-row>
      </table:table>
      <text:p text:style-name="P13">2. </text:p>
      <table:table table:name="表127" table:style-name="表127">
        <table:table-column table:style-name="表127.A"/>
        <table:table-row>
          <table:table-cell table:style-name="表127.A1" office:value-type="string">
            <text:p text:style-name="P29">שְׁאֵרִית יִשְׂרָאֵל יַחַד אֲשִׂימֶנּוּ </text:p>
          </table:table-cell>
        </table:table-row>
        <table:table-row>
          <table:table-cell table:style-name="表127.A2" office:value-type="string">
            <text:p text:style-name="P22">remainder ~ sh'E:riyth / Yis'ra:E:l / a unit ~ yachad / A`siyme'nu: ~ to put the<text:span text:style-name="T18">m </text:span></text:p>
          </table:table-cell>
        </table:table-row>
      </table:table>
      <text:p text:style-name="P13">3. </text:p>
      <table:table table:name="表128" table:style-name="表128">
        <table:table-column table:style-name="表128.A"/>
        <table:table-row>
          <table:table-cell table:style-name="表128.A1" office:value-type="string">
            <text:p text:style-name="P29">כְּצֹאן בָּצְרָה כְּעֵדֶר</text:p>
          </table:table-cell>
        </table:table-row>
        <table:table-row>
          <table:table-cell table:style-name="表128.A2" office:value-type="string">
            <text:p text:style-name="P22">as if a flock ~ k'tso:n / enclosure ~ ba:ts'ra: / as if arrangement ~ k'<text:span text:style-name="T14">E</text:span>:der<text:span text:style-name="T18"> </text:span></text:p>
          </table:table-cell>
        </table:table-row>
      </table:table>
      <text:p text:style-name="P13">4. </text:p>
      <table:table table:name="表129" table:style-name="表129">
        <table:table-column table:style-name="表129.A"/>
        <table:table-row>
          <table:table-cell table:style-name="表129.A1" office:value-type="string">
            <text:p text:style-name="P29">*בְּתוֹ</text:p>
            <text:p text:style-name="P29">הַדָּבְרוֹ תְּהִימֶנָה מֵאָדָם</text:p>
          </table:table-cell>
        </table:table-row>
        <table:table-row>
          <table:table-cell table:style-name="表129.A2" office:value-type="string">
            <text:p text:style-name="P22">b'tho:x ~ at the<text:span text:style-name="T18"> center / their fold ~ ha'da:v'ro: / to make an uproad ~ t'hiymena: / from mankind ~ me:'A:da:m</text:span></text:p>
          </table:table-cell>
        </table:table-row>
      </table:table>
      <text:p text:style-name="P13">5. </text:p>
      <table:table table:name="表130" table:style-name="表130">
        <table:table-column table:style-name="表130.A"/>
        <table:table-row>
          <table:table-cell table:style-name="表130.A1" office:value-type="string">
            <text:p text:style-name="P29">עָלָה הַפֹּרֵץ לִפְנֵיהֶם פָּרְצוּ </text:p>
          </table:table-cell>
        </table:table-row>
        <table:table-row>
          <table:table-cell table:style-name="表130.A2" office:value-type="string">
            <text:p text:style-name="P22">to ascend ~ <text:span text:style-name="T14">A</text:span>:la: / the<text:span text:style-name="T18"> to break ~ ha'pore:ts / in their face ~ li'f'ne:y'hem / pa:r'tsu: ~ to break</text:span></text:p>
          </table:table-cell>
        </table:table-row>
      </table:table>
      <text:p text:style-name="P13">6. </text:p>
      <table:table table:name="表131" table:style-name="表131">
        <table:table-column table:style-name="表131.A"/>
        <table:table-row>
          <table:table-cell table:style-name="表131.A1" office:value-type="string">
            <text:p text:style-name="P29">וַיַּעֲבֹרוּ שַׁעַר וַיֵּצְאוּ בוֹ </text:p>
          </table:table-cell>
        </table:table-row>
        <table:table-row>
          <table:table-cell table:style-name="表131.A2" office:value-type="string">
            <text:p text:style-name="P22">to transit ~ wa'ya<text:span text:style-name="T14">A</text:span>voru: / sha<text:span text:style-name="T14">A</text:span>r ~ an opening / to go out ~ wa'ye:ts'u: / v'o: ~ towards it</text:p>
          </table:table-cell>
        </table:table-row>
      </table:table>
      <text:p text:style-name="P13">7. </text:p>
      <table:table table:name="表132" table:style-name="表132">
        <table:table-column table:style-name="表132.A"/>
        <table:table-row>
          <table:table-cell table:style-name="表132.A1" office:value-type="string">
            <text:p text:style-name="P29">וַיַּעֲבֹר מַלְכָּם לִפְנֵיהֶם </text:p>
          </table:table-cell>
        </table:table-row>
        <table:table-row>
          <table:table-cell table:style-name="表132.A2" office:value-type="string">
            <text:p text:style-name="P22">wa'ya<text:span text:style-name="T14">A</text:span>vor ~ and to transit / the<text:span text:style-name="T18">ir king ~ mal'ka:'m / in their face ~ li'f'ne:y'hem</text:span></text:p>
          </table:table-cell>
        </table:table-row>
      </table:table>
      <text:p text:style-name="P13">8. </text:p>
      <table:table table:name="表133" table:style-name="表133">
        <table:table-column table:style-name="表133.A"/>
        <table:table-row>
          <table:table-cell table:style-name="表133.A1" office:value-type="string">
            <text:p text:style-name="P4">וַיהוָה בְּרֹאשָׁם פ</text:p>
          </table:table-cell>
        </table:table-row>
        <text:soft-page-break/>
        <table:table-row>
          <table:table-cell table:style-name="表133.A2" office:value-type="string">
            <text:p text:style-name="P22">and Jehovah / at the<text:span text:style-name="T18">ir head ~ b'rosha:'m</text:span></text:p>
          </table:table-cell>
        </table:table-row>
      </table:table>
      <text:p text:style-name="P4"/>
      <text:p text:style-name="P4"/>
      <text:p text:style-name="P20"><text:span text:style-name="T4">[next] </text:span><text:span text:style-name="T5">3:1</text:span><text:span text:style-name="T11"> “</text:span><text:span text:style-name="T4">XXX”</text:span></text:p>
      <text:p text:style-name="Text_20_body"/>
      <text:p text:style-name="P19">[/  20191021_235910]</text:p>
      <text:p text:style-name="Text_20_body"/>
      <text:p text:style-name="P10"/>
      <text:p text:style-name="P11">------------------------------------------------------------</text:p>
      <text:p text:style-name="P18">[20191022_222607]</text:p>
      <text:p text:style-name="Text_20_body"/>
      <text:p text:style-name="P20"><text:span text:style-name="T1">1. XXX </text:span><text:span text:style-name="T2">3:1</text:span></text:p>
      <text:p text:style-name="P13">1. </text:p>
      <table:table table:name="表134" table:style-name="表134">
        <table:table-column table:style-name="表134.A"/>
        <table:table-row>
          <table:table-cell table:style-name="表134.A1" office:value-type="string">
            <text:p text:style-name="P29">וָאֹמַר שִׁמְעוּ־נָא רָאשֵׁי יַעֲקֹב </text:p>
          </table:table-cell>
        </table:table-row>
        <table:table-row>
          <table:table-cell table:style-name="表134.A2" office:value-type="string">
            <text:p text:style-name="P22">to say ~ wa:'Omar / to hear, I pray ~ sim'<text:span text:style-name="T14">U</text:span>:-na: / the head ~ ra:she:y / ya<text:span text:style-name="T14">A</text:span>`qo:v</text:p>
          </table:table-cell>
        </table:table-row>
      </table:table>
      <text:p text:style-name="P13">2. </text:p>
      <table:table table:name="表135" table:style-name="表135">
        <table:table-column table:style-name="表135.A"/>
        <table:table-row>
          <table:table-cell table:style-name="表135.A1" office:value-type="string">
            <text:p text:style-name="P29">וּקְצִינֵי בֵּית יִשְׂרָאֵל הֲלוֹא </text:p>
          </table:table-cell>
        </table:table-row>
        <table:table-row>
          <table:table-cell table:style-name="表135.A2" office:value-type="string">
            <text:p text:style-name="P22">u'q'tsiyne:y ~ mag<text:span text:style-name="T18">istrate / house ~ be:yth / yis'ra:E:l / which,what not ~ ha`lo:</text:span></text:p>
          </table:table-cell>
        </table:table-row>
      </table:table>
      <text:p text:style-name="P13">3. </text:p>
      <table:table table:name="表136" table:style-name="表136">
        <table:table-column table:style-name="表136.A"/>
        <table:table-row>
          <table:table-cell table:style-name="表136.A1" office:value-type="string">
            <text:p text:style-name="P29">לָכֶם לָדַעַת אֶת־הַמִּשְׁפָּט</text:p>
          </table:table-cell>
        </table:table-row>
        <table:table-row>
          <table:table-cell table:style-name="表136.A2" office:value-type="string">
            <text:p text:style-name="P22">for you ~ la:'xem / for to know ~ la:'da<text:span text:style-name="T14">A</text:span>th / self,namely verdict,justice ~ Eth-ha'mish'pa:t^</text:p>
          </table:table-cell>
        </table:table-row>
      </table:table>
      <text:p text:style-name="P13">4. </text:p>
      <table:table table:name="表137" table:style-name="表137">
        <table:table-column table:style-name="表137.A"/>
        <table:table-row>
          <table:table-cell table:style-name="表137.A1" office:value-type="string">
            <text:p text:style-name="P29">שֹׂנְאֵי טוֹב וְאֹהֲבֵי *רָעָה </text:p>
          </table:table-cell>
        </table:table-row>
        <table:table-row>
          <table:table-cell table:style-name="表137.A2" office:value-type="string">
            <text:p text:style-name="P22">to hate ~ shon'E:y / t^o:v ~ good / to have affection for ~ w'Oha`ve:y / bad,evil <text:soft-page-break/>~ ra:<text:span text:style-name="T14">A</text:span>:</text:p>
          </table:table-cell>
        </table:table-row>
      </table:table>
      <text:p text:style-name="P13">5. </text:p>
      <table:table table:name="表138" table:style-name="表138">
        <table:table-column table:style-name="表138.A"/>
        <table:table-row>
          <table:table-cell table:style-name="表138.A1" office:value-type="string">
            <text:p text:style-name="P29">[רָע] גֹּזְלֵי עוֹרָם מֵעֲלֵיהֶם </text:p>
          </table:table-cell>
        </table:table-row>
        <table:table-row>
          <table:table-cell table:style-name="表138.A2" office:value-type="string">
            <text:p text:style-name="P22">ra:<text:span text:style-name="T14">A</text:span>0 / goz'le:y ~ to pluck off / their skin ~ <text:span text:style-name="T14">O</text:span>:ra:'m / from upon them ~ me:'<text:span text:style-name="T14">A</text:span>`le:y'hem</text:p>
          </table:table-cell>
        </table:table-row>
      </table:table>
      <text:p text:style-name="P13">6. </text:p>
      <table:table table:name="表139" table:style-name="表139">
        <table:table-column table:style-name="表139.A"/>
        <table:table-row>
          <table:table-cell table:style-name="表139.A1" office:value-type="string">
            <text:p text:style-name="P29">וּשְׁאֵרָם מֵעַל עַצְמוֹתָם</text:p>
          </table:table-cell>
        </table:table-row>
        <table:table-row>
          <table:table-cell table:style-name="表139.A2" office:value-type="string">
            <text:p text:style-name="P22">u:'sh'E:ra:'m ~ their flesh / from upon ~ me:'<text:span text:style-name="T14">A</text:span>l / their bone ~ <text:span text:style-name="T14">A</text:span>ts'mo:tha:'m</text:p>
          </table:table-cell>
        </table:table-row>
      </table:table>
      <text:p text:style-name="P13">7. </text:p>
      <table:table table:name="表140" table:style-name="表140">
        <table:table-column table:style-name="表140.A"/>
        <table:table-row>
          <table:table-cell table:style-name="表140.A1" office:value-type="string">
            <text:p text:style-name="P29">aaa</text:p>
          </table:table-cell>
        </table:table-row>
        <table:table-row>
          <table:table-cell table:style-name="表140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3:3</text:span><text:span text:style-name="T11"> “</text:span><text:span text:style-name="T4">XXX”</text:span></text:p>
      <text:p text:style-name="Text_20_body"/>
      <text:p text:style-name="P19">[/  20191022_224112]</text:p>
      <text:p text:style-name="Text_20_body"/>
      <text:p text:style-name="P10"/>
      <text:p text:style-name="P11">------------------------------------------------------------</text:p>
      <text:p text:style-name="P18">[20191023_230021]</text:p>
      <text:p text:style-name="Text_20_body"/>
      <text:p text:style-name="P20"><text:span text:style-name="T1">1. XXX </text:span><text:span text:style-name="T2">3:3</text:span></text:p>
      <text:p text:style-name="P13">1. </text:p>
      <table:table table:name="表141" table:style-name="表141">
        <table:table-column table:style-name="表141.A"/>
        <table:table-row>
          <table:table-cell table:style-name="表141.A1" office:value-type="string">
            <text:p text:style-name="P29">וַאֲשֶׁר אָכְלוּ שְׁאֵר עַמִּי </text:p>
            <text:p text:style-name="P29"/>
          </table:table-cell>
        </table:table-row>
        <table:table-row>
          <table:table-cell table:style-name="表141.A2" office:value-type="string">
            <text:p text:style-name="P22">who,what ~ wa'A`sher / to eat ~ A:x'lu: / flesh ~ sh'E:r / my people ~ <text:span text:style-name="T14">A</text:span>mi'y</text:p>
          </table:table-cell>
        </table:table-row>
      </table:table>
      <text:p text:style-name="P13">2. </text:p>
      <table:table table:name="表142" table:style-name="表142">
        <table:table-column table:style-name="表142.A"/>
        <table:table-row>
          <table:table-cell table:style-name="表142.A1" office:value-type="string">
            <text:p text:style-name="P29">וְעוֹרָם מֵעֲלֵיהֶם הִפְשִׁיטוּ וְאֶת־עַצְמֹתֵיהֶם </text:p>
          </table:table-cell>
        </table:table-row>
        <text:soft-page-break/>
        <table:table-row>
          <table:table-cell table:style-name="表142.A2" office:value-type="string">
            <text:p text:style-name="P22">their skin ~ w'<text:span text:style-name="T14">O</text:span>:ra:'m / from upon them ~ me:'<text:span text:style-name="T14">A</text:span>`le:y'hem / strip,unclothe ~ hif'shiyt^u: / and even,self-their bone ~ w'Eth-Ats'mothe:y'hem</text:p>
          </table:table-cell>
        </table:table-row>
      </table:table>
      <text:p text:style-name="P13">3. </text:p>
      <table:table table:name="表143" table:style-name="表143">
        <table:table-column table:style-name="表143.A"/>
        <table:table-row>
          <table:table-cell table:style-name="表143.A1" office:value-type="string">
            <text:p text:style-name="P29">פִּצֵּחוּ וּפָרְשׂוּ כַּאֲשֶׁר בַּסִּיר </text:p>
          </table:table-cell>
        </table:table-row>
        <table:table-row>
          <table:table-cell table:style-name="表143.A2" office:value-type="string">
            <text:p text:style-name="P22">pitse:chu: ~ to break / to break apart ~ u:'fa:r'su: / as if what,which ~ ka'A`sher / in a pot ~ ba'siyr</text:p>
          </table:table-cell>
        </table:table-row>
      </table:table>
      <text:p text:style-name="P13">4. </text:p>
      <table:table table:name="表144" table:style-name="表144">
        <table:table-column table:style-name="表144.A"/>
        <table:table-row>
          <table:table-cell table:style-name="表144.A1" office:value-type="string">
            <text:p text:style-name="P29">וּכְבָשָׂר</text:p>
            <text:p text:style-name="P29">*בְּתוֹ</text:p>
            <text:p text:style-name="P29">קַלָּחַת</text:p>
          </table:table-cell>
        </table:table-row>
        <table:table-row>
          <table:table-cell table:style-name="表144.A2" office:value-type="string">
            <text:p text:style-name="P22">u:'x'va:sa:r ~ as if flesh / at to sever ~ b'tho:x / qala:chath ~ kettle</text:p>
          </table:table-cell>
        </table:table-row>
      </table:table>
      <text:p text:style-name="P12"/>
      <text:p text:style-name="P20"><text:span text:style-name="T4">[next] </text:span><text:span text:style-name="T5">3:5</text:span><text:span text:style-name="T11"> “</text:span><text:span text:style-name="T4">XXX”</text:span></text:p>
      <text:p text:style-name="Text_20_body"/>
      <text:p text:style-name="P19">[/  20191023_231446]</text:p>
      <text:p text:style-name="Text_20_body"/>
      <text:p text:style-name="P10"/>
      <text:p text:style-name="P11">------------------------------------------------------------</text:p>
      <text:p text:style-name="P18">[20191025_230009]</text:p>
      <text:p text:style-name="P13">1. </text:p>
      <table:table table:name="表152" table:style-name="表152">
        <table:table-column table:style-name="表152.A"/>
        <table:table-row>
          <table:table-cell table:style-name="表152.A1" office:value-type="string">
            <text:p text:style-name="P29">אָז יִזְעֲקוּ אֶל־יְהוָה וְלֹא </text:p>
          </table:table-cell>
        </table:table-row>
        <table:table-row>
          <table:table-cell table:style-name="表152.A2" office:value-type="string">
            <text:p text:style-name="P22">at that time, therefore ~ A:z / to shriek ~ yiz'<text:span text:style-name="T14">A</text:span>`qu: / towards,to Jehovah ~ El-y'hwa: / and not ~ w'lo:</text:p>
          </table:table-cell>
        </table:table-row>
      </table:table>
      <text:p text:style-name="P13">2. </text:p>
      <table:table table:name="表153" table:style-name="表153">
        <table:table-column table:style-name="表153.A"/>
        <table:table-row>
          <table:table-cell table:style-name="表153.A1" office:value-type="string">
            <text:p text:style-name="P29">יַעֲנֶה אוֹתָם וְיַסְתֵּר פָּנָיו </text:p>
          </table:table-cell>
        </table:table-row>
        <table:table-row>
          <table:table-cell table:style-name="表153.A2" office:value-type="string">
            <text:p text:style-name="P22">pay attention ~ ya<text:span text:style-name="T14">A</text:span>`ne / his(?) name ~ O:tha:'m / to hide ~ w'yas'te:r / pa:na:y'n ~ his face</text:p>
          </table:table-cell>
        </table:table-row>
      </table:table>
      <text:p text:style-name="P13">3. </text:p>
      <table:table table:name="表154" table:style-name="表154">
        <table:table-column table:style-name="表154.A"/>
        <text:soft-page-break/>
        <table:table-row>
          <table:table-cell table:style-name="表154.A1" office:value-type="string">
            <text:p text:style-name="P29">מֵהֶם בָּעֵת הַהִיא כַּאֲשֶׁר </text:p>
          </table:table-cell>
        </table:table-row>
        <table:table-row>
          <table:table-cell table:style-name="表154.A2" office:value-type="string">
            <text:p text:style-name="P22">from them ~ me:'hem / at that time ~ ba:'<text:span text:style-name="T14">E</text:span>:th / the he,self ~ ha'miy / ka'A`sher ~ as who</text:p>
          </table:table-cell>
        </table:table-row>
      </table:table>
      <text:p text:style-name="P13">4. </text:p>
      <table:table table:name="表155" table:style-name="表155">
        <table:table-column table:style-name="表155.A"/>
        <table:table-row>
          <table:table-cell table:style-name="表155.A1" office:value-type="string">
            <text:p text:style-name="P29">הֵרֵעוּ מַעַלְלֵיהֶם פ</text:p>
          </table:table-cell>
        </table:table-row>
        <table:table-row>
          <table:table-cell table:style-name="表155.A2" office:value-type="string">
            <text:p text:style-name="P22">he:re-<text:span text:style-name="T14">U</text:span>: ~ to spoil / their act ~ ma<text:span text:style-name="T14">A</text:span>l'le:y'hem</text:p>
          </table:table-cell>
        </table:table-row>
      </table:table>
      <text:p text:style-name="P13"/>
      <text:p text:style-name="P13"/>
      <table:table table:name="表149" table:style-name="表149">
        <table:table-column table:style-name="表149.A"/>
        <table:table-row>
          <table:table-cell table:style-name="表149.A1" office:value-type="string">
            <text:p text:style-name="P29">aaa</text:p>
          </table:table-cell>
        </table:table-row>
        <table:table-row>
          <table:table-cell table:style-name="表149.A2" office:value-type="string">
            <text:p text:style-name="P22"/>
          </table:table-cell>
        </table:table-row>
      </table:table>
      <text:p text:style-name="P13">6. </text:p>
      <table:table table:name="表150" table:style-name="表150">
        <table:table-column table:style-name="表150.A"/>
        <table:table-row>
          <table:table-cell table:style-name="表150.A1" office:value-type="string">
            <text:p text:style-name="P29">aaa</text:p>
          </table:table-cell>
        </table:table-row>
        <table:table-row>
          <table:table-cell table:style-name="表150.A2" office:value-type="string">
            <text:p text:style-name="P22"/>
          </table:table-cell>
        </table:table-row>
      </table:table>
      <text:p text:style-name="P13">7. </text:p>
      <table:table table:name="表151" table:style-name="表151">
        <table:table-column table:style-name="表151.A"/>
        <table:table-row>
          <table:table-cell table:style-name="表151.A1" office:value-type="string">
            <text:p text:style-name="P29">aaa</text:p>
          </table:table-cell>
        </table:table-row>
        <table:table-row>
          <table:table-cell table:style-name="表151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3:5</text:span></text:p>
      <text:p text:style-name="Text_20_body"/>
      <text:p text:style-name="P19">[/  20191025_231244]</text:p>
      <text:p text:style-name="Text_20_body"/>
      <text:p text:style-name="P10"/>
      <text:p text:style-name="P11">------------------------------------------------------------</text:p>
      <text:p text:style-name="P18">[20191026_230345]</text:p>
      <text:p text:style-name="Text_20_body"/>
      <text:p text:style-name="P20"><text:span text:style-name="T1">1. XXX </text:span><text:span text:style-name="T2">XX:XX</text:span></text:p>
      <text:p text:style-name="P20"><text:span text:style-name="T3">3:5</text:span><text:span text:style-name="T1"> </text:span></text:p>
      <text:p text:style-name="P13"><text:soft-page-break/>1. </text:p>
      <table:table table:name="表145" table:style-name="表145">
        <table:table-column table:style-name="表145.A"/>
        <table:table-row>
          <table:table-cell table:style-name="表145.A1" office:value-type="string">
            <text:p text:style-name="P29">כֹּה אָמַר יְהוָה עַל־הַנְּבִיאִים </text:p>
          </table:table-cell>
        </table:table-row>
        <table:table-row>
          <table:table-cell table:style-name="表145.A2" office:value-type="string">
            <text:p text:style-name="P22">like this, here ~ ko: / to say ~ A:mar / * / above,upon ~ <text:span text:style-name="T14">A</text:span>l / prophet ~ ha'n'viyIym</text:p>
          </table:table-cell>
        </table:table-row>
      </table:table>
      <text:p text:style-name="P13">2. </text:p>
      <table:table table:name="表146" table:style-name="表146">
        <table:table-column table:style-name="表146.A"/>
        <table:table-row>
          <table:table-cell table:style-name="表146.A1" office:value-type="string">
            <text:p text:style-name="P29">הַמַּתְעִים אֶת־עַמִּי הַנֹּשְׁכִים בְּשִׁנֵּיהֶם </text:p>
          </table:table-cell>
        </table:table-row>
        <table:table-row>
          <table:table-cell table:style-name="表146.A2" office:value-type="string">
            <text:p text:style-name="P22">to stray ~ ha'math'<text:span text:style-name="T14">I</text:span>ym / self,even ~ Eth / <text:span text:style-name="T14">A</text:span>mi'y ~ my people / to strike ~ ha'nosh'xiym / in,on,at their teeth ~ b'shine:y'hem</text:p>
          </table:table-cell>
        </table:table-row>
      </table:table>
      <text:p text:style-name="P13">3. </text:p>
      <table:table table:name="表147" table:style-name="表147">
        <table:table-column table:style-name="表147.A"/>
        <table:table-row>
          <table:table-cell table:style-name="表147.A1" office:value-type="string">
            <text:p text:style-name="P29">וְקָרְאוּ שָׁלוֹם וַאֲשֶׁר לֹא־יִתֵּן </text:p>
          </table:table-cell>
        </table:table-row>
        <table:table-row>
          <table:table-cell table:style-name="表147.A2" office:value-type="string">
            <text:p text:style-name="P22">w'qa:r'U: ~ call out / shalo:m ~ peace / wa'A`sher ~ who,which / lo:yite:n ~ not give</text:p>
          </table:table-cell>
        </table:table-row>
      </table:table>
      <text:p text:style-name="P13">4. </text:p>
      <table:table table:name="表148" table:style-name="表148">
        <table:table-column table:style-name="表148.A"/>
        <table:table-row>
          <table:table-cell table:style-name="表148.A1" office:value-type="string">
            <text:p text:style-name="P29">עַל־פִּיהֶם וְקִדְּשׁוּ עָלָיו מִלְחָמָה</text:p>
          </table:table-cell>
        </table:table-row>
        <table:table-row>
          <table:table-cell table:style-name="表148.A2" office:value-type="string">
            <text:p text:style-name="P22">above,upon ~ <text:span text:style-name="T14">A</text:span>l / their mouth ~ piy'hem / w'qid'shu: ~ to make / against him ~ <text:span text:style-name="T14">A</text:span>:la:y'w / battle,warfare ~ mil'cha:ma:</text:p>
          </table:table-cell>
        </table:table-row>
      </table:table>
      <text:p text:style-name="P13">5.</text:p>
      <text:p text:style-name="P13"/>
      <text:p text:style-name="P13"/>
      <text:p text:style-name="P20"><text:span text:style-name="T4">[next] </text:span><text:span text:style-name="T5">3:6</text:span><text:span text:style-name="T11"> “</text:span><text:span text:style-name="T4">XXX”</text:span></text:p>
      <text:p text:style-name="Text_20_body"/>
      <text:p text:style-name="P19">[/  20191026_231500]</text:p>
      <text:p text:style-name="Text_20_body"/>
      <text:p text:style-name="P10"/>
      <text:p text:style-name="P11">------------------------------------------------------------</text:p>
      <text:p text:style-name="P18">[20191028_080249]</text:p>
      <text:p text:style-name="Text_20_body"/>
      <text:p text:style-name="P14">3:6</text:p>
      <text:p text:style-name="P13"><text:soft-page-break/>1. </text:p>
      <table:table table:name="表156" table:style-name="表156">
        <table:table-column table:style-name="表156.A"/>
        <table:table-row>
          <table:table-cell table:style-name="表156.A1" office:value-type="string">
            <text:p text:style-name="P29">לָכֵן לַיְלָה לָכֶם מֵחָזוֹן </text:p>
          </table:table-cell>
        </table:table-row>
        <table:table-row>
          <table:table-cell table:style-name="表156.A2" office:value-type="string">
            <text:p text:style-name="P22">towards rightly ~ la:'xe:n / night,adversity / towards you ~ la:'xem / out of a dream ~ me:'cha:zo:n</text:p>
          </table:table-cell>
        </table:table-row>
      </table:table>
      <text:p text:style-name="P13">2. </text:p>
      <table:table table:name="表157" table:style-name="表157">
        <table:table-column table:style-name="表157.A"/>
        <table:table-row>
          <table:table-cell table:style-name="表157.A1" office:value-type="string">
            <text:p text:style-name="P29">וְחָשְׁכָה לָכֶם מִקְּסֹם וּבָאָה </text:p>
          </table:table-cell>
        </table:table-row>
        <table:table-row>
          <table:table-cell table:style-name="表157.A2" office:value-type="string">
            <text:p text:style-name="P22">to be dark ~ w'cha:sh'xa: / towards you / out of to determine ~ mi'q'som / to go,come ~ u:'va:A:</text:p>
          </table:table-cell>
        </table:table-row>
      </table:table>
      <text:p text:style-name="P13">3. </text:p>
      <table:table table:name="表158" table:style-name="表158">
        <table:table-column table:style-name="表158.A"/>
        <table:table-row>
          <table:table-cell table:style-name="表158.A1" office:value-type="string">
            <text:p text:style-name="P29">הַשֶּׁמֶשׁ עַל־הַנְּבִיאִים וְקָדַר </text:p>
          </table:table-cell>
        </table:table-row>
        <table:table-row>
          <table:table-cell table:style-name="表158.A2" office:value-type="string">
            <text:p text:style-name="P22">the sun<text:span text:style-name="T18"> ~ ha'shemesh / above,upon prophet ~ </text:span><text:span text:style-name="T15">A</text:span><text:span text:style-name="T18">l-ha'n'viyiym / dark ~ w'qa:dar</text:span></text:p>
          </table:table-cell>
        </table:table-row>
      </table:table>
      <text:p text:style-name="P13">4. </text:p>
      <table:table table:name="表159" table:style-name="表159">
        <table:table-column table:style-name="表159.A"/>
        <table:table-row>
          <table:table-cell table:style-name="表159.A1" office:value-type="string">
            <text:p text:style-name="P29">עֲלֵיהֶם הַיּוֹם</text:p>
          </table:table-cell>
        </table:table-row>
        <table:table-row>
          <table:table-cell table:style-name="表159.A2" office:value-type="string">
            <text:p text:style-name="P22">upon them ~ <text:span text:style-name="T14">A</text:span>`le:y'hem / ha'yo:m ~ a day</text:p>
          </table:table-cell>
        </table:table-row>
      </table:table>
      <text:p text:style-name="P12"/>
      <text:p text:style-name="P20"><text:span text:style-name="T4">[next] </text:span><text:span text:style-name="T5">3:7</text:span><text:span text:style-name="T11"> “</text:span><text:span text:style-name="T4">XXX”</text:span></text:p>
      <text:p text:style-name="Text_20_body"/>
      <text:p text:style-name="P19">[/  20191028_081824]</text:p>
      <text:p text:style-name="Text_20_body"/>
      <text:p text:style-name="P10"/>
      <text:p text:style-name="P11">------------------------------------------------------------</text:p>
      <text:p text:style-name="P18">[20191031_095824]</text:p>
      <text:p text:style-name="Text_20_body"/>
      <text:p text:style-name="P14">3:7</text:p>
      <text:p text:style-name="P13">1. </text:p>
      <table:table table:name="表160" table:style-name="表160">
        <table:table-column table:style-name="表160.A"/>
        <table:table-row>
          <table:table-cell table:style-name="表160.A1" office:value-type="string">
            <text:p text:style-name="P29">וּבֹשׁוּ הַחֹזִים וְחָפְרוּ הַקֹּסְמִים </text:p>
          </table:table-cell>
        </table:table-row>
        <table:table-row>
          <table:table-cell table:style-name="表160.A2" office:value-type="string">
            <text:p text:style-name="P22">to be ashamed / the beholder ~ ha'choziym / to blush / the to distribute</text:p>
          </table:table-cell>
        </table:table-row>
      </table:table>
      <text:p text:style-name="P13"><text:soft-page-break/>2. </text:p>
      <table:table table:name="表161" table:style-name="表161">
        <table:table-column table:style-name="表161.A"/>
        <table:table-row>
          <table:table-cell table:style-name="表161.A1" office:value-type="string">
            <text:p text:style-name="P29">וְעָטוּ עַל־שָׂפָם כֻּלָּם </text:p>
          </table:table-cell>
        </table:table-row>
        <table:table-row>
          <table:table-cell table:style-name="表161.A2" office:value-type="string">
            <text:p text:style-name="P22">w'<text:span text:style-name="T14">A</text:span>:t^u: ~ to wrap / upon beard / kula:m ~ all + SUFFIX</text:p>
          </table:table-cell>
        </table:table-row>
      </table:table>
      <text:p text:style-name="P13">3. </text:p>
      <table:table table:name="表162" table:style-name="表162">
        <table:table-column table:style-name="表162.A"/>
        <table:table-row>
          <table:table-cell table:style-name="表162.A1" office:value-type="string">
            <text:p text:style-name="P29">כִּי אֵין מַעֲנֵה אֱלֹהִים</text:p>
          </table:table-cell>
        </table:table-row>
        <table:table-row>
          <table:table-cell table:style-name="表162.A2" office:value-type="string">
            <text:p text:style-name="P22">for / to be nothing / a reply / gods ~ E`lohiym</text:p>
          </table:table-cell>
        </table:table-row>
      </table:table>
      <text:p text:style-name="P13">4. 3:8</text:p>
      <table:table table:name="表163" table:style-name="表163">
        <table:table-column table:style-name="表163.A"/>
        <table:table-row>
          <table:table-cell table:style-name="表163.A1" office:value-type="string">
            <text:p text:style-name="P29">וְאוּלָם אָנֹכִי מָלֵאתִי כֹחַ </text:p>
          </table:table-cell>
        </table:table-row>
        <table:table-row>
          <table:table-cell table:style-name="表163.A2" office:value-type="string">
            <text:p text:style-name="P22">however / I / to fill ~ ma:le:thiy / capacity ~ xoach</text:p>
          </table:table-cell>
        </table:table-row>
      </table:table>
      <text:p text:style-name="P13">5. </text:p>
      <table:table table:name="表164" table:style-name="表164">
        <table:table-column table:style-name="表164.A"/>
        <table:table-row>
          <table:table-cell table:style-name="表164.A1" office:value-type="string">
            <text:p text:style-name="P29">אֶת־רוּחַ יְהוָה וּמִשְׁפָּט וּגְבוּרָה </text:p>
          </table:table-cell>
        </table:table-row>
        <table:table-row>
          <table:table-cell table:style-name="表164.A2" office:value-type="string">
            <text:p text:style-name="P22">Eth-ru:ach ~ even spirit / y'hwa: / verdict ~ u:'mish'pa:t^ / u:'g'vu:ra: ~ force</text:p>
          </table:table-cell>
        </table:table-row>
      </table:table>
      <text:p text:style-name="P13">6. </text:p>
      <table:table table:name="表165" table:style-name="表165">
        <table:table-column table:style-name="表165.A"/>
        <table:table-row>
          <table:table-cell table:style-name="表165.A1" office:value-type="string">
            <text:p text:style-name="P29">לְהַגִּיד לְיַעֲקֹב פִּשְׁעוֹ וּלְיִשְׂרָאֵל חַטָּאתוֹ ס</text:p>
          </table:table-cell>
        </table:table-row>
        <table:table-row>
          <table:table-cell table:style-name="表165.A2" office:value-type="string">
            <text:p text:style-name="P22">to manifest ~ l'hagiyd / to Jacob / a revolt ~ pish'<text:span text:style-name="T14">O</text:span>: / to Israel / an offence ~ chat^a:tho:</text:p>
          </table:table-cell>
        </table:table-row>
      </table:table>
      <text:p text:style-name="P13">7. </text:p>
      <table:table table:name="表166" table:style-name="表166">
        <table:table-column table:style-name="表166.A"/>
        <table:table-row>
          <table:table-cell table:style-name="表166.A1" office:value-type="string">
            <text:p text:style-name="P29">שִׁמְעוּ־נָא זֹאת רָאשֵׁי בֵּית </text:p>
          </table:table-cell>
        </table:table-row>
        <table:table-row>
          <table:table-cell table:style-name="表166.A2" office:value-type="string">
            <text:p text:style-name="P22">to hear then ~ shim'<text:span text:style-name="T14">U</text:span>:-na: / this <text:s/>~ zoth / the head / a house</text:p>
          </table:table-cell>
        </table:table-row>
      </table:table>
      <text:p text:style-name="P13">7. </text:p>
      <table:table table:name="表167" table:style-name="表167">
        <table:table-column table:style-name="表167.A"/>
        <table:table-row>
          <table:table-cell table:style-name="表167.A1" office:value-type="string">
            <text:p text:style-name="P29">יַעֲקֹב וּקְצִינֵי בֵּית יִשְׂרָאֵל </text:p>
          </table:table-cell>
        </table:table-row>
        <table:table-row>
          <table:table-cell table:style-name="表167.A2" office:value-type="string">
            <text:p text:style-name="P22">Jacob / a magistrate / house / Israel</text:p>
          </table:table-cell>
        </table:table-row>
      </table:table>
      <text:p text:style-name="P13">7. </text:p>
      <table:table table:name="表168" table:style-name="表168">
        <table:table-column table:style-name="表168.A"/>
        <table:table-row>
          <table:table-cell table:style-name="表168.A1" office:value-type="string">
            <text:p text:style-name="P29">הַמֲתַעֲבִים מִשְׁפָּט וְאֵת כָּל־הַיְשָׁרָה יְעַקֵּשׁוּ</text:p>
          </table:table-cell>
        </table:table-row>
        <table:table-row>
          <table:table-cell table:style-name="表168.A2" office:value-type="string">
            <text:p text:style-name="P22">the to loath ~ ha'ma`tha<text:span text:style-name="T14">A</text:span>`viym / veridict / and even / all the straight ~ ka:l-hay'sha:ra: / to distort ~ y'<text:span text:style-name="T14">A</text:span>qe:shu</text:p>
          </table:table-cell>
        </table:table-row>
      </table:table>
      <text:p text:style-name="P13"><text:soft-page-break/></text:p>
      <text:p text:style-name="P20"><text:span text:style-name="T4">[next] </text:span><text:span text:style-name="T5">3:10</text:span><text:span text:style-name="T11"> “</text:span><text:span text:style-name="T4">XXX”</text:span></text:p>
      <text:p text:style-name="Text_20_body"/>
      <text:p text:style-name="P19">[/  20191031_104705]</text:p>
      <text:p text:style-name="Text_20_body"/>
      <text:p text:style-name="P10"/>
      <text:p text:style-name="P11">------------------------------------------------------------</text:p>
      <text:p text:style-name="P18">[20191104_091844]</text:p>
      <text:p text:style-name="Text_20_body"/>
      <text:p text:style-name="P20"><text:span text:style-name="T1">1. </text:span><text:span text:style-name="T2"><text:s/></text:span><text:span text:style-name="T5">3:10</text:span></text:p>
      <text:p text:style-name="P13">1. </text:p>
      <table:table table:name="表169" table:style-name="表169">
        <table:table-column table:style-name="表169.A"/>
        <table:table-row>
          <table:table-cell table:style-name="表169.A1" office:value-type="string">
            <text:p text:style-name="P29">בֹּנֶה צִיּוֹן בְּדָמִים וִירוּשָׁלִַם בְּעַוְלָה</text:p>
          </table:table-cell>
        </table:table-row>
        <table:table-row>
          <table:table-cell table:style-name="表169.A2" office:value-type="string">
            <text:p text:style-name="P22">to build / Tsijon / with blood / b'<text:span text:style-name="T14">A</text:span>w'la: ~ with evil</text:p>
          </table:table-cell>
        </table:table-row>
      </table:table>
      <text:p text:style-name="P13">2. 3:11</text:p>
      <table:table table:name="表170" table:style-name="表170">
        <table:table-column table:style-name="表170.A"/>
        <table:table-row>
          <table:table-cell table:style-name="表170.A1" office:value-type="string">
            <text:p text:style-name="P29">רָאשֶׁיהָ בְּשֹׁחַד יִשְׁפֹּטוּ וְכֹהֲנֶיהָ </text:p>
          </table:table-cell>
        </table:table-row>
        <table:table-row>
          <table:table-cell table:style-name="表170.A2" office:value-type="string">
            <text:p text:style-name="P22">head thereof ~ ra:shey'ha: / with,in donation / to judge / priest thereof ~ w'xoha`ney'ha:</text:p>
          </table:table-cell>
        </table:table-row>
      </table:table>
      <text:p text:style-name="P13">3. </text:p>
      <table:table table:name="表171" table:style-name="表171">
        <table:table-column table:style-name="表171.A"/>
        <table:table-row>
          <table:table-cell table:style-name="表171.A1" office:value-type="string">
            <text:p text:style-name="P29">בִּמְחִיר יוֹרוּ וּנְבִיאֶיהָ בְּכֶסֶף </text:p>
          </table:table-cell>
        </table:table-row>
        <table:table-row>
          <table:table-cell table:style-name="表171.A2" office:value-type="string">
            <text:p text:style-name="P22">in,at,with price / to teach / prophets / in,with silver ~ b'xesef</text:p>
          </table:table-cell>
        </table:table-row>
      </table:table>
      <text:p text:style-name="P13">4. </text:p>
      <table:table table:name="表172" table:style-name="表172">
        <table:table-column table:style-name="表172.A"/>
        <table:table-row>
          <table:table-cell table:style-name="表172.A1" office:value-type="string">
            <text:p text:style-name="P29">יִקְסֹמוּ וְעַל־יְהוָה יִשָּׁעֵנוּ לֵאמֹר </text:p>
          </table:table-cell>
        </table:table-row>
        <table:table-row>
          <table:table-cell table:style-name="表172.A2" office:value-type="string">
            <text:p text:style-name="P22">to determine / above,upon ~ <text:span text:style-name="T14">A</text:span>l / * / to support / towards,for to say ~ le:'mor</text:p>
          </table:table-cell>
        </table:table-row>
      </table:table>
      <text:p text:style-name="P13">5. </text:p>
      <table:table table:name="表173" table:style-name="表173">
        <table:table-column table:style-name="表173.A"/>
        <table:table-row>
          <table:table-cell table:style-name="表173.A1" office:value-type="string">
            <text:p text:style-name="P29">הֲלוֹא יְהוָה בְּקִרְבֵּנוּ לֹא־תָבוֹא עָלֵינוּ רָעָה</text:p>
          </table:table-cell>
        </table:table-row>
        <table:table-row>
          <table:table-cell table:style-name="表173.A2" office:value-type="string">
            <text:p text:style-name="P22">who,which not ~ ha`'lo: / in out center ~ b'qir'be:'nu: / not to go / above us ~ <text:span text:style-name="T14">A</text:span>:le:y'nu: / bad,evil</text:p>
          </table:table-cell>
        </table:table-row>
      </table:table>
      <text:p text:style-name="P13"><text:soft-page-break/>6. 3:12 </text:p>
      <table:table table:name="表174" table:style-name="表174">
        <table:table-column table:style-name="表174.A"/>
        <table:table-row>
          <table:table-cell table:style-name="表174.A1" office:value-type="string">
            <text:p text:style-name="P29">לָכֵן בִּגְלַלְכֶם צִיּוֹן שָׂדֶה </text:p>
          </table:table-cell>
        </table:table-row>
        <table:table-row>
          <table:table-cell table:style-name="表174.A2" office:value-type="string">
            <text:p text:style-name="P22">for,towards just ~ la:xe:n / with your circumstance ~ big'lal'xem / Tsijon / a flat field</text:p>
          </table:table-cell>
        </table:table-row>
      </table:table>
      <text:p text:style-name="P13">7. </text:p>
      <table:table table:name="表175" table:style-name="表175">
        <table:table-column table:style-name="表175.A"/>
        <table:table-row>
          <table:table-cell table:style-name="表175.A1" office:value-type="string">
            <text:p text:style-name="P29">תֵחָרֵשׁ וִירוּשָׁלִַם עִיִּין תִּהְיֶה </text:p>
          </table:table-cell>
        </table:table-row>
        <table:table-row>
          <table:table-cell table:style-name="表175.A2" office:value-type="string">
            <text:p text:style-name="P22">to scratch / * / <text:span text:style-name="T14">I</text:span>yiyn ~ a ruin / become,come to path ~ tih'ye</text:p>
          </table:table-cell>
        </table:table-row>
      </table:table>
      <text:p text:style-name="P13">1. </text:p>
      <table:table table:name="表176" table:style-name="表176">
        <table:table-column table:style-name="表176.A"/>
        <table:table-row>
          <table:table-cell table:style-name="表176.A1" office:value-type="string">
            <text:p text:style-name="P29">וְהַר הַבַּיִת לְבָמוֹת יָעַר פ</text:p>
          </table:table-cell>
        </table:table-row>
        <table:table-row>
          <table:table-cell table:style-name="表176.A2" office:value-type="string">
            <text:p text:style-name="P22">mountain / the house / in,for,towards an elevation / forest</text:p>
          </table:table-cell>
        </table:table-row>
      </table:table>
      <text:p text:style-name="P13">1. </text:p>
      <table:table table:name="表177" table:style-name="表177">
        <table:table-column table:style-name="表177.A"/>
        <table:table-row>
          <table:table-cell table:style-name="表177.A1" office:value-type="string">
            <text:p text:style-name="P29">aaa</text:p>
          </table:table-cell>
        </table:table-row>
        <table:table-row>
          <table:table-cell table:style-name="表177.A2" office:value-type="string">
            <text:p text:style-name="P22"/>
          </table:table-cell>
        </table:table-row>
      </table:table>
      <text:p text:style-name="P13"/>
      <text:p text:style-name="P20"><text:span text:style-name="T4">[next] </text:span><text:span text:style-name="T5">4:1</text:span></text:p>
      <text:p text:style-name="Text_20_body"/>
      <text:p text:style-name="P19">[/  20191104_094649]</text:p>
      <text:p text:style-name="Text_20_body"/>
      <text:p text:style-name="P10"/>
      <text:p text:style-name="P11">------------------------------------------------------------</text:p>
      <text:p text:style-name="P18">[20191106_130213]</text:p>
      <text:p text:style-name="Text_20_body"/>
      <text:p text:style-name="P20"><text:span text:style-name="T1">1. </text:span><text:span text:style-name="T5">4:1</text:span></text:p>
      <text:p text:style-name="P13">1. </text:p>
      <table:table table:name="表178" table:style-name="表178">
        <table:table-column table:style-name="表178.A"/>
        <table:table-row>
          <table:table-cell table:style-name="表178.A1" office:value-type="string">
            <text:p text:style-name="P29">וְהָיָה בְּאַחֲרִית הַיָּמִים יִהְיֶה </text:p>
          </table:table-cell>
        </table:table-row>
        <table:table-row>
          <table:table-cell table:style-name="表178.A2" office:value-type="string">
            <text:p text:style-name="P22">become, come to pass / in the last / the day / become, come to pass</text:p>
          </table:table-cell>
        </table:table-row>
      </table:table>
      <text:p text:style-name="P13">2. </text:p>
      <table:table table:name="表179" table:style-name="表179">
        <table:table-column table:style-name="表179.A"/>
        <text:soft-page-break/>
        <table:table-row>
          <table:table-cell table:style-name="表179.A1" office:value-type="string">
            <text:p text:style-name="P29">הַר בֵּית־יְהוָה נָכוֹן בְּרֹאשׁ </text:p>
          </table:table-cell>
        </table:table-row>
        <table:table-row>
          <table:table-cell table:style-name="表179.A2" office:value-type="string">
            <text:p text:style-name="P22">mountain / house-Jehovah / to be erect / the head / </text:p>
          </table:table-cell>
        </table:table-row>
      </table:table>
      <text:p text:style-name="P13">3. </text:p>
      <table:table table:name="表180" table:style-name="表180">
        <table:table-column table:style-name="表180.A"/>
        <table:table-row>
          <table:table-cell table:style-name="表180.A1" office:value-type="string">
            <text:p text:style-name="P29">הֶהָרִים וְנִשָּׂא הוּא מִגְּבָעוֹת </text:p>
          </table:table-cell>
        </table:table-row>
        <table:table-row>
          <table:table-cell table:style-name="表180.A2" office:value-type="string">
            <text:p text:style-name="P22">the mountains / to lift / self / from hillock ~ mi'g'va:<text:span text:style-name="T14">O</text:span>:th</text:p>
          </table:table-cell>
        </table:table-row>
      </table:table>
      <text:p text:style-name="P13">4. </text:p>
      <table:table table:name="表181" table:style-name="表181">
        <table:table-column table:style-name="表181.A"/>
        <table:table-row>
          <table:table-cell table:style-name="表181.A1" office:value-type="string">
            <text:p text:style-name="P29">וְנָהֲרוּ עָלָיו עַמִּים</text:p>
          </table:table-cell>
        </table:table-row>
        <table:table-row>
          <table:table-cell table:style-name="表181.A2" office:value-type="string">
            <text:p text:style-name="P22">to sparkle / above,upon it ~ <text:span text:style-name="T14">A</text:span>:la:y'w / people</text:p>
          </table:table-cell>
        </table:table-row>
      </table:table>
      <text:p text:style-name="P13">5. 4:2</text:p>
      <table:table table:name="表182" table:style-name="表182">
        <table:table-column table:style-name="表182.A"/>
        <table:table-row>
          <table:table-cell table:style-name="表182.A1" office:value-type="string">
            <text:p text:style-name="P29">וְהָלְכוּ גּוֹיִם רַבִּים וְאָמְרוּ </text:p>
          </table:table-cell>
        </table:table-row>
        <table:table-row>
          <table:table-cell table:style-name="表182.A2" office:value-type="string">
            <text:p text:style-name="P22">to walk / a foreign nation / abundant / and to say</text:p>
          </table:table-cell>
        </table:table-row>
      </table:table>
      <text:p text:style-name="P13">6. </text:p>
      <table:table table:name="表183" table:style-name="表183">
        <table:table-column table:style-name="表183.A"/>
        <table:table-row>
          <table:table-cell table:style-name="表183.A1" office:value-type="string">
            <text:p text:style-name="P29">לְכוּ וְנַעֲלֶה אֶל־הַר־יְהוָה וְאֶל־בֵּית </text:p>
          </table:table-cell>
        </table:table-row>
        <table:table-row>
          <table:table-cell table:style-name="表183.A2" office:value-type="string">
            <text:p text:style-name="P22">to walk / to ascend / towards-mountain-Jehovah / and towards-house</text:p>
          </table:table-cell>
        </table:table-row>
      </table:table>
      <text:p text:style-name="P13">7. </text:p>
      <table:table table:name="表184" table:style-name="表184">
        <table:table-column table:style-name="表184.A"/>
        <table:table-row>
          <table:table-cell table:style-name="表184.A1" office:value-type="string">
            <text:p text:style-name="P29">אֱלֹהֵי יַעֲקֹב וְיוֹרֵנוּ מִדְּרָכָיו </text:p>
          </table:table-cell>
        </table:table-row>
        <table:table-row>
          <table:table-cell table:style-name="表184.A2" office:value-type="string">
            <text:p text:style-name="P22">gods ~ E`lohe:y / Jacob / to teach us ~ w'yo:re:'nu: / a part of his way ~ mi'd'ra:xa:y'w</text:p>
          </table:table-cell>
        </table:table-row>
      </table:table>
      <text:p text:style-name="P13">1. </text:p>
      <table:table table:name="表185" table:style-name="表185">
        <table:table-column table:style-name="表185.A"/>
        <table:table-row>
          <table:table-cell table:style-name="表185.A1" office:value-type="string">
            <text:p text:style-name="P4">וְנֵלְכָה בְּאֹרְחֹתָיו כִּי מִצִּיּוֹן </text:p>
          </table:table-cell>
        </table:table-row>
        <table:table-row>
          <table:table-cell table:style-name="表185.A2" office:value-type="string">
            <text:p text:style-name="P22">to walk / in his well-trodden road / for / from Tsion</text:p>
          </table:table-cell>
        </table:table-row>
      </table:table>
      <text:p text:style-name="P13">1. </text:p>
      <table:table table:name="表186" table:style-name="表186">
        <table:table-column table:style-name="表186.A"/>
        <table:table-row>
          <table:table-cell table:style-name="表186.A1" office:value-type="string">
            <text:p text:style-name="P4">תֵּצֵא תוֹרָה וּדְבַר־יְהוָה מִירוּשָׁלִָם</text:p>
          </table:table-cell>
        </table:table-row>
        <table:table-row>
          <table:table-cell table:style-name="表186.A2" office:value-type="string">
            <text:p text:style-name="P22">to go out / Pentateuch / word-Jehovah / from Jerusalem</text:p>
          </table:table-cell>
        </table:table-row>
      </table:table>
      <text:p text:style-name="P12"/>
      <text:p text:style-name="P20"><text:span text:style-name="T4">[next] </text:span><text:span text:style-name="T5">4:3</text:span><text:span text:style-name="T11"> “</text:span><text:span text:style-name="T4">XXX”</text:span></text:p>
      <text:p text:style-name="Text_20_body"><text:soft-page-break/></text:p>
      <text:p text:style-name="P19">[/  20191106_132316]</text:p>
      <text:p text:style-name="Text_20_body"/>
      <text:p text:style-name="P10"/>
      <text:p text:style-name="P11">------------------------------------------------------------</text:p>
      <text:p text:style-name="P18">[20191107_182658]</text:p>
      <text:p text:style-name="Text_20_body"/>
      <text:p text:style-name="P20"><text:span text:style-name="T1">1. </text:span><text:span text:style-name="T2"><text:s/></text:span><text:span text:style-name="T5">4:3</text:span></text:p>
      <text:p text:style-name="P13">1. </text:p>
      <table:table table:name="表188" table:style-name="表188">
        <table:table-column table:style-name="表188.A"/>
        <table:table-row>
          <table:table-cell table:style-name="表188.A1" office:value-type="string">
            <text:p text:style-name="P29">וְשָׁפַט בֵּין עַמִּים רַבִּים </text:p>
          </table:table-cell>
        </table:table-row>
        <table:table-row>
          <table:table-cell table:style-name="表188.A2" office:value-type="string">
            <text:p text:style-name="P23">w'sha:fat^ ~ to judge / be:yn ~ between / people / abundant</text:p>
          </table:table-cell>
        </table:table-row>
      </table:table>
      <text:p text:style-name="P13">2. </text:p>
      <table:table table:name="表189" table:style-name="表189">
        <table:table-column table:style-name="表189.A"/>
        <table:table-row>
          <table:table-cell table:style-name="表189.A1" office:value-type="string">
            <text:p text:style-name="P29">וְהוֹכִיחַ לְגוֹיִם עֲצֻמִים עַד־רָחוֹק </text:p>
          </table:table-cell>
        </table:table-row>
        <table:table-row>
          <table:table-cell table:style-name="表189.A2" office:value-type="string">
            <text:p text:style-name="P22">to be right ~ w'ho:xiy<text:span text:style-name="T19">a</text:span>ch / to,for,towards Gentile ~ l'go:yim / powerful ~ <text:span text:style-name="T14">A</text:span>`tsumiym / Ad-ra:cho:q ~ as far as remote</text:p>
          </table:table-cell>
        </table:table-row>
      </table:table>
      <text:p text:style-name="P13">3. </text:p>
      <table:table table:name="表190" table:style-name="表190">
        <table:table-column table:style-name="表190.A"/>
        <table:table-row>
          <table:table-cell table:style-name="表190.A1" office:value-type="string">
            <text:p text:style-name="P29">וְכִתְּתוּ חַרְבֹתֵיהֶם לְאִתִּים וַחֲנִיתֹתֵיהֶם </text:p>
          </table:table-cell>
        </table:table-row>
        <table:table-row>
          <table:table-cell table:style-name="表190.A2" office:value-type="string">
            <text:p text:style-name="P22">to bruise ~ w'xit'thu: / their sword ~ char'vothe:y'hem / to,in hoe ~ l'Itiym / their lance ~ wa'cha`niythothe:y'hem</text:p>
          </table:table-cell>
        </table:table-row>
      </table:table>
      <text:p text:style-name="P13">4. </text:p>
      <table:table table:name="表191" table:style-name="表191">
        <table:table-column table:style-name="表191.A"/>
        <table:table-row>
          <table:table-cell table:style-name="表191.A1" office:value-type="string">
            <text:p text:style-name="P29">לְמַזְמֵרוֹת לֹא־יִשְׂאוּ גּוֹי אֶל־גּוֹי </text:p>
          </table:table-cell>
        </table:table-row>
        <table:table-row>
          <table:table-cell table:style-name="表191.A2" office:value-type="string">
            <text:p text:style-name="P22">a pruning knife ~ l'maz'me:ro:th / to not lift / Gentile / towards Gentile</text:p>
          </table:table-cell>
        </table:table-row>
      </table:table>
      <text:p text:style-name="P13">5. </text:p>
      <table:table table:name="表192" table:style-name="表192">
        <table:table-column table:style-name="表192.A"/>
        <table:table-row>
          <table:table-cell table:style-name="表192.A1" office:value-type="string">
            <text:p text:style-name="P29">חֶרֶב וְלֹא־יִלְמְדוּן עוֹד מִלְחָמָה</text:p>
          </table:table-cell>
        </table:table-row>
        <table:table-row>
          <table:table-cell table:style-name="表192.A2" office:value-type="string">
            <text:p text:style-name="P22">sword / not teach / again / a battle</text:p>
          </table:table-cell>
        </table:table-row>
      </table:table>
      <text:p text:style-name="P13">6. 4:4</text:p>
      <table:table table:name="表193" table:style-name="表193">
        <table:table-column table:style-name="表193.A"/>
        <table:table-row>
          <table:table-cell table:style-name="表193.A1" office:value-type="string">
            <text:p text:style-name="P29">וְיָשְׁבוּ אִישׁ תַּחַת גַּפְנוֹ </text:p>
          </table:table-cell>
        </table:table-row>
        <text:soft-page-break/>
        <table:table-row>
          <table:table-cell table:style-name="表193.A2" office:value-type="string">
            <text:p text:style-name="P22">to dwell / a man / bottom,below / his vine ~ gaf'n'o:</text:p>
          </table:table-cell>
        </table:table-row>
      </table:table>
      <text:p text:style-name="P13">7. </text:p>
      <table:table table:name="表194" table:style-name="表194">
        <table:table-column table:style-name="表194.A"/>
        <table:table-row>
          <table:table-cell table:style-name="表194.A1" office:value-type="string">
            <text:p text:style-name="P29">וְתַחַת תְּאֵנָתוֹ וְאֵין מַחֲרִיד </text:p>
          </table:table-cell>
        </table:table-row>
        <table:table-row>
          <table:table-cell table:style-name="表194.A2" office:value-type="string">
            <text:p text:style-name="P22">bottom,below / his fig / nothing, not exist / to fear</text:p>
          </table:table-cell>
        </table:table-row>
      </table:table>
      <text:p text:style-name="P13">8. </text:p>
      <table:table table:name="表195" table:style-name="表195">
        <table:table-column table:style-name="表195.A"/>
        <table:table-row>
          <table:table-cell table:style-name="表195.A1" office:value-type="string">
            <text:p text:style-name="P29">כִּי־פִי יְהוָה צְבָאוֹת דִּבֵּר</text:p>
          </table:table-cell>
        </table:table-row>
        <table:table-row>
          <table:table-cell table:style-name="表195.A2" office:value-type="string">
            <text:p text:style-name="P22">for the mouth / Jehovah / a mass of persons / to speak</text:p>
          </table:table-cell>
        </table:table-row>
      </table:table>
      <text:p text:style-name="P12"/>
      <text:p text:style-name="P20"><text:span text:style-name="T4">[next] </text:span><text:span text:style-name="T5">4:5</text:span></text:p>
      <text:p text:style-name="Text_20_body"/>
      <text:p text:style-name="P19">[/  20191107_184528]</text:p>
      <text:p text:style-name="Text_20_body"/>
      <text:p text:style-name="P10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5">4:5</text:span></text:p>
      <text:p text:style-name="P13">1. </text:p>
      <table:table table:name="表196" table:style-name="表196">
        <table:table-column table:style-name="表196.A"/>
        <table:table-row>
          <table:table-cell table:style-name="表196.A1" office:value-type="string">
            <text:p text:style-name="P29">כִּי כָּל־הָעַמִּים יֵלְכוּ אִישׁ </text:p>
          </table:table-cell>
        </table:table-row>
        <table:table-row>
          <table:table-cell table:style-name="表196.A2" office:value-type="string">
            <text:p text:style-name="P22">for / all the people / to walk / a man</text:p>
          </table:table-cell>
        </table:table-row>
      </table:table>
      <text:p text:style-name="P13">2. </text:p>
      <table:table table:name="表197" table:style-name="表197">
        <table:table-column table:style-name="表197.A"/>
        <table:table-row>
          <table:table-cell table:style-name="表197.A1" office:value-type="string">
            <text:p text:style-name="P29">בְּשֵׁם אֱלֹהָיו וַאֲנַחְנוּ</text:p>
            <text:p text:style-name="P29">*נֵלֵ</text:p>
          </table:table-cell>
        </table:table-row>
        <table:table-row>
          <table:table-cell table:style-name="表197.A2" office:value-type="string">
            <text:p text:style-name="P22">in honor / his gods ~ e`lo:ha:y'n / wa'A`nach'nu: ~ we / ne:le:x ~ walk</text:p>
          </table:table-cell>
        </table:table-row>
      </table:table>
      <text:p text:style-name="P13">3. </text:p>
      <table:table table:name="表198" table:style-name="表198">
        <table:table-column table:style-name="表198.A"/>
        <table:table-row>
          <table:table-cell table:style-name="表198.A1" office:value-type="string">
            <text:p text:style-name="P29">בְּשֵׁם־יְהוָה אֱלֹהֵינוּ לְעוֹלָם וָעֶד פ</text:p>
          </table:table-cell>
        </table:table-row>
        <text:soft-page-break/>
        <table:table-row>
          <table:table-cell table:style-name="表198.A2" office:value-type="string">
            <text:p text:style-name="P22">in honor of Jehovah ~ b'she:m-yhwa: / our gods ~ e`lohe:y'nu: / in always ~ l'<text:span text:style-name="T14">O</text:span>:la:m / perpetuity ~ wa:'<text:span text:style-name="T14">E</text:span>d</text:p>
          </table:table-cell>
        </table:table-row>
      </table:table>
      <text:p text:style-name="P13">4. 4:6</text:p>
      <table:table table:name="表199" table:style-name="表199">
        <table:table-column table:style-name="表199.A"/>
        <table:table-row>
          <table:table-cell table:style-name="表199.A1" office:value-type="string">
            <text:p text:style-name="P29">בַּיּוֹם הַהוּא נְאֻם־יְהוָה אֹסְפָה </text:p>
          </table:table-cell>
        </table:table-row>
        <table:table-row>
          <table:table-cell table:style-name="表199.A2" office:value-type="string">
            <text:p text:style-name="P22">ba'yo:m hahu: ~ in that day / n'um-yhwa: ~ oracle Jehovah / to gather</text:p>
          </table:table-cell>
        </table:table-row>
      </table:table>
      <text:p text:style-name="P13">5. </text:p>
      <table:table table:name="表200" table:style-name="表200">
        <table:table-column table:style-name="表200.A"/>
        <table:table-row>
          <table:table-cell table:style-name="表200.A1" office:value-type="string">
            <text:p text:style-name="P29">הַצֹּלֵעָה וְהַנִּדָּחָה אֲקַבֵּצָה וַאֲשֶׁר הֲרֵעֹתִי</text:p>
          </table:table-cell>
        </table:table-row>
        <table:table-row>
          <table:table-cell table:style-name="表200.A2" office:value-type="string">
            <text:p text:style-name="P22">the to limp / the to push off / to collect / who,what / to spoil ~ ha`re:<text:span text:style-name="T14">O</text:span>thiy</text:p>
          </table:table-cell>
        </table:table-row>
      </table:table>
      <text:p text:style-name="P13">6. </text:p>
      <table:table table:name="表201" table:style-name="表201">
        <table:table-column table:style-name="表201.A"/>
        <table:table-row>
          <table:table-cell table:style-name="表201.A1" office:value-type="string">
            <text:p text:style-name="P29">aaa</text:p>
          </table:table-cell>
        </table:table-row>
        <table:table-row>
          <table:table-cell table:style-name="表201.A2" office:value-type="string">
            <text:p text:style-name="P22"/>
          </table:table-cell>
        </table:table-row>
      </table:table>
      <text:p text:style-name="P13">7. </text:p>
      <table:table table:name="表202" table:style-name="表202">
        <table:table-column table:style-name="表202.A"/>
        <table:table-row>
          <table:table-cell table:style-name="表202.A1" office:value-type="string">
            <text:p text:style-name="P29">aaa</text:p>
          </table:table-cell>
        </table:table-row>
        <table:table-row>
          <table:table-cell table:style-name="表202.A2" office:value-type="string">
            <text:p text:style-name="P22"/>
          </table:table-cell>
        </table:table-row>
      </table:table>
      <text:p text:style-name="P13">8. </text:p>
      <table:table table:name="表203" table:style-name="表203">
        <table:table-column table:style-name="表203.A"/>
        <table:table-row>
          <table:table-cell table:style-name="表203.A1" office:value-type="string">
            <text:p text:style-name="P29">aaa</text:p>
          </table:table-cell>
        </table:table-row>
        <table:table-row>
          <table:table-cell table:style-name="表203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4:7</text:span></text:p>
      <text:p text:style-name="Text_20_body"/>
      <text:p text:style-name="P19">[/  20191109_151614]</text:p>
      <text:p text:style-name="Text_20_body"/>
      <text:p text:style-name="P10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5">4:7</text:span></text:p>
      <text:p text:style-name="P13"><text:soft-page-break/>1. </text:p>
      <table:table table:name="表204" table:style-name="表204">
        <table:table-column table:style-name="表204.A"/>
        <table:table-row>
          <table:table-cell table:style-name="表204.A1" office:value-type="string">
            <text:p text:style-name="P29">וְשַׂמְתִּי אֶת־הַצֹּלֵעָה לִשְׁאֵרִית וְהַנַּהֲלָאָה </text:p>
          </table:table-cell>
        </table:table-row>
        <table:table-row>
          <table:table-cell table:style-name="表204.A2" office:value-type="string">
            <text:p text:style-name="P22">to put / even,self the to limp / to a remainder / the to remove / </text:p>
          </table:table-cell>
        </table:table-row>
      </table:table>
      <text:p text:style-name="P13">2. </text:p>
      <table:table table:name="表205" table:style-name="表205">
        <table:table-column table:style-name="表205.A"/>
        <table:table-row>
          <table:table-cell table:style-name="表205.A1" office:value-type="string">
            <text:p text:style-name="P29">לְגוֹי עָצוּם</text:p>
            <text:p text:style-name="P29">*וּמָלַ</text:p>
            <text:p text:style-name="P29">יְהוָה </text:p>
          </table:table-cell>
        </table:table-row>
        <table:table-row>
          <table:table-cell table:style-name="表205.A2" office:value-type="string">
            <text:p text:style-name="P22">to Gentile / powerful / to reign / Jehovah</text:p>
          </table:table-cell>
        </table:table-row>
      </table:table>
      <text:p text:style-name="P13">3. </text:p>
      <table:table table:name="表206" table:style-name="表206">
        <table:table-column table:style-name="表206.A"/>
        <table:table-row>
          <table:table-cell table:style-name="表206.A1" office:value-type="string">
            <text:p text:style-name="P29">עֲלֵיהֶם בְּהַר צִיּוֹן מֵעַתָּה וְעַד־עוֹלָם פ</text:p>
          </table:table-cell>
        </table:table-row>
        <table:table-row>
          <table:table-cell table:style-name="表206.A2" office:value-type="string">
            <text:p text:style-name="P22">upon them / in mountain / Tsijon / from this time / and as far as / eternity</text:p>
          </table:table-cell>
        </table:table-row>
      </table:table>
      <text:p text:style-name="P13">4. 4:8</text:p>
      <table:table table:name="表207" table:style-name="表207">
        <table:table-column table:style-name="表207.A"/>
        <table:table-row>
          <table:table-cell table:style-name="表207.A1" office:value-type="string">
            <text:p text:style-name="P29">וְאַתָּה מִגְדַּל־עֵדֶר עֹפֶל בַּת־צִיּוֹן</text:p>
          </table:table-cell>
        </table:table-row>
        <table:table-row>
          <table:table-cell table:style-name="表207.A2" office:value-type="string">
            <text:p text:style-name="P22">and thou / Migdal-Eder / <text:span text:style-name="T14">O</text:span>fel / bath ~ daughter / Tsijon</text:p>
          </table:table-cell>
        </table:table-row>
      </table:table>
      <text:p text:style-name="P13">5. </text:p>
      <table:table table:name="表208" table:style-name="表208">
        <table:table-column table:style-name="表208.A"/>
        <table:table-row>
          <table:table-cell table:style-name="表208.A1" office:value-type="string">
            <text:p text:style-name="P29">*עָדֶי</text:p>
            <text:p text:style-name="P29">תֵּאתֶה וּבָאָה הַמֶּמְשָׁלָה </text:p>
          </table:table-cell>
        </table:table-row>
        <table:table-row>
          <table:table-cell table:style-name="表208.A2" office:value-type="string">
            <text:p text:style-name="P22">unto thee ~ <text:span text:style-name="T14">A</text:span>:dey'x / to arrive / to go,come / realm ~ ha'mem'sha:la:</text:p>
          </table:table-cell>
        </table:table-row>
      </table:table>
      <text:p text:style-name="P13">6. </text:p>
      <table:table table:name="表209" table:style-name="表209">
        <table:table-column table:style-name="表209.A"/>
        <table:table-row>
          <table:table-cell table:style-name="表209.A1" office:value-type="string">
            <text:p text:style-name="P29">הָרִאשֹׁנָה מַמְלֶכֶת</text:p>
            <text:p text:style-name="P29"><text:s/>לְבַת־יְרוּשָׁלִָם</text:p>
          </table:table-cell>
        </table:table-row>
        <table:table-row>
          <table:table-cell table:style-name="表209.A2" office:value-type="string">
            <text:p text:style-name="P22">the first / mam'lexeth ~ dominion / to the daughter of Jerusalem</text:p>
          </table:table-cell>
        </table:table-row>
      </table:table>
      <text:p text:style-name="P13">7. 4:9</text:p>
      <table:table table:name="表210" table:style-name="表210">
        <table:table-column table:style-name="表210.A"/>
        <table:table-row>
          <table:table-cell table:style-name="表210.A1" office:value-type="string">
            <text:p text:style-name="P29">עַתָּה לָמָּה תָרִיעִי רֵעַ</text:p>
          </table:table-cell>
        </table:table-row>
        <text:soft-page-break/>
        <table:table-row>
          <table:table-cell table:style-name="表210.A2" office:value-type="string">
            <text:p text:style-name="P22">this time / for what ? / to mar<text:span text:style-name="T18"> / shout</text:span></text:p>
          </table:table-cell>
        </table:table-row>
      </table:table>
      <text:p text:style-name="P13">8. </text:p>
      <table:table table:name="表211" table:style-name="表211">
        <table:table-column table:style-name="表211.A"/>
        <table:table-row>
          <table:table-cell table:style-name="表211.A1" office:value-type="string">
            <text:p text:style-name="P29">*הֲמֶלֶ</text:p>
            <text:p text:style-name="P29">*אֵין־בָּ</text:p>
            <text:p text:style-name="P29">*אִם־יוֹעֲצֵ</text:p>
            <text:p text:style-name="P29">*אָבָד כִּי־הֶחֱזִיקֵ</text:p>
            <text:p text:style-name="P29">חִיל כַּיּוֹלֵדָה</text:p>
          </table:table-cell>
        </table:table-row>
        <table:table-row>
          <table:table-cell table:style-name="表211.A2" office:value-type="string">
            <text:p text:style-name="P22">when,where,because king ~ ha`melex / not exist in thee / im-yo:<text:span text:style-name="T14">A</text:span>`tse:'x ~ whether your to <text:s/>advise / to lose ~ A:va:<office:annotation office:name="__Annotation__7395_1807054814"><dc:creator>iwabuchi ken</dc:creator><dc:date>2019-11-10T15:36:57.85</dc:date><text:p text:style-name="P45"><text:span text:style-name="T21">'dd' → 'ð' as in “the”</text:span></text:p></office:annotation>dd<office:annotation-end office:name="__Annotation__7395_1807054814"/> / for <text:s/>your to fasten,seize ~ kiy-heche`ziyqe:'x / chiyl ~ a throe / as if to beget</text:p>
          </table:table-cell>
        </table:table-row>
      </table:table>
      <text:p text:style-name="P13"/>
      <text:p text:style-name="P20"><text:span text:style-name="T4">[next] </text:span><text:span text:style-name="T5">4:10</text:span></text:p>
      <text:p text:style-name="Text_20_body"/>
      <text:p text:style-name="P19">[/  20191110_154044]</text:p>
      <text:p text:style-name="P16"/>
      <text:p text:style-name="P10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2">XX:XX</text:span></text:p>
      <text:p text:style-name="P13">1. </text:p>
      <table:table table:name="表212" table:style-name="表212">
        <table:table-column table:style-name="表212.A"/>
        <table:table-row>
          <table:table-cell table:style-name="表212.A1" office:value-type="string">
            <text:p text:style-name="P29">חוּלִי וָגֹחִי בַּת־צִיּוֹן כַּיּוֹלֵדָה </text:p>
          </table:table-cell>
        </table:table-row>
        <table:table-row>
          <table:table-cell table:style-name="表212.A2" office:value-type="string">
            <text:p text:style-name="P22">to writhe in pain / to gush forth ~ <office:annotation office:name="__Annotation__4507_470973970"><dc:creator>iwabuchi ken</dc:creator><dc:date>2019-11-11T10:31:01.44</dc:date><text:p><text:span text:style-name="T20">[ɣ] of IPA, Arabic ghayn, </text:span><text:span text:style-name="T20">غ</text:span></text:p></office:annotation>gh<office:annotation-end office:name="__Annotation__4507_470973970"/>ochiy / daughter, Tsijon / like to bear young</text:p>
          </table:table-cell>
        </table:table-row>
      </table:table>
      <text:p text:style-name="P13">2. </text:p>
      <table:table table:name="表213" table:style-name="表213">
        <table:table-column table:style-name="表213.A"/>
        <table:table-row>
          <table:table-cell table:style-name="表213.A1" office:value-type="string">
            <text:p text:style-name="P29">כִּי־עַתָּה תֵצְאִי מִקִּרְיָה וְשָׁכַנְתְּ </text:p>
          </table:table-cell>
        </table:table-row>
        <table:table-row>
          <table:table-cell table:style-name="表213.A2" office:value-type="string">
            <text:p text:style-name="P22">for now / to go out / from a city / to reside</text:p>
          </table:table-cell>
        </table:table-row>
      </table:table>
      <text:p text:style-name="P13"><text:soft-page-break/>3. </text:p>
      <table:table table:name="表214" table:style-name="表214">
        <table:table-column table:style-name="表214.A"/>
        <table:table-row>
          <table:table-cell table:style-name="表214.A1" office:value-type="string">
            <text:p text:style-name="P29">בַּשָּׂדֶה וּבָאת עַד־בָּבֶל שָׁם </text:p>
          </table:table-cell>
        </table:table-row>
        <table:table-row>
          <table:table-cell table:style-name="表214.A2" office:value-type="string">
            <text:p text:style-name="P22">in a field / to go,come ~ u:'va:th / as far as Babel / there</text:p>
          </table:table-cell>
        </table:table-row>
      </table:table>
      <text:p text:style-name="P13">4. </text:p>
      <table:table table:name="表215" table:style-name="表215">
        <table:table-column table:style-name="表215.A"/>
        <table:table-row>
          <table:table-cell table:style-name="表215.A1" office:value-type="string">
            <text:p text:style-name="P29">תִּנָּצֵלִי שָׁם</text:p>
            <text:p text:style-name="P29">*יִגְאָלֵ</text:p>
            <text:p text:style-name="P29">*יְהוָה מִכַּף אֹיְבָיִ</text:p>
          </table:table-cell>
        </table:table-row>
        <table:table-row>
          <table:table-cell table:style-name="表215.A2" office:value-type="string">
            <text:p text:style-name="P22">to snatch / there / to redeem thee / Jehovah / from hand / thine adversary</text:p>
          </table:table-cell>
        </table:table-row>
      </table:table>
      <text:p text:style-name="P13">5. </text:p>
      <table:table table:name="表216" table:style-name="表216">
        <table:table-column table:style-name="表216.A"/>
        <table:table-row>
          <table:table-cell table:style-name="表216.A1" office:value-type="string">
            <text:p text:style-name="P29">*וְעַתָּה נֶאֶסְפוּ עָלַיִ</text:p>
            <text:p text:style-name="P29">גּוֹיִם </text:p>
          </table:table-cell>
        </table:table-row>
        <table:table-row>
          <table:table-cell table:style-name="表216.A2" office:value-type="string">
            <text:p text:style-name="P22">and this time / to gather / above,against thee / Gentile</text:p>
          </table:table-cell>
        </table:table-row>
      </table:table>
      <text:p text:style-name="P13">6. </text:p>
      <table:table table:name="表217" table:style-name="表217">
        <table:table-column table:style-name="表217.A"/>
        <table:table-row>
          <table:table-cell table:style-name="表217.A1" office:value-type="string">
            <text:p text:style-name="P29">רַבִּים הָאֹמְרִים תֶּחֱנָף וְתַחַז </text:p>
          </table:table-cell>
        </table:table-row>
        <table:table-row>
          <table:table-cell table:style-name="表217.A2" office:value-type="string">
            <text:p text:style-name="P22">abundant / the to say / teche`na:f ~ to soil / to gaze at</text:p>
          </table:table-cell>
        </table:table-row>
      </table:table>
      <text:p text:style-name="P13">7. </text:p>
      <table:table table:name="表218" table:style-name="表218">
        <table:table-column table:style-name="表218.A"/>
        <table:table-row>
          <table:table-cell table:style-name="表218.A1" office:value-type="string">
            <text:p text:style-name="P29">בְּצִיּוֹן עֵינֵינוּ</text:p>
          </table:table-cell>
        </table:table-row>
        <table:table-row>
          <table:table-cell table:style-name="表218.A2" office:value-type="string">
            <text:p text:style-name="P22">at Tsijon / our eyes</text:p>
          </table:table-cell>
        </table:table-row>
      </table:table>
      <text:p text:style-name="P13">8. </text:p>
      <table:table table:name="表219" table:style-name="表219">
        <table:table-column table:style-name="表219.A"/>
        <table:table-row>
          <table:table-cell table:style-name="表219.A1" office:value-type="string">
            <text:p text:style-name="P29">aaa</text:p>
          </table:table-cell>
        </table:table-row>
        <table:table-row>
          <table:table-cell table:style-name="表219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4:12</text:span></text:p>
      <text:p text:style-name="Text_20_body"/>
      <text:p text:style-name="P19">[/  20191111_105017]</text:p>
      <text:p text:style-name="Text_20_body"/>
      <text:p text:style-name="P10"><text:soft-page-break/></text:p>
      <text:p text:style-name="P11">------------------------------------------------------------</text:p>
      <text:p text:style-name="P18">[20191112_103116]</text:p>
      <text:p text:style-name="Text_20_body"/>
      <text:p text:style-name="P20"><text:span text:style-name="T1">1. </text:span><text:span text:style-name="T2">4:12</text:span></text:p>
      <text:p text:style-name="P13">1. </text:p>
      <table:table table:name="表220" table:style-name="表220">
        <table:table-column table:style-name="表220.A"/>
        <table:table-row>
          <table:table-cell table:style-name="表220.A1" office:value-type="string">
            <text:p text:style-name="P29">וְהֵמָּה לֹא יָדְעוּ מַחְשְׁבוֹת </text:p>
          </table:table-cell>
        </table:table-row>
        <table:table-row>
          <table:table-cell table:style-name="表220.A2" office:value-type="string">
            <text:p text:style-name="P22">they / not / to know / plan,plot</text:p>
          </table:table-cell>
        </table:table-row>
      </table:table>
      <text:p text:style-name="P13">2. </text:p>
      <table:table table:name="表221" table:style-name="表221">
        <table:table-column table:style-name="表221.A"/>
        <table:table-row>
          <table:table-cell table:style-name="表221.A1" office:value-type="string">
            <text:p text:style-name="P29">יְהוָה וְלֹא הֵבִינוּ עֲצָתוֹ </text:p>
          </table:table-cell>
        </table:table-row>
        <table:table-row>
          <table:table-cell table:style-name="表221.A2" office:value-type="string">
            <text:p text:style-name="P22">Jehovah / and not / to sep<text:span text:style-name="T18">arate,understand / his counsel</text:span></text:p>
          </table:table-cell>
        </table:table-row>
      </table:table>
      <text:p text:style-name="P13">3. </text:p>
      <table:table table:name="表222" table:style-name="表222">
        <table:table-column table:style-name="表222.A"/>
        <table:table-row>
          <table:table-cell table:style-name="表222.A1" office:value-type="string">
            <text:p text:style-name="P29">כִּי קִבְּצָם כֶּעָמִיר גֹּרְנָה</text:p>
          </table:table-cell>
        </table:table-row>
        <table:table-row>
          <table:table-cell table:style-name="表222.A2" office:value-type="string">
            <text:p text:style-name="P22">for / to collect them ~ qib'tsa:'m / like a bunch of grain / floor ~ gor'na:'h</text:p>
          </table:table-cell>
        </table:table-row>
      </table:table>
      <text:p text:style-name="P13">4. 4:13</text:p>
      <table:table table:name="表223" table:style-name="表223">
        <table:table-column table:style-name="表223.A"/>
        <table:table-row>
          <table:table-cell table:style-name="表223.A1" office:value-type="string">
            <text:p text:style-name="P29">*קוּמִי וָדוֹשִׁי בַת־צִיּוֹן כִּי־קַרְנֵ</text:p>
          </table:table-cell>
        </table:table-row>
        <table:table-row>
          <table:table-cell table:style-name="表223.A2" office:value-type="string">
            <text:p text:style-name="P22">to rise / to trample / daughter, Tsijon / for – thine horn</text:p>
          </table:table-cell>
        </table:table-row>
      </table:table>
      <text:p text:style-name="P13">5. </text:p>
      <table:table table:name="表224" table:style-name="表224">
        <table:table-column table:style-name="表224.A"/>
        <table:table-row>
          <table:table-cell table:style-name="表224.A1" office:value-type="string">
            <text:p text:style-name="P29">*אָשִׂים בַּרְזֶל וּפַרְסֹתַיִ</text:p>
            <text:p text:style-name="P29">אָשִׂים </text:p>
          </table:table-cell>
        </table:table-row>
        <table:table-row>
          <table:table-cell table:style-name="表224.A2" office:value-type="string">
            <text:p text:style-name="P22">(I) to put / bar'zel ~ iron / a hoof ~ far'sothayi'x / (I) to put</text:p>
          </table:table-cell>
        </table:table-row>
      </table:table>
      <text:p text:style-name="P13">6. </text:p>
      <table:table table:name="表225" table:style-name="表225">
        <table:table-column table:style-name="表225.A"/>
        <table:table-row>
          <table:table-cell table:style-name="表225.A1" office:value-type="string">
            <text:p text:style-name="P29">נְחוּשָׁה וַהֲדִקּוֹת עַמִּים רַבִּים </text:p>
          </table:table-cell>
        </table:table-row>
        <table:table-row>
          <table:table-cell table:style-name="表225.A2" office:value-type="string">
            <text:p text:style-name="P22">copper / to crush / people / abundant</text:p>
          </table:table-cell>
        </table:table-row>
      </table:table>
      <text:p text:style-name="P13">7. </text:p>
      <table:table table:name="表226" table:style-name="表226">
        <table:table-column table:style-name="表226.A"/>
        <text:soft-page-break/>
        <table:table-row>
          <table:table-cell table:style-name="表226.A1" office:value-type="string">
            <text:p text:style-name="P29">וְהַחֲרַמְתִּי לַיהוָה בִּצְעָם וְחֵילָם </text:p>
          </table:table-cell>
        </table:table-row>
        <table:table-row>
          <table:table-cell table:style-name="表226.A2" office:value-type="string">
            <text:p text:style-name="P22">(I will) to devote / to Jehovah / their to plunder / their wealth / </text:p>
          </table:table-cell>
        </table:table-row>
      </table:table>
      <text:p text:style-name="P13">8. </text:p>
      <table:table table:name="表227" table:style-name="表227">
        <table:table-column table:style-name="表227.A"/>
        <table:table-row>
          <table:table-cell table:style-name="表227.A1" office:value-type="string">
            <text:p text:style-name="P29">לַאֲדוֹן כָּל־הָאָרֶץ</text:p>
          </table:table-cell>
        </table:table-row>
        <table:table-row>
          <table:table-cell table:style-name="表227.A2" office:value-type="string">
            <text:p text:style-name="P22">controller / all the earth</text:p>
          </table:table-cell>
        </table:table-row>
      </table:table>
      <text:p text:style-name="P12"/>
      <text:p text:style-name="P20"><text:span text:style-name="T4">[next] </text:span><text:span text:style-name="T5">5:1</text:span></text:p>
      <text:p text:style-name="Text_20_body"/>
      <text:p text:style-name="P19">[/  20191112_111855]</text:p>
      <text:p text:style-name="Text_20_body"/>
      <text:p text:style-name="P10"/>
      <text:p text:style-name="P11">------------------------------------------------------------</text:p>
      <text:p text:style-name="P18">[20191113_104332]</text:p>
      <text:p text:style-name="Text_20_body"/>
      <text:p text:style-name="P20"><text:span text:style-name="T1">1. </text:span><text:span text:style-name="T2">XX:XX</text:span></text:p>
      <text:p text:style-name="P13">1. </text:p>
      <table:table table:name="表228" table:style-name="表228">
        <table:table-column table:style-name="表228.A"/>
        <table:table-row>
          <table:table-cell table:style-name="表228.A1" office:value-type="string">
            <text:p text:style-name="P29">עַתָּה תִּתְגֹּדְדִי בַת־גְּדוּד מָצוֹר </text:p>
          </table:table-cell>
        </table:table-row>
        <table:table-row>
          <table:table-cell table:style-name="表228.A2" office:value-type="string">
            <text:p text:style-name="P22">this time / (you shall) to crowd / daughter of a crowd of soldiers / a siege</text:p>
          </table:table-cell>
        </table:table-row>
      </table:table>
      <text:p text:style-name="P13">2. </text:p>
      <table:table table:name="表229" table:style-name="表229">
        <table:table-column table:style-name="表229.A"/>
        <table:table-row>
          <table:table-cell table:style-name="表229.A1" office:value-type="string">
            <text:p text:style-name="P29">שָׂם עָלֵינוּ בַּשֵּׁבֶט יַכּוּ </text:p>
          </table:table-cell>
        </table:table-row>
        <table:table-row>
          <table:table-cell table:style-name="表229.A2" office:value-type="string">
            <text:p text:style-name="P22">to put / above you / with a stick / to strike</text:p>
          </table:table-cell>
        </table:table-row>
      </table:table>
      <text:p text:style-name="P13">3. </text:p>
      <table:table table:name="表230" table:style-name="表230">
        <table:table-column table:style-name="表230.A"/>
        <table:table-row>
          <table:table-cell table:style-name="表230.A1" office:value-type="string">
            <text:p text:style-name="P29">עַל־הַלְּחִי אֵת שֹׁפֵט יִשְׂרָאֵל ס</text:p>
          </table:table-cell>
        </table:table-row>
        <table:table-row>
          <table:table-cell table:style-name="表230.A2" office:value-type="string">
            <text:p text:style-name="P22">above cheek / itself,even / to judge,punish ~ shofe:t^ / Israel</text:p>
          </table:table-cell>
        </table:table-row>
      </table:table>
      <text:p text:style-name="P13">4. </text:p>
      <table:table table:name="表231" table:style-name="表231">
        <table:table-column table:style-name="表231.A"/>
        <table:table-row>
          <table:table-cell table:style-name="表231.A1" office:value-type="string">
            <text:p text:style-name="P29">וְאַתָּה בֵּית־לֶחֶם אֶפְרָתָה צָעִיר </text:p>
          </table:table-cell>
        </table:table-row>
        <text:soft-page-break/>
        <table:table-row>
          <table:table-cell table:style-name="表231.A2" office:value-type="string">
            <text:p text:style-name="P22">thou / Beth-Lechem (house of bread) / Ephrath / little,few</text:p>
          </table:table-cell>
        </table:table-row>
      </table:table>
      <text:p text:style-name="P13">5. </text:p>
      <table:table table:name="表232" table:style-name="表232">
        <table:table-column table:style-name="表232.A"/>
        <table:table-row>
          <table:table-cell table:style-name="表232.A1" office:value-type="string">
            <text:p text:style-name="P29">לִהְיוֹת בְּאַלְפֵי יְהוּדָה</text:p>
            <text:p text:style-name="P29">*מִמְּ</text:p>
          </table:table-cell>
        </table:table-row>
        <table:table-row>
          <table:table-cell table:style-name="表232.A2" office:value-type="string">
            <text:p text:style-name="P22">in to exist / among thousands / Jehudah / out of thee ~ mim'xa:</text:p>
          </table:table-cell>
        </table:table-row>
      </table:table>
      <text:p text:style-name="P13">6. </text:p>
      <table:table table:name="表233" table:style-name="表233">
        <table:table-column table:style-name="表233.A"/>
        <table:table-row>
          <table:table-cell table:style-name="表233.A1" office:value-type="string">
            <text:p text:style-name="P29">לִי יֵצֵא לִהְיוֹת מוֹשֵׁל בְּיִשְׂרָאֵל </text:p>
          </table:table-cell>
        </table:table-row>
        <table:table-row>
          <table:table-cell table:style-name="表233.A2" office:value-type="string">
            <text:p text:style-name="P22">unto me ~ li'y / to go out / towards to exist / to rule / to,at,on Israel</text:p>
          </table:table-cell>
        </table:table-row>
      </table:table>
      <text:p text:style-name="P13">7. </text:p>
      <table:table table:name="表234" table:style-name="表234">
        <table:table-column table:style-name="表234.A"/>
        <table:table-row>
          <table:table-cell table:style-name="表234.A1" office:value-type="string">
            <text:p text:style-name="P29">וּמוֹצָאֹתָיו מִקֶּדֶם מִימֵי עוֹלָם</text:p>
          </table:table-cell>
        </table:table-row>
        <table:table-row>
          <table:table-cell table:style-name="表234.A2" office:value-type="string">
            <text:p text:style-name="P22">its family descent / from front ~ mi'qeTHem / from a day / eternity</text:p>
          </table:table-cell>
        </table:table-row>
      </table:table>
      <text:p text:style-name="P13">8. </text:p>
      <table:table table:name="表235" table:style-name="表235">
        <table:table-column table:style-name="表235.A"/>
        <table:table-row>
          <table:table-cell table:style-name="表235.A1" office:value-type="string">
            <text:p text:style-name="P29">לָכֵן יִתְּנֵם עַד־עֵת יוֹלֵדָה </text:p>
          </table:table-cell>
        </table:table-row>
        <table:table-row>
          <table:table-cell table:style-name="表235.A2" office:value-type="string">
            <text:p text:style-name="P22">towards rightly ~ la:'xe:n / to give them up / as far as time / to bear</text:p>
          </table:table-cell>
        </table:table-row>
      </table:table>
      <text:p text:style-name="P13">1. </text:p>
      <table:table table:name="表237" table:style-name="表237">
        <table:table-column table:style-name="表237.A"/>
        <table:table-row>
          <table:table-cell table:style-name="表237.A1" office:value-type="string">
            <text:p text:style-name="P4">יָלָדָה וְיֶתֶר אֶחָיו יְשׁוּבוּן </text:p>
          </table:table-cell>
        </table:table-row>
        <table:table-row>
          <table:table-cell table:style-name="表237.A2" office:value-type="string">
            <text:p text:style-name="P22">to bear (?) / a remainder / his brother / (they shall ?) to return </text:p>
          </table:table-cell>
        </table:table-row>
      </table:table>
      <text:p text:style-name="P13">1. </text:p>
      <table:table table:name="表238" table:style-name="表238">
        <table:table-column table:style-name="表238.A"/>
        <table:table-row>
          <table:table-cell table:style-name="表238.A1" office:value-type="string">
            <text:p text:style-name="P4">עַל־בְּנֵי יִשְׂרָאֵל</text:p>
          </table:table-cell>
        </table:table-row>
        <table:table-row>
          <table:table-cell table:style-name="表238.A2" office:value-type="string">
            <text:p text:style-name="P22">upon son ~ Al-b'ne:y / Israel</text:p>
          </table:table-cell>
        </table:table-row>
      </table:table>
      <text:p text:style-name="P17"/>
      <text:p text:style-name="P12"/>
      <text:p text:style-name="P20"><text:span text:style-name="T4">[next] </text:span><text:span text:style-name="T5">5:4</text:span></text:p>
      <text:p text:style-name="Text_20_body"/>
      <text:p text:style-name="P19">[/  20191113_112332]</text:p>
      <text:p text:style-name="Text_20_body"/>
      <text:p text:style-name="P10"><text:soft-page-break/></text:p>
      <text:p text:style-name="P11">------------------------------------------------------------</text:p>
      <text:p text:style-name="P18">[20191114_144535]</text:p>
      <text:p text:style-name="Text_20_body"/>
      <text:p text:style-name="P20"><text:span text:style-name="T1">1. </text:span><text:span text:style-name="T2">5:4</text:span></text:p>
      <text:p text:style-name="P13">1. </text:p>
      <table:table table:name="表239" table:style-name="表239">
        <table:table-column table:style-name="表239.A"/>
        <table:table-row>
          <table:table-cell table:style-name="表239.A1" office:value-type="string">
            <text:p text:style-name="P29">וְעָמַד וְרָעָה בְּעֹז יְהוָה </text:p>
          </table:table-cell>
        </table:table-row>
        <table:table-row>
          <table:table-cell table:style-name="表239.A2" office:value-type="string">
            <text:p text:style-name="P22">to stand / to pasture / in strength / Jehovah</text:p>
          </table:table-cell>
        </table:table-row>
      </table:table>
      <text:p text:style-name="P13">2. </text:p>
      <table:table table:name="表240" table:style-name="表240">
        <table:table-column table:style-name="表240.A"/>
        <table:table-row>
          <table:table-cell table:style-name="表240.A1" office:value-type="string">
            <text:p text:style-name="P29">בִּגְאוֹן שֵׁם יְהוָה אֱלֹהָיו </text:p>
          </table:table-cell>
        </table:table-row>
        <table:table-row>
          <table:table-cell table:style-name="表240.A2" office:value-type="string">
            <text:p text:style-name="P22">in majesty ~ b'gh'O:n / honor / Jehovah / his God</text:p>
          </table:table-cell>
        </table:table-row>
      </table:table>
      <text:p text:style-name="P13">3. </text:p>
      <table:table table:name="表241" table:style-name="表241">
        <table:table-column table:style-name="表241.A"/>
        <table:table-row>
          <table:table-cell table:style-name="表241.A1" office:value-type="string">
            <text:p text:style-name="P29">וְיָשָׁבוּ כִּי־עַתָּה יִגְדַּל עַד־אַפְסֵי־אָרֶץ</text:p>
          </table:table-cell>
        </table:table-row>
        <table:table-row>
          <table:table-cell table:style-name="表241.A2" office:value-type="string">
            <text:p text:style-name="P22">to dwell / because for now / to be large ~ yigh'dal / as far as end-land</text:p>
          </table:table-cell>
        </table:table-row>
      </table:table>
      <text:p text:style-name="P13">4. </text:p>
      <table:table table:name="表242" table:style-name="表242">
        <table:table-column table:style-name="表242.A"/>
        <table:table-row>
          <table:table-cell table:style-name="表242.A1" office:value-type="string">
            <text:p text:style-name="P29">וְהָיָה זֶה שָׁלוֹם אַשּׁוּר </text:p>
          </table:table-cell>
        </table:table-row>
        <table:table-row>
          <table:table-cell table:style-name="表242.A2" office:value-type="string">
            <text:p text:style-name="P22">to exist, come to pass / this,that / safe,welfare / Ashshur</text:p>
          </table:table-cell>
        </table:table-row>
      </table:table>
      <text:p text:style-name="P13">5. </text:p>
      <table:table table:name="表243" table:style-name="表243">
        <table:table-column table:style-name="表243.A"/>
        <table:table-row>
          <table:table-cell table:style-name="表243.A1" office:value-type="string">
            <text:p text:style-name="P29">כִּי־יָבוֹא בְאַרְצֵנוּ וְכִי</text:p>
            <text:p text:style-name="P29">*יִדְרֹ</text:p>
          </table:table-cell>
        </table:table-row>
        <table:table-row>
          <table:table-cell table:style-name="表243.A2" office:value-type="string">
            <text:p text:style-name="P22">for to go,come / into our land / to tread ~ yiTHrox</text:p>
          </table:table-cell>
        </table:table-row>
      </table:table>
      <text:p text:style-name="P13">6. </text:p>
      <table:table table:name="表244" table:style-name="表244">
        <table:table-column table:style-name="表244.A"/>
        <table:table-row>
          <table:table-cell table:style-name="表244.A1" office:value-type="string">
            <text:p text:style-name="P29">בְּאַרְמְנֹתֵינוּ וַהֲקֵמֹנוּ עָלָיו שִׁבְעָה </text:p>
          </table:table-cell>
        </table:table-row>
        <table:table-row>
          <table:table-cell table:style-name="表244.A2" office:value-type="string">
            <text:p text:style-name="P22">on our citadel / to rise / against him / seven</text:p>
          </table:table-cell>
        </table:table-row>
      </table:table>
      <text:p text:style-name="P13">7. </text:p>
      <table:table table:name="表245" table:style-name="表245">
        <table:table-column table:style-name="表245.A"/>
        <text:soft-page-break/>
        <table:table-row>
          <table:table-cell table:style-name="表245.A1" office:value-type="string">
            <text:p text:style-name="P29">רֹעִים וּשְׁמֹנָה נְסִיכֵי אָדָם</text:p>
          </table:table-cell>
        </table:table-row>
        <table:table-row>
          <table:table-cell table:style-name="表245.A2" office:value-type="string">
            <text:p text:style-name="P22">shepherds / eight / princes / man</text:p>
          </table:table-cell>
        </table:table-row>
      </table:table>
      <text:p text:style-name="P13">8. </text:p>
      <table:table table:name="表246" table:style-name="表246">
        <table:table-column table:style-name="表246.A"/>
        <table:table-row>
          <table:table-cell table:style-name="表246.A1" office:value-type="string">
            <text:p text:style-name="P29">aaa</text:p>
          </table:table-cell>
        </table:table-row>
        <table:table-row>
          <table:table-cell table:style-name="表246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5:6</text:span></text:p>
      <text:p text:style-name="Text_20_body"/>
      <text:p text:style-name="P19">[/  20191114_150438]</text:p>
      <text:p text:style-name="Text_20_body"/>
      <text:p text:style-name="P10"/>
      <text:p text:style-name="P11">------------------------------------------------------------</text:p>
      <text:p text:style-name="P18">[20191116_125044]</text:p>
      <text:p text:style-name="Text_20_body"/>
      <text:p text:style-name="P20"><text:span text:style-name="T1">1. </text:span><text:span text:style-name="T5">5:6</text:span></text:p>
      <text:p text:style-name="P13">1. </text:p>
      <table:table table:name="表247" table:style-name="表247">
        <table:table-column table:style-name="表247.A"/>
        <table:table-row>
          <table:table-cell table:style-name="表247.A1" office:value-type="string">
            <text:p text:style-name="P29">וְרָעוּ אֶת־אֶרֶץ אַשּׁוּר בַּחֶרֶב </text:p>
          </table:table-cell>
        </table:table-row>
        <table:table-row>
          <table:table-cell table:style-name="表247.A2" office:value-type="string">
            <text:p text:style-name="P22">to spoil / self,even land / Ashshur / a sword</text:p>
          </table:table-cell>
        </table:table-row>
      </table:table>
      <text:p text:style-name="P13">2. </text:p>
      <table:table table:name="表248" table:style-name="表248">
        <table:table-column table:style-name="表248.A"/>
        <table:table-row>
          <table:table-cell table:style-name="表248.A1" office:value-type="string">
            <text:p text:style-name="P29">וְאֶת־אֶרֶץ נִמְרֹד בִּפְתָחֶיהָ וְהִצִּיל </text:p>
          </table:table-cell>
        </table:table-row>
        <table:table-row>
          <table:table-cell table:style-name="表248.A2" office:value-type="string">
            <text:p text:style-name="P22">even land / nimrod / a gate thereof / to snatch</text:p>
          </table:table-cell>
        </table:table-row>
      </table:table>
      <text:p text:style-name="P13">3. </text:p>
      <table:table table:name="表249" table:style-name="表249">
        <table:table-column table:style-name="表249.A"/>
        <table:table-row>
          <table:table-cell table:style-name="表249.A1" office:value-type="string">
            <text:p text:style-name="P29">מֵאַשּׁוּר כִּי־יָבוֹא בְאַרְצֵנוּ וְכִי </text:p>
          </table:table-cell>
        </table:table-row>
        <table:table-row>
          <table:table-cell table:style-name="表249.A2" office:value-type="string">
            <text:p text:style-name="P22">from Ashshur / for to go,come / towards our land / and for</text:p>
          </table:table-cell>
        </table:table-row>
      </table:table>
      <text:p text:style-name="P13">4. </text:p>
      <table:table table:name="表250" table:style-name="表250">
        <table:table-column table:style-name="表250.A"/>
        <table:table-row>
          <table:table-cell table:style-name="表250.A1" office:value-type="string">
            <text:p text:style-name="P29">*יִדְרֹ</text:p>
            <text:p text:style-name="P29"><text:soft-page-break/>בִּגְבוּלֵנוּ ס</text:p>
          </table:table-cell>
        </table:table-row>
        <table:table-row>
          <table:table-cell table:style-name="表250.A2" office:value-type="string">
            <text:p text:style-name="P22">to tread / in our territory</text:p>
          </table:table-cell>
        </table:table-row>
      </table:table>
      <text:p text:style-name="P12"/>
      <text:p text:style-name="P21"><text:span text:style-name="T7">[next] </text:span><text:span text:style-name="T8">5:7</text:span></text:p>
      <text:p text:style-name="P19"/>
      <text:p text:style-name="P19">[/  20191116_130501]</text:p>
      <text:p text:style-name="Text_20_body"/>
      <text:p text:style-name="P10"/>
      <text:p text:style-name="P11">------------------------------------------------------------</text:p>
      <text:p text:style-name="P18">[20191117_115022]</text:p>
      <text:p text:style-name="Text_20_body"/>
      <text:p text:style-name="P20"><text:span text:style-name="T1">1. </text:span><text:span text:style-name="T5">5:7</text:span></text:p>
      <text:p text:style-name="P13">1. </text:p>
      <table:table table:name="表251" table:style-name="表251">
        <table:table-column table:style-name="表251.A"/>
        <table:table-row>
          <table:table-cell table:style-name="表251.A1" office:value-type="string">
            <text:p text:style-name="P29">וְהָיָה שְׁאֵרִית יַעֲקֹב בְּקֶרֶב </text:p>
          </table:table-cell>
        </table:table-row>
        <table:table-row>
          <table:table-cell table:style-name="表251.A2" office:value-type="string">
            <text:p text:style-name="P22">to exist, come to pass / a remainder / Jacob / at the center</text:p>
          </table:table-cell>
        </table:table-row>
      </table:table>
      <text:p text:style-name="P13">2. </text:p>
      <table:table table:name="表252" table:style-name="表252">
        <table:table-column table:style-name="表252.A"/>
        <table:table-row>
          <table:table-cell table:style-name="表252.A1" office:value-type="string">
            <text:p text:style-name="P29">עַמִּים רַבִּים כְּטַל מֵאֵת </text:p>
          </table:table-cell>
        </table:table-row>
        <table:table-row>
          <table:table-cell table:style-name="表252.A2" office:value-type="string">
            <text:p text:style-name="P22">people / abundant / like a dew / from even,self</text:p>
          </table:table-cell>
        </table:table-row>
      </table:table>
      <text:p text:style-name="P13">3. </text:p>
      <table:table table:name="表253" table:style-name="表253">
        <table:table-column table:style-name="表253.A"/>
        <table:table-row>
          <table:table-cell table:style-name="表253.A1" office:value-type="string">
            <text:p text:style-name="P29">יְהוָה כִּרְבִיבִים עֲלֵי־עֵשֶׂב אֲשֶׁר </text:p>
          </table:table-cell>
        </table:table-row>
        <table:table-row>
          <table:table-cell table:style-name="表253.A2" office:value-type="string">
            <text:p text:style-name="P22">Jehovah / like a rain / above,upon / grass / who,which</text:p>
          </table:table-cell>
        </table:table-row>
      </table:table>
      <text:p text:style-name="P13">4. </text:p>
      <table:table table:name="表254" table:style-name="表254">
        <table:table-column table:style-name="表254.A"/>
        <table:table-row>
          <table:table-cell table:style-name="表254.A1" office:value-type="string">
            <text:p text:style-name="P29">לֹא־יְקַוֶּה לְאִישׁ וְלֹא יְיַחֵל לִבְנֵי אָדָם</text:p>
          </table:table-cell>
        </table:table-row>
        <table:table-row>
          <table:table-cell table:style-name="表254.A2" office:value-type="string">
            <text:p text:style-name="P22">not to bind together ~ lo:-y'wau:e / to a man / and not / to wait / for son / man</text:p>
          </table:table-cell>
        </table:table-row>
      </table:table>
      <text:p text:style-name="P13">5. 5:8</text:p>
      <table:table table:name="表255" table:style-name="表255">
        <table:table-column table:style-name="表255.A"/>
        <table:table-row>
          <table:table-cell table:style-name="表255.A1" office:value-type="string">
            <text:p text:style-name="P29">וְהָיָה שְׁאֵרִית יַעֲקֹב בַּגּוֹיִם </text:p>
          </table:table-cell>
        </table:table-row>
        <text:soft-page-break/>
        <table:table-row>
          <table:table-cell table:style-name="表255.A2" office:value-type="string">
            <text:p text:style-name="P22">to exist / a remainder / Jacob / among Gentile</text:p>
          </table:table-cell>
        </table:table-row>
      </table:table>
      <text:p text:style-name="P13">6. </text:p>
      <table:table table:name="表256" table:style-name="表256">
        <table:table-column table:style-name="表256.A"/>
        <table:table-row>
          <table:table-cell table:style-name="表256.A1" office:value-type="string">
            <text:p text:style-name="P29">בְּקֶרֶב עַמִּים רַבִּים כְּאַרְיֵה </text:p>
          </table:table-cell>
        </table:table-row>
        <table:table-row>
          <table:table-cell table:style-name="表256.A2" office:value-type="string">
            <text:p text:style-name="P22">at the center / people / abundant / like a lion / </text:p>
          </table:table-cell>
        </table:table-row>
      </table:table>
      <text:p text:style-name="P13">7. </text:p>
      <table:table table:name="表257" table:style-name="表257">
        <table:table-column table:style-name="表257.A"/>
        <table:table-row>
          <table:table-cell table:style-name="表257.A1" office:value-type="string">
            <text:p text:style-name="P29">בְּבַהֲמוֹת יַעַר כִּכְפִיר בְּעֶדְרֵי־צֹאן </text:p>
          </table:table-cell>
        </table:table-row>
        <table:table-row>
          <table:table-cell table:style-name="表257.A2" office:value-type="string">
            <text:p text:style-name="P22">among quadruped / a forest / a young lion / in the arrangement of a flock</text:p>
          </table:table-cell>
        </table:table-row>
      </table:table>
      <text:p text:style-name="P13">8. </text:p>
      <table:table table:name="表258" table:style-name="表258">
        <table:table-column table:style-name="表258.A"/>
        <table:table-row>
          <table:table-cell table:style-name="表258.A1" office:value-type="string">
            <text:p text:style-name="P29">אֲשֶׁר אִם עָבַר וְרָמַס </text:p>
          </table:table-cell>
        </table:table-row>
        <table:table-row>
          <table:table-cell table:style-name="表258.A2" office:value-type="string">
            <text:p text:style-name="P22">who,which / whether ? / to cross / and to tread</text:p>
          </table:table-cell>
        </table:table-row>
      </table:table>
      <text:p text:style-name="P13">8. </text:p>
      <table:table table:name="表259" table:style-name="表259">
        <table:table-column table:style-name="表259.A"/>
        <table:table-row>
          <table:table-cell table:style-name="表259.A1" office:value-type="string">
            <text:p text:style-name="P29">וְטָרַף וְאֵין מַצִּיל</text:p>
          </table:table-cell>
        </table:table-row>
        <table:table-row>
          <table:table-cell table:style-name="表259.A2" office:value-type="string">
            <text:p text:style-name="P22">to pluck / not exist / to snatch</text:p>
          </table:table-cell>
        </table:table-row>
      </table:table>
      <text:p text:style-name="P12"/>
      <text:p text:style-name="P20"><text:span text:style-name="T4">[next] </text:span><text:span text:style-name="T5">5:9</text:span></text:p>
      <text:p text:style-name="Text_20_body"/>
      <text:p text:style-name="P19">[/  20191117_120616]</text:p>
      <text:p text:style-name="Text_20_body"/>
      <text:p text:style-name="P10"/>
      <text:p text:style-name="P11">------------------------------------------------------------</text:p>
      <text:p text:style-name="P18">[20191118_110212]</text:p>
      <text:p text:style-name="Text_20_body"/>
      <text:p text:style-name="P20"><text:span text:style-name="T1">1. </text:span><text:span text:style-name="T5">5:9</text:span></text:p>
      <text:p text:style-name="P13">1. </text:p>
      <table:table table:name="表260" table:style-name="表260">
        <table:table-column table:style-name="表260.A"/>
        <table:table-row>
          <table:table-cell table:style-name="表260.A1" office:value-type="string">
            <text:p text:style-name="P29">תָּרֹם</text:p>
            <text:p text:style-name="P29">*יָדְ</text:p>
            <text:p text:style-name="P29"><text:soft-page-break/>*עַל־צָרֶי</text:p>
            <text:p text:style-name="P29">*וְכָל־אֹיְבֶי</text:p>
            <text:p text:style-name="P29">יִכָּרֵתוּ פ</text:p>
          </table:table-cell>
        </table:table-row>
        <table:table-row>
          <table:table-cell table:style-name="表260.A2" office:value-type="string">
            <text:p text:style-name="P22">to rise,raise / thine hand / above your opponent / and all adversaries / to cut,destroy</text:p>
          </table:table-cell>
        </table:table-row>
      </table:table>
      <text:p text:style-name="P13">2. 5:10</text:p>
      <table:table table:name="表261" table:style-name="表261">
        <table:table-column table:style-name="表261.A"/>
        <table:table-row>
          <table:table-cell table:style-name="表261.A1" office:value-type="string">
            <text:p text:style-name="P29">*וְהָיָה בַיּוֹם־הַהוּא נְאֻם־יְהוָה וְהִכְרַתִּי סוּסֶי</text:p>
          </table:table-cell>
        </table:table-row>
        <table:table-row>
          <table:table-cell table:style-name="表261.A2" office:value-type="string">
            <text:p text:style-name="P22">to come to pass / in a day-this / an oracle-Jehovah / (I will) to cut,destroy / your horse</text:p>
          </table:table-cell>
        </table:table-row>
      </table:table>
      <text:p text:style-name="P13">3. </text:p>
      <table:table table:name="表262" table:style-name="表262">
        <table:table-column table:style-name="表262.A"/>
        <table:table-row>
          <table:table-cell table:style-name="表262.A1" office:value-type="string">
            <text:p text:style-name="P29">*מִקִּרְבֶּ</text:p>
            <text:p text:style-name="P29">*וְהַאֲבַדְתִּי מַרְכְּבֹתֶי</text:p>
          </table:table-cell>
        </table:table-row>
        <table:table-row>
          <table:table-cell table:style-name="表262.A2" office:value-type="string">
            <text:p text:style-name="P22">from your center / (I will) to lose,perish / your chariot</text:p>
          </table:table-cell>
        </table:table-row>
      </table:table>
      <text:p text:style-name="P13">4. 5:11</text:p>
      <table:table table:name="表263" table:style-name="表263">
        <table:table-column table:style-name="表263.A"/>
        <table:table-row>
          <table:table-cell table:style-name="表263.A1" office:value-type="string">
            <text:p text:style-name="P29">*וְהִכְרַתִּי עָרֵי אַרְצֶ</text:p>
            <text:p text:style-name="P29">*וְהָרַסְתִּי כָּל־מִבְצָרֶי</text:p>
          </table:table-cell>
        </table:table-row>
        <table:table-row>
          <table:table-cell table:style-name="表263.A2" office:value-type="string">
            <text:p text:style-name="P22">and I will cut,destroy / cities / thy land / I will pull down,destroy / your fortifications</text:p>
          </table:table-cell>
        </table:table-row>
      </table:table>
      <text:p text:style-name="P13">5. 5:12</text:p>
      <table:table table:name="表264" table:style-name="表264">
        <table:table-column table:style-name="表264.A"/>
        <table:table-row>
          <table:table-cell table:style-name="表264.A1" office:value-type="string">
            <text:p text:style-name="P29">*וְהִכְרַתִּי כְשָׁפִים מִיָּדֶ</text:p>
            <text:p text:style-name="P29"><office:annotation office:name="__Annotation__5466_1065141405"><dc:creator>iwabuchi ken</dc:creator><dc:date>2019-11-18T11:15:07.58</dc:date><text:p text:style-name="P45"><text:span text:style-name="T20">“</text:span><text:span text:style-name="T20">x” (not “xa:”)</text:span></text:p></office:annotation>**<office:annotation-end office:name="__Annotation__5466_1065141405"/>וּמְעוֹנְנִים לֹא יִהְיוּ־לָ</text:p>
          </table:table-cell>
        </table:table-row>
        <table:table-row>
          <table:table-cell table:style-name="表264.A2" office:value-type="string">
            <text:p text:style-name="P22">I will cut,destroy / magic / from thine hand / to practice magic / not / to exist,come to pass / in you ~ la:x</text:p>
          </table:table-cell>
        </table:table-row>
      </table:table>
      <text:p text:style-name="P12"/>
      <text:p text:style-name="P20"><text:span text:style-name="T4">[next] </text:span><text:span text:style-name="T5">5:13</text:span></text:p>
      <text:p text:style-name="Text_20_body"/>
      <text:p text:style-name="P19">[/  20191118_111914]</text:p>
      <text:p text:style-name="Text_20_body"><text:soft-page-break/></text:p>
      <text:p text:style-name="P10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5">5:13</text:span></text:p>
      <text:p text:style-name="P13">1. </text:p>
      <table:table table:name="表265" table:style-name="表265">
        <table:table-column table:style-name="表265.A"/>
        <table:table-row>
          <table:table-cell table:style-name="表265.A1" office:value-type="string">
            <text:p text:style-name="P29">וְהִכְרַתִּי</text:p>
            <text:p text:style-name="P29">*פְסִילֶי</text:p>
            <text:p text:style-name="P29">*וּמַצֵּבוֹתֶי</text:p>
            <text:p text:style-name="P29">*מִקִּרְבֶּ</text:p>
          </table:table-cell>
        </table:table-row>
        <table:table-row>
          <table:table-cell table:style-name="表265.A2" office:value-type="string">
            <text:p text:style-name="P22">to cut,destroy (I will) / thy idol / thy column / from thy center</text:p>
          </table:table-cell>
        </table:table-row>
      </table:table>
      <text:p text:style-name="P13">2. </text:p>
      <table:table table:name="表266" table:style-name="表266">
        <table:table-column table:style-name="表266.A"/>
        <table:table-row>
          <table:table-cell table:style-name="表266.A1" office:value-type="string">
            <text:p text:style-name="P29"><text:s/>וְלֹא־תִשְׁתַּחֲוֶה עוֹדה לְמַעֲשֵׂ</text:p>
            <text:p text:style-name="P29">*יָדֶי</text:p>
          </table:table-cell>
        </table:table-row>
        <table:table-row>
          <table:table-cell table:style-name="表266.A2" office:value-type="string">
            <text:p text:style-name="P22">not to prostrate ~ w'lo:'thish'tacha`re / still,more ~ <text:span text:style-name="T14">O</text:span>:d / for,towards an action,product / thy hand</text:p>
          </table:table-cell>
        </table:table-row>
      </table:table>
      <text:p text:style-name="P13">3. 5:14</text:p>
      <table:table table:name="表267" table:style-name="表267">
        <table:table-column table:style-name="表267.A"/>
        <table:table-row>
          <table:table-cell table:style-name="表267.A1" office:value-type="string">
            <text:p text:style-name="P29">וְנָתַשְׁתִּי</text:p>
            <text:p text:style-name="P29"><text:s/>*אֲשֵׁירֶי </text:p>
            <text:p text:style-name="P29">*מִקִּרְבֶּ</text:p>
            <text:p text:style-name="P29">*וְהִשְׁמַדְתִּי עָרֶי</text:p>
          </table:table-cell>
        </table:table-row>
        <table:table-row>
          <table:table-cell table:style-name="表267.A2" office:value-type="string">
            <text:p text:style-name="P22">to tear away / thy asherah / from thy center / to desolate / thy cities</text:p>
          </table:table-cell>
        </table:table-row>
      </table:table>
      <text:p text:style-name="P13">4. 5:15</text:p>
      <table:table table:name="表268" table:style-name="表268">
        <table:table-column table:style-name="表268.A"/>
        <table:table-row>
          <table:table-cell table:style-name="表268.A1" office:value-type="string">
            <text:p text:style-name="P29">וְעָשִׂיתִי בְּאַף וּבְחֵמָה נָקָם </text:p>
          </table:table-cell>
        </table:table-row>
        <text:soft-page-break/>
        <table:table-row>
          <table:table-cell table:style-name="表268.A2" office:value-type="string">
            <text:p text:style-name="P22">to do,make / in ire / in anger / revenge</text:p>
          </table:table-cell>
        </table:table-row>
      </table:table>
      <text:p text:style-name="P13">5. </text:p>
      <table:table table:name="表269" table:style-name="表269">
        <table:table-column table:style-name="表269.A"/>
        <table:table-row>
          <table:table-cell table:style-name="表269.A1" office:value-type="string">
            <text:p text:style-name="P29">אֶת־הַגּוֹיִם אֲשֶׁר לֹא שָׁמֵעוּ ס</text:p>
          </table:table-cell>
        </table:table-row>
        <table:table-row>
          <table:table-cell table:style-name="表269.A2" office:value-type="string">
            <text:p text:style-name="P22">self,even the Gentile / which,what / not / to hear</text:p>
          </table:table-cell>
        </table:table-row>
      </table:table>
      <text:p text:style-name="P13">6. 6:1</text:p>
      <table:table table:name="表270" table:style-name="表270">
        <table:table-column table:style-name="表270.A"/>
        <table:table-row>
          <table:table-cell table:style-name="表270.A1" office:value-type="string">
            <text:p text:style-name="P29">שִׁמְעוּ־נָא אֵת אֲשֶׁר־יְהוָה אֹמֵר </text:p>
          </table:table-cell>
        </table:table-row>
        <table:table-row>
          <table:table-cell table:style-name="表270.A2" office:value-type="string">
            <text:p text:style-name="P22"/>
          </table:table-cell>
        </table:table-row>
      </table:table>
      <text:p text:style-name="P13">7. </text:p>
      <table:table table:name="表271" table:style-name="表271">
        <table:table-column table:style-name="表271.A"/>
        <table:table-row>
          <table:table-cell table:style-name="表271.A1" office:value-type="string">
            <text:p text:style-name="P29">קוּם רִיב אֶת־הֶהָרִים וְתִשְׁמַעְנָה </text:p>
          </table:table-cell>
        </table:table-row>
        <table:table-row>
          <table:table-cell table:style-name="表271.A2" office:value-type="string">
            <text:p text:style-name="P22"/>
          </table:table-cell>
        </table:table-row>
      </table:table>
      <text:p text:style-name="P13">8. </text:p>
      <table:table table:name="表272" table:style-name="表272">
        <table:table-column table:style-name="表272.A"/>
        <table:table-row>
          <table:table-cell table:style-name="表272.A1" office:value-type="string">
            <text:p text:style-name="P29">הַגְּבָעוֹת </text:p>
            <text:p text:style-name="P29">*קוֹלֶ</text:p>
          </table:table-cell>
        </table:table-row>
        <table:table-row>
          <table:table-cell table:style-name="表272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6:1</text:span></text:p>
      <text:p text:style-name="Text_20_body"/>
      <text:p text:style-name="P19">[/  20191119_112253]</text:p>
      <text:p text:style-name="Text_20_body"/>
      <text:p text:style-name="P10"/>
      <text:p text:style-name="P11">------------------------------------------------------------</text:p>
      <text:p text:style-name="P18">[20191120_084524]</text:p>
      <text:p text:style-name="Text_20_body"/>
      <text:p text:style-name="P3">1. 6:1</text:p>
      <table:table table:name="表273" table:style-name="表273">
        <table:table-column table:style-name="表273.A"/>
        <table:table-row>
          <table:table-cell table:style-name="表273.A1" office:value-type="string">
            <text:p text:style-name="P29">שִׁמְעוּ־נָא אֵת אֲשֶׁר־יְהוָה אֹמֵר </text:p>
          </table:table-cell>
        </table:table-row>
        <table:table-row>
          <table:table-cell table:style-name="表273.A2" office:value-type="string">
            <text:p text:style-name="P22">to hear now / self,even / what,which / Jehovah / to say</text:p>
          </table:table-cell>
        </table:table-row>
      </table:table>
      <text:p text:style-name="P13">2. </text:p>
      <table:table table:name="表274" table:style-name="表274">
        <table:table-column table:style-name="表274.A"/>
        <text:soft-page-break/>
        <table:table-row>
          <table:table-cell table:style-name="表274.A1" office:value-type="string">
            <text:p text:style-name="P29">קוּם רִיב אֶת־הֶהָרִים וְתִשְׁמַעְנָה </text:p>
          </table:table-cell>
        </table:table-row>
        <table:table-row>
          <table:table-cell table:style-name="表274.A2" office:value-type="string">
            <text:p text:style-name="P22">to rise / to hold a controversy / near,at-the mountains / to let hear</text:p>
          </table:table-cell>
        </table:table-row>
      </table:table>
      <text:p text:style-name="P13">3. </text:p>
      <table:table table:name="表275" table:style-name="表275">
        <table:table-column table:style-name="表275.A"/>
        <table:table-row>
          <table:table-cell table:style-name="表275.A1" office:value-type="string">
            <text:p text:style-name="P29">הַגְּבָעוֹת </text:p>
            <text:p text:style-name="P29">*קוֹלֶ</text:p>
          </table:table-cell>
        </table:table-row>
        <table:table-row>
          <table:table-cell table:style-name="表275.A2" office:value-type="string">
            <text:p text:style-name="P22">the hillock / thy voice</text:p>
          </table:table-cell>
        </table:table-row>
      </table:table>
      <text:p text:style-name="P13">4. 6:2</text:p>
      <table:table table:name="表279" table:style-name="表279">
        <table:table-column table:style-name="表279.A"/>
        <table:table-row>
          <table:table-cell table:style-name="表279.A1" office:value-type="string">
            <text:p text:style-name="P29">שִׁמְעוּ הָרִים אֶת־רִיב יְהוָה </text:p>
          </table:table-cell>
        </table:table-row>
        <table:table-row>
          <table:table-cell table:style-name="表279.A2" office:value-type="string">
            <text:p text:style-name="P22">to hear / mountains / self,even / a contest / Jehovah</text:p>
          </table:table-cell>
        </table:table-row>
      </table:table>
      <text:p text:style-name="P13">5. </text:p>
      <table:table table:name="表280" table:style-name="表280">
        <table:table-column table:style-name="表280.A"/>
        <table:table-row>
          <table:table-cell table:style-name="表280.A1" office:value-type="string">
            <text:p text:style-name="P29">וְהָאֵתָנִים מֹסְדֵי אָרֶץ כִּי רִיב </text:p>
          </table:table-cell>
        </table:table-row>
        <table:table-row>
          <table:table-cell table:style-name="表280.A2" office:value-type="string">
            <text:p text:style-name="P22">the permanence / a foundation / the earth / for / a contest</text:p>
          </table:table-cell>
        </table:table-row>
      </table:table>
      <text:p text:style-name="P13">6. </text:p>
      <table:table table:name="表281" table:style-name="表281">
        <table:table-column table:style-name="表281.A"/>
        <table:table-row>
          <table:table-cell table:style-name="表281.A1" office:value-type="string">
            <text:p text:style-name="P29">לַיהוָה עִם־עַמּוֹ וְעִם־יִשְׂרָאֵל יִתְוַכָּח</text:p>
          </table:table-cell>
        </table:table-row>
        <table:table-row>
          <table:table-cell table:style-name="表281.A2" office:value-type="string">
            <text:p text:style-name="P22">for,towards,according to Jehovar / with its people / with israel / to argue,decide</text:p>
          </table:table-cell>
        </table:table-row>
      </table:table>
      <text:p text:style-name="P13">7. 6:3</text:p>
      <table:table table:name="表282" table:style-name="表282">
        <table:table-column table:style-name="表282.A"/>
        <table:table-row>
          <table:table-cell table:style-name="表282.A1" office:value-type="string">
            <text:p text:style-name="P29">עַמִּי מֶה־עָשִׂיתִי</text:p>
            <text:p text:style-name="P29">*לְ</text:p>
            <text:p text:style-name="P29">וּמָה</text:p>
            <text:p text:style-name="P29">*הֶלְאֵתִי</text:p>
            <text:p text:style-name="P29">עֲנֵה בִי</text:p>
          </table:table-cell>
        </table:table-row>
        <table:table-row>
          <table:table-cell table:style-name="表282.A2" office:value-type="string">
            <text:p text:style-name="P22">my people / what,why? to do,make (I) / unto thee / what,why? / to tire you / / to testify / to,at me</text:p>
          </table:table-cell>
        </table:table-row>
      </table:table>
      <text:p text:style-name="P13">8. </text:p>
      <table:table table:name="表283" table:style-name="表283">
        <table:table-column table:style-name="表283.A"/>
        <text:soft-page-break/>
        <table:table-row>
          <table:table-cell table:style-name="表283.A1" office:value-type="string">
            <text:p text:style-name="P29">aaa</text:p>
          </table:table-cell>
        </table:table-row>
        <table:table-row>
          <table:table-cell table:style-name="表283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6:4</text:span></text:p>
      <text:p text:style-name="Text_20_body"/>
      <text:p text:style-name="P19">[/  20191120_101518]</text:p>
      <text:p text:style-name="Text_20_body"/>
      <text:p text:style-name="P10">@@@</text:p>
      <text:p text:style-name="Text_20_body"/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2">6:4</text:span></text:p>
      <text:p text:style-name="P13">1. </text:p>
      <table:table table:name="表277" table:style-name="表277">
        <table:table-column table:style-name="表277.A"/>
        <table:table-row table:style-name="表277.1">
          <table:table-cell table:style-name="表277.A1" office:value-type="string">
            <text:p text:style-name="P29">*כִּי הֶעֱלִתִי</text:p>
          </table:table-cell>
        </table:table-row>
        <table:table-row>
          <table:table-cell table:style-name="表277.A2" office:value-type="string">
            <text:p text:style-name="P22"/>
          </table:table-cell>
        </table:table-row>
      </table:table>
      <text:p text:style-name="P13">2. </text:p>
      <table:table table:name="表278" table:style-name="表278">
        <table:table-column table:style-name="表278.A"/>
        <table:table-row>
          <table:table-cell table:style-name="表278.A1" office:value-type="string">
            <text:p text:style-name="P29">מֵאֶרֶץ מִצְרַיִם וּמִבֵּית עֲבָדִים</text:p>
          </table:table-cell>
        </table:table-row>
        <table:table-row>
          <table:table-cell table:style-name="表278.A2" office:value-type="string">
            <text:p text:style-name="P22"/>
          </table:table-cell>
        </table:table-row>
      </table:table>
      <text:p text:style-name="P13">3. </text:p>
      <table:table table:name="表284" table:style-name="表284">
        <table:table-column table:style-name="表284.A"/>
        <table:table-row>
          <table:table-cell table:style-name="表284.A1" office:value-type="string">
            <text:p text:style-name="P29">*פְּדִיתִי</text:p>
            <text:p text:style-name="P29">*וָאֶשְׁלַח לְפָנֶי</text:p>
            <text:p text:style-name="P29">אֶת־מֹשֶׁה </text:p>
          </table:table-cell>
        </table:table-row>
        <table:table-row>
          <table:table-cell table:style-name="表284.A2" office:value-type="string">
            <text:p text:style-name="P22"/>
          </table:table-cell>
        </table:table-row>
      </table:table>
      <text:p text:style-name="P13">4. </text:p>
      <table:table table:name="表285" table:style-name="表285">
        <table:table-column table:style-name="表285.A"/>
        <table:table-row>
          <table:table-cell table:style-name="表285.A1" office:value-type="string">
            <text:p text:style-name="P29">אַהֲרֹן וּמִרְיָם</text:p>
          </table:table-cell>
        </table:table-row>
        <text:soft-page-break/>
        <table:table-row>
          <table:table-cell table:style-name="表285.A2" office:value-type="string">
            <text:p text:style-name="P22"/>
          </table:table-cell>
        </table:table-row>
      </table:table>
      <text:p text:style-name="P13">5. </text:p>
      <table:table table:name="表286" table:style-name="表286">
        <table:table-column table:style-name="表286.A"/>
        <table:table-row>
          <table:table-cell table:style-name="表286.A1" office:value-type="string">
            <text:p text:style-name="P29">*עַמִּי זְכָר־נָא מַה־יָּעַץ בָּלָק מֶלֶ</text:p>
          </table:table-cell>
        </table:table-row>
        <table:table-row>
          <table:table-cell table:style-name="表286.A2" office:value-type="string">
            <text:p text:style-name="P22"/>
          </table:table-cell>
        </table:table-row>
      </table:table>
      <text:p text:style-name="P13">6. </text:p>
      <table:table table:name="表287" table:style-name="表287">
        <table:table-column table:style-name="表287.A"/>
        <table:table-row>
          <table:table-cell table:style-name="表287.A1" office:value-type="string">
            <text:p text:style-name="P29">מוֹאָב וּמֶה־עָנָה אֹתוֹ בִּלְעָם בֶּן־בְּעוֹר </text:p>
          </table:table-cell>
        </table:table-row>
        <table:table-row>
          <table:table-cell table:style-name="表287.A2" office:value-type="string">
            <text:p text:style-name="P22"/>
          </table:table-cell>
        </table:table-row>
      </table:table>
      <text:p text:style-name="P13">7. </text:p>
      <table:table table:name="表288" table:style-name="表288">
        <table:table-column table:style-name="表288.A"/>
        <table:table-row>
          <table:table-cell table:style-name="表288.A1" office:value-type="string">
            <text:p text:style-name="P29">מִן־הַשִּׁטִּים עַד־הַגִּלְגָּל לְמַעַן דַּעַת צִדְקוֹת יְהוָה</text:p>
          </table:table-cell>
        </table:table-row>
        <table:table-row>
          <table:table-cell table:style-name="表288.A2" office:value-type="string">
            <text:p text:style-name="P22"/>
          </table:table-cell>
        </table:table-row>
      </table:table>
      <text:p text:style-name="P13">8. </text:p>
      <table:table table:name="表289" table:style-name="表289">
        <table:table-column table:style-name="表289.A"/>
        <table:table-row>
          <table:table-cell table:style-name="表289.A1" office:value-type="string">
            <text:p text:style-name="P29">aaa</text:p>
          </table:table-cell>
        </table:table-row>
        <table:table-row>
          <table:table-cell table:style-name="表289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XX:XX</text:span></text:p>
      <text:p text:style-name="Text_20_body"/>
      <text:p text:style-name="P19">[/  XXX]</text:p>
      <text:p text:style-name="Text_20_body"/>
      <text:p text:style-name="Text_20_body"/>
      <text:p text:style-name="Text_20_body"/>
      <text:p text:style-name="P2"/>
      <text:p text:style-name="P16"/>
      <text:p text:style-name="P16"/>
      <text:p text:style-name="P16">------------------------------------------------------------ TEMPLATE</text:p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2">XX:XX</text:span></text:p>
      <text:p text:style-name="P13"><text:soft-page-break/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9">aaa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1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9">aaa</text:p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13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9">aaa</text:p>
          </table:table-cell>
        </table:table-row>
        <table:table-row>
          <table:table-cell table:style-name="表51.A2" office:value-type="string">
            <text:p text:style-name="P22"/>
          </table:table-cell>
        </table:table-row>
      </table:table>
      <text:p text:style-name="P13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9">aaa</text:p>
          </table:table-cell>
        </table:table-row>
        <table:table-row>
          <table:table-cell table:style-name="表52.A2" office:value-type="string">
            <text:p text:style-name="P22"/>
          </table:table-cell>
        </table:table-row>
      </table:table>
      <text:p text:style-name="P13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9">aaa</text:p>
          </table:table-cell>
        </table:table-row>
        <table:table-row>
          <table:table-cell table:style-name="表53.A2" office:value-type="string">
            <text:p text:style-name="P22"/>
          </table:table-cell>
        </table:table-row>
      </table:table>
      <text:p text:style-name="P13">6. </text:p>
      <table:table table:name="表54" table:style-name="表54">
        <table:table-column table:style-name="表54.A"/>
        <table:table-row>
          <table:table-cell table:style-name="表54.A1" office:value-type="string">
            <text:p text:style-name="P29">aaa</text:p>
          </table:table-cell>
        </table:table-row>
        <table:table-row>
          <table:table-cell table:style-name="表54.A2" office:value-type="string">
            <text:p text:style-name="P22"/>
          </table:table-cell>
        </table:table-row>
      </table:table>
      <text:p text:style-name="P13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9">aaa</text:p>
          </table:table-cell>
        </table:table-row>
        <table:table-row>
          <table:table-cell table:style-name="表55.A2" office:value-type="string">
            <text:p text:style-name="P22"/>
          </table:table-cell>
        </table:table-row>
      </table:table>
      <text:p text:style-name="P13">8. </text:p>
      <table:table table:name="表187" table:style-name="表187">
        <table:table-column table:style-name="表187.A"/>
        <table:table-row>
          <table:table-cell table:style-name="表187.A1" office:value-type="string">
            <text:p text:style-name="P29">aaa</text:p>
          </table:table-cell>
        </table:table-row>
        <table:table-row>
          <table:table-cell table:style-name="表187.A2" office:value-type="string">
            <text:p text:style-name="P22"/>
          </table:table-cell>
        </table:table-row>
      </table:table>
      <text:p text:style-name="P12"/>
      <text:p text:style-name="P20"><text:soft-page-break/><text:span text:style-name="T4">[next] </text:span><text:span text:style-name="T5">XX:XX</text:span></text:p>
      <text:p text:style-name="Text_20_body"/>
      <text:p text:style-name="P19">[/  XXX]</text:p>
      <text:p text:style-name="Text_20_body"/>
      <text:p text:style-name="Text_20_body"/>
      <text:p text:style-name="Text_20_body"/>
      <text:p text:style-name="Text_20_body"/>
      <text:p text:style-name="P16">/------------------------------------------------------------ /TEMPLATE</text:p>
      <text:p text:style-name="Text_20_body"/>
      <text:p text:style-name="P16">--------------------------------------- [STEPS : closing] 20191009_161940</text:p>
      <text:list xml:id="list4699527221063530276" text:style-name="L2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16">/ --------------------------------------- [STEPS : closing] 20191009_161940 /</text:p>
      <text:p text:style-name="P1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/>
          </table:table-cell>
          <table:table-cell table:style-name="表236.C2" office:value-type="string">
            <text:p text:style-name="P24"/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/>
          </table:table-cell>
          <table:table-cell table:style-name="表236.C2" office:value-type="string">
            <text:p text:style-name="P24"/>
          </table:table-cell>
        </table:table-row>
      </table:table>
      <text:p text:style-name="P16"/>
      <text:p text:style-name="P16"/>
      <text:p text:style-name="P16">/ --------------------------------------- [SYMBOLS] 20191113_111045 /</text:p>
      <text:p text:style-name="P16"/>
      <text:p text:style-name="P1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6"/>
      <text:p text:style-name="P16"><text:soft-page-break/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1-20T10:15:30.38</dc:date>
    <dc:creator>iwabuchi ken</dc:creator>
    <meta:editing-duration>P1DT2H50M57S</meta:editing-duration>
    <meta:editing-cycles>97</meta:editing-cycles>
    <meta:generator>OpenOffice/4.1.3$Win32 OpenOffice.org_project/413m1$Build-9783</meta:generator>
    <meta:document-statistic meta:table-count="289" meta:image-count="0" meta:object-count="0" meta:page-count="60" meta:paragraph-count="1124" meta:word-count="6189" meta:character-count="37373"/>
  </office:meta>
</office:document-meta>
</file>